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Tambouille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08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0.693cm"/>
    </style:style>
    <style:style style:name="co5" style:family="table-column">
      <style:table-column-properties fo:break-before="auto" style:column-width="0.915cm"/>
    </style:style>
    <style:style style:name="co6" style:family="table-column">
      <style:table-column-properties fo:break-before="auto" style:column-width="0.942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0.804cm"/>
    </style:style>
    <style:style style:name="co11" style:family="table-column">
      <style:table-column-properties fo:break-before="auto" style:column-width="0.665cm"/>
    </style:style>
    <style:style style:name="co12" style:family="table-column">
      <style:table-column-properties fo:break-before="auto" style:column-width="0.9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Excel_20_Built-in_20_Normal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5" style:family="table-cell" style:parent-style-name="Default" style:data-style-name="N44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3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1"/>
        <table:table-column table:style-name="co3" table:default-cell-style-name="Default"/>
        <table:table-column table:style-name="co5" table:default-cell-style-name="Default"/>
        <table:table-column table:style-name="co10" table:default-cell-style-name="ce4"/>
        <table:table-column table:style-name="co11" table:default-cell-style-name="ce4"/>
        <table:table-column table:style-name="co10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float" office:value="281003">
            <text:p>281003</text:p>
          </table:table-cell>
          <table:table-cell office:value-type="float" office:value="385953">
            <text:p>385953</text:p>
          </table:table-cell>
          <table:table-cell table:formula="of:=[.D1]*[.E1]*[.F1]"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204">
            <text:p>14204</text:p>
          </table:table-cell>
          <table:table-cell office:value-type="float" office:value="60525">
            <text:p>60525</text:p>
          </table:table-cell>
          <table:table-cell table:formula="of:=[.J$85]/[.D1]/[.E1]/[.F1]" office:value-type="float" office:value="7496594329">
            <text:p>7496594329</text:p>
          </table:table-cell>
          <table:table-cell table:formula="of:=[.A1]*[.A1]*[.C$85]+[.B1]*[.B1]-[.J$85]" office:value-type="float" office:value="0">
            <text:p>0</text:p>
          </table:table-cell>
          <table:table-cell table:formula="of:=[.G1]*[.G1]*[.C$85]+[.H1]*[.H1]-[.D1]*[.E1]*[.F1]" office:value-type="float" office:value="0">
            <text:p>0</text:p>
          </table:table-cell>
          <table:table-cell table:formula="of:=ABS([.G1]*[.J1]-[.H1]*[.I1])-MIN([.A1];[.A$85])" office:value-type="float" office:value="0">
            <text:p>0</text:p>
          </table:table-cell>
          <table:table-cell table:formula="of:=([.G1]*[.J1]+[.H1]*[.I1])-MAX([.A1];[.A$85])" office:value-type="float" office:value="0">
            <text:p>0</text:p>
          </table:table-cell>
          <table:table-cell table:formula="of:=ABS([.G1]*[.I1]*[.C$85]-[.H1]*[.J1])-MIN([.B1];[.B$85])" office:value-type="float" office:value="0">
            <text:p>0</text:p>
          </table:table-cell>
          <table:table-cell table:formula="of:=[.G1]*[.I1]*[.C$85]+[.H1]*[.J1]-MAX([.B1];[.B$85])" office:value-type="float" office:value="0">
            <text:p>0</text:p>
          </table:table-cell>
          <table:table-cell table:formula="of:=[.H1]/[.G1]" office:value-type="float" office:value="2.33333333333333">
            <text:p>2,33</text:p>
          </table:table-cell>
          <table:table-cell table:formula="of:=[.J1]/[.I1]" office:value-type="float" office:value="4.26112362714728">
            <text:p>4,26</text:p>
          </table:table-cell>
          <table:table-cell table:number-columns-repeated="2"/>
        </table:table-row>
        <table:table-row table:style-name="ro1">
          <table:table-cell office:value-type="float" office:value="4659">
            <text:p>4659</text:p>
          </table:table-cell>
          <table:table-cell office:value-type="float" office:value="1284071">
            <text:p>1284071</text:p>
          </table:table-cell>
          <table:table-cell table:formula="of:=[.D2]*[.E2]*[.F2]" office:value-type="float" office:value="860">
            <text:p>860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336">
            <text:p>1336</text:p>
          </table:table-cell>
          <table:table-cell office:value-type="float" office:value="43403">
            <text:p>43403</text:p>
          </table:table-cell>
          <table:table-cell table:formula="of:=[.J$85]/[.D2]/[.E2]/[.F2]" office:value-type="float" office:value="1917733433">
            <text:p>1917733433</text:p>
          </table:table-cell>
          <table:table-cell table:formula="of:=[.A2]*[.A2]*[.C$85]+[.B2]*[.B2]-[.J$85]" office:value-type="float" office:value="0">
            <text:p>0</text:p>
          </table:table-cell>
          <table:table-cell table:formula="of:=[.G2]*[.G2]*[.C$85]+[.H2]*[.H2]-[.D2]*[.E2]*[.F2]" office:value-type="float" office:value="0">
            <text:p>0</text:p>
          </table:table-cell>
          <table:table-cell table:formula="of:=ABS([.G2]*[.J2]-[.H2]*[.I2])-MIN([.A2];[.A$85])" office:value-type="float" office:value="0">
            <text:p>0</text:p>
          </table:table-cell>
          <table:table-cell table:formula="of:=([.G2]*[.J2]+[.H2]*[.I2])-MAX([.A2];[.A$85])" office:value-type="float" office:value="0">
            <text:p>0</text:p>
          </table:table-cell>
          <table:table-cell table:formula="of:=ABS([.G2]*[.I2]*[.C$85]-[.H2]*[.J2])-MIN([.B2];[.B$85])" office:value-type="float" office:value="0">
            <text:p>0</text:p>
          </table:table-cell>
          <table:table-cell table:formula="of:=[.G2]*[.I2]*[.C$85]+[.H2]*[.J2]-MAX([.B2];[.B$85])" office:value-type="float" office:value="0">
            <text:p>0</text:p>
          </table:table-cell>
          <table:table-cell table:formula="of:=[.H2]/[.G2]" office:value-type="float" office:value="29">
            <text:p>29</text:p>
          </table:table-cell>
          <table:table-cell table:formula="of:=[.J2]/[.I2]" office:value-type="float" office:value="32.4872754491018">
            <text:p>32,49</text:p>
          </table:table-cell>
          <table:table-cell table:number-columns-repeated="2"/>
        </table:table-row>
        <table:table-row table:style-name="ro1">
          <table:table-cell office:value-type="float" office:value="167009">
            <text:p>167009</text:p>
          </table:table-cell>
          <table:table-cell office:value-type="float" office:value="1057971">
            <text:p>1057971</text:p>
          </table:table-cell>
          <table:table-cell table:formula="of:=[.D3]*[.E3]*[.F3]" office:value-type="float" office:value="748">
            <text:p>74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614">
            <text:p>4614</text:p>
          </table:table-cell>
          <table:table-cell office:value-type="float" office:value="42431">
            <text:p>42431</text:p>
          </table:table-cell>
          <table:table-cell table:formula="of:=[.J$85]/[.D3]/[.E3]/[.F3]" office:value-type="float" office:value="2204880685">
            <text:p>2204880685</text:p>
          </table:table-cell>
          <table:table-cell table:formula="of:=[.A3]*[.A3]*[.C$85]+[.B3]*[.B3]-[.J$85]" office:value-type="float" office:value="0">
            <text:p>0</text:p>
          </table:table-cell>
          <table:table-cell table:formula="of:=[.G3]*[.G3]*[.C$85]+[.H3]*[.H3]-[.D3]*[.E3]*[.F3]" office:value-type="float" office:value="0">
            <text:p>0</text:p>
          </table:table-cell>
          <table:table-cell table:formula="of:=ABS([.G3]*[.J3]-[.H3]*[.I3])-MIN([.A3];[.A$85])" office:value-type="float" office:value="0">
            <text:p>0</text:p>
          </table:table-cell>
          <table:table-cell table:formula="of:=([.G3]*[.J3]+[.H3]*[.I3])-MAX([.A3];[.A$85])" office:value-type="float" office:value="0">
            <text:p>0</text:p>
          </table:table-cell>
          <table:table-cell table:formula="of:=ABS([.G3]*[.I3]*[.C$85]-[.H3]*[.J3])-MIN([.B3];[.B$85])" office:value-type="float" office:value="0">
            <text:p>0</text:p>
          </table:table-cell>
          <table:table-cell table:formula="of:=[.G3]*[.I3]*[.C$85]+[.H3]*[.J3]-MAX([.B3];[.B$85])" office:value-type="float" office:value="0">
            <text:p>0</text:p>
          </table:table-cell>
          <table:table-cell table:formula="of:=[.H3]/[.G3]" office:value-type="float" office:value="27">
            <text:p>27</text:p>
          </table:table-cell>
          <table:table-cell table:formula="of:=[.J3]/[.I3]" office:value-type="float" office:value="9.19614217598613">
            <text:p>9,2</text:p>
          </table:table-cell>
          <table:table-cell table:number-columns-repeated="2"/>
        </table:table-row>
        <table:table-row table:style-name="ro1">
          <table:table-cell office:value-type="float" office:value="156987">
            <text:p>156987</text:p>
          </table:table-cell>
          <table:table-cell office:value-type="float" office:value="1086737">
            <text:p>1086737</text:p>
          </table:table-cell>
          <table:table-cell table:formula="of:=[.D4]*[.E4]*[.F4]" office:value-type="float" office:value="980">
            <text:p>980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857">
            <text:p>3857</text:p>
          </table:table-cell>
          <table:table-cell office:value-type="float" office:value="37420">
            <text:p>37420</text:p>
          </table:table-cell>
          <table:table-cell table:formula="of:=[.J$85]/[.D4]/[.E4]/[.F4]" office:value-type="float" office:value="1682908931">
            <text:p>1682908931</text:p>
          </table:table-cell>
          <table:table-cell table:formula="of:=[.A4]*[.A4]*[.C$85]+[.B4]*[.B4]-[.J$85]" office:value-type="float" office:value="0">
            <text:p>0</text:p>
          </table:table-cell>
          <table:table-cell table:formula="of:=[.G4]*[.G4]*[.C$85]+[.H4]*[.H4]-[.D4]*[.E4]*[.F4]" office:value-type="float" office:value="0">
            <text:p>0</text:p>
          </table:table-cell>
          <table:table-cell table:formula="of:=ABS([.G4]*[.J4]-[.H4]*[.I4])-MIN([.A4];[.A$85])" office:value-type="float" office:value="0">
            <text:p>0</text:p>
          </table:table-cell>
          <table:table-cell table:formula="of:=([.G4]*[.J4]+[.H4]*[.I4])-MAX([.A4];[.A$85])" office:value-type="float" office:value="0">
            <text:p>0</text:p>
          </table:table-cell>
          <table:table-cell table:formula="of:=ABS([.G4]*[.I4]*[.C$85]-[.H4]*[.J4])-MIN([.B4];[.B$85])" office:value-type="float" office:value="0">
            <text:p>0</text:p>
          </table:table-cell>
          <table:table-cell table:formula="of:=[.G4]*[.I4]*[.C$85]+[.H4]*[.J4]-MAX([.B4];[.B$85])" office:value-type="float" office:value="0">
            <text:p>0</text:p>
          </table:table-cell>
          <table:table-cell table:formula="of:=[.H4]/[.G4]" office:value-type="float" office:value="31">
            <text:p>31</text:p>
          </table:table-cell>
          <table:table-cell table:formula="of:=[.J4]/[.I4]" office:value-type="float" office:value="9.70184080891885">
            <text:p>9,7</text:p>
          </table:table-cell>
          <table:table-cell table:number-columns-repeated="2"/>
        </table:table-row>
        <table:table-row table:style-name="ro1">
          <table:table-cell office:value-type="float" office:value="282451">
            <text:p>282451</text:p>
          </table:table-cell>
          <table:table-cell office:value-type="float" office:value="365319">
            <text:p>365319</text:p>
          </table:table-cell>
          <table:table-cell table:formula="of:=[.D5]*[.E5]*[.F5]" office:value-type="float" office:value="340">
            <text:p>34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4023">
            <text:p>14023</text:p>
          </table:table-cell>
          <table:table-cell office:value-type="float" office:value="33384">
            <text:p>33384</text:p>
          </table:table-cell>
          <table:table-cell table:formula="of:=[.J$85]/[.D5]/[.E5]/[.F5]" office:value-type="float" office:value="4850737507">
            <text:p>4850737507</text:p>
          </table:table-cell>
          <table:table-cell table:formula="of:=[.A5]*[.A5]*[.C$85]+[.B5]*[.B5]-[.J$85]" office:value-type="float" office:value="0">
            <text:p>0</text:p>
          </table:table-cell>
          <table:table-cell table:formula="of:=[.G5]*[.G5]*[.C$85]+[.H5]*[.H5]-[.D5]*[.E5]*[.F5]" office:value-type="float" office:value="0">
            <text:p>0</text:p>
          </table:table-cell>
          <table:table-cell table:formula="of:=ABS([.G5]*[.J5]-[.H5]*[.I5])-MIN([.A5];[.A$85])" office:value-type="float" office:value="0">
            <text:p>0</text:p>
          </table:table-cell>
          <table:table-cell table:formula="of:=([.G5]*[.J5]+[.H5]*[.I5])-MAX([.A5];[.A$85])" office:value-type="float" office:value="0">
            <text:p>0</text:p>
          </table:table-cell>
          <table:table-cell table:formula="of:=ABS([.G5]*[.I5]*[.C$85]-[.H5]*[.J5])-MIN([.B5];[.B$85])" office:value-type="float" office:value="0">
            <text:p>0</text:p>
          </table:table-cell>
          <table:table-cell table:formula="of:=[.G5]*[.I5]*[.C$85]+[.H5]*[.J5]-MAX([.B5];[.B$85])" office:value-type="float" office:value="0">
            <text:p>0</text:p>
          </table:table-cell>
          <table:table-cell table:formula="of:=[.H5]/[.G5]" office:value-type="float" office:value="4.33333333333333">
            <text:p>4,33</text:p>
          </table:table-cell>
          <table:table-cell table:formula="of:=[.J5]/[.I5]" office:value-type="float" office:value="2.38066034372103">
            <text:p>2,38</text:p>
          </table:table-cell>
          <table:table-cell table:number-columns-repeated="2"/>
        </table:table-row>
        <table:table-row table:style-name="ro1">
          <table:table-cell office:value-type="float" office:value="188583">
            <text:p>188583</text:p>
          </table:table-cell>
          <table:table-cell office:value-type="float" office:value="986683">
            <text:p>986683</text:p>
          </table:table-cell>
          <table:table-cell table:formula="of:=[.D6]*[.E6]*[.F6]" office:value-type="float" office:value="2156">
            <text:p>2156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298">
            <text:p>1298</text:p>
          </table:table-cell>
          <table:table-cell office:value-type="float" office:value="27073">
            <text:p>27073</text:p>
          </table:table-cell>
          <table:table-cell table:formula="of:=[.J$85]/[.D6]/[.E6]/[.F6]" office:value-type="float" office:value="764958605">
            <text:p>764958605</text:p>
          </table:table-cell>
          <table:table-cell table:formula="of:=[.A6]*[.A6]*[.C$85]+[.B6]*[.B6]-[.J$85]" office:value-type="float" office:value="0">
            <text:p>0</text:p>
          </table:table-cell>
          <table:table-cell table:formula="of:=[.G6]*[.G6]*[.C$85]+[.H6]*[.H6]-[.D6]*[.E6]*[.F6]" office:value-type="float" office:value="0">
            <text:p>0</text:p>
          </table:table-cell>
          <table:table-cell table:formula="of:=ABS([.G6]*[.J6]-[.H6]*[.I6])-MIN([.A6];[.A$85])" office:value-type="float" office:value="0">
            <text:p>0</text:p>
          </table:table-cell>
          <table:table-cell table:formula="of:=([.G6]*[.J6]+[.H6]*[.I6])-MAX([.A6];[.A$85])" office:value-type="float" office:value="0">
            <text:p>0</text:p>
          </table:table-cell>
          <table:table-cell table:formula="of:=ABS([.G6]*[.I6]*[.C$85]-[.H6]*[.J6])-MIN([.B6];[.B$85])" office:value-type="float" office:value="0">
            <text:p>0</text:p>
          </table:table-cell>
          <table:table-cell table:formula="of:=[.G6]*[.I6]*[.C$85]+[.H6]*[.J6]-MAX([.B6];[.B$85])" office:value-type="float" office:value="0">
            <text:p>0</text:p>
          </table:table-cell>
          <table:table-cell table:formula="of:=[.H6]/[.G6]" office:value-type="float" office:value="8.2">
            <text:p>8,2</text:p>
          </table:table-cell>
          <table:table-cell table:formula="of:=[.J6]/[.I6]" office:value-type="float" office:value="20.8574730354391">
            <text:p>20,86</text:p>
          </table:table-cell>
          <table:table-cell table:number-columns-repeated="2"/>
        </table:table-row>
        <table:table-row table:style-name="ro1">
          <table:table-cell office:value-type="float" office:value="294621">
            <text:p>294621</text:p>
          </table:table-cell>
          <table:table-cell office:value-type="float" office:value="4649">
            <text:p>4649</text:p>
          </table:table-cell>
          <table:table-cell table:formula="of:=[.D7]*[.E7]*[.F7]" office:value-type="float" office:value="1460">
            <text:p>1460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4619">
            <text:p>4619</text:p>
          </table:table-cell>
          <table:table-cell office:value-type="float" office:value="26912">
            <text:p>26912</text:p>
          </table:table-cell>
          <table:table-cell table:formula="of:=[.J$85]/[.D7]/[.E7]/[.F7]" office:value-type="float" office:value="1129623803">
            <text:p>1129623803</text:p>
          </table:table-cell>
          <table:table-cell table:formula="of:=[.A7]*[.A7]*[.C$85]+[.B7]*[.B7]-[.J$85]" office:value-type="float" office:value="0">
            <text:p>0</text:p>
          </table:table-cell>
          <table:table-cell table:formula="of:=[.G7]*[.G7]*[.C$85]+[.H7]*[.H7]-[.D7]*[.E7]*[.F7]" office:value-type="float" office:value="0">
            <text:p>0</text:p>
          </table:table-cell>
          <table:table-cell table:formula="of:=ABS([.G7]*[.J7]-[.H7]*[.I7])-MIN([.A7];[.A$85])" office:value-type="float" office:value="0">
            <text:p>0</text:p>
          </table:table-cell>
          <table:table-cell table:formula="of:=([.G7]*[.J7]+[.H7]*[.I7])-MAX([.A7];[.A$85])" office:value-type="float" office:value="0">
            <text:p>0</text:p>
          </table:table-cell>
          <table:table-cell table:formula="of:=ABS([.G7]*[.I7]*[.C$85]-[.H7]*[.J7])-MIN([.B7];[.B$85])" office:value-type="float" office:value="0">
            <text:p>0</text:p>
          </table:table-cell>
          <table:table-cell table:formula="of:=[.G7]*[.I7]*[.C$85]+[.H7]*[.J7]-MAX([.B7];[.B$85])" office:value-type="float" office:value="0">
            <text:p>0</text:p>
          </table:table-cell>
          <table:table-cell table:formula="of:=[.H7]/[.G7]" office:value-type="float" office:value="3.28571428571429">
            <text:p>3,29</text:p>
          </table:table-cell>
          <table:table-cell table:formula="of:=[.J7]/[.I7]" office:value-type="float" office:value="5.82636934401386">
            <text:p>5,83</text:p>
          </table:table-cell>
          <table:table-cell table:number-columns-repeated="2"/>
        </table:table-row>
        <table:table-row table:style-name="ro1">
          <table:table-cell office:value-type="float" office:value="281601">
            <text:p>281601</text:p>
          </table:table-cell>
          <table:table-cell office:value-type="float" office:value="377581">
            <text:p>377581</text:p>
          </table:table-cell>
          <table:table-cell table:formula="of:=[.D8]*[.E8]*[.F8]" office:value-type="float" office:value="1892">
            <text:p>1892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3217">
            <text:p>3217</text:p>
          </table:table-cell>
          <table:table-cell office:value-type="float" office:value="25982">
            <text:p>25982</text:p>
          </table:table-cell>
          <table:table-cell table:formula="of:=[.J$85]/[.D8]/[.E8]/[.F8]" office:value-type="float" office:value="871697015">
            <text:p>871697015</text:p>
          </table:table-cell>
          <table:table-cell table:formula="of:=[.A8]*[.A8]*[.C$85]+[.B8]*[.B8]-[.J$85]" office:value-type="float" office:value="0">
            <text:p>0</text:p>
          </table:table-cell>
          <table:table-cell table:formula="of:=[.G8]*[.G8]*[.C$85]+[.H8]*[.H8]-[.D8]*[.E8]*[.F8]" office:value-type="float" office:value="0">
            <text:p>0</text:p>
          </table:table-cell>
          <table:table-cell table:formula="of:=ABS([.G8]*[.J8]-[.H8]*[.I8])-MIN([.A8];[.A$85])" office:value-type="float" office:value="0">
            <text:p>0</text:p>
          </table:table-cell>
          <table:table-cell table:formula="of:=([.G8]*[.J8]+[.H8]*[.I8])-MAX([.A8];[.A$85])" office:value-type="float" office:value="0">
            <text:p>0</text:p>
          </table:table-cell>
          <table:table-cell table:formula="of:=ABS([.G8]*[.I8]*[.C$85]-[.H8]*[.J8])-MIN([.B8];[.B$85])" office:value-type="float" office:value="0">
            <text:p>0</text:p>
          </table:table-cell>
          <table:table-cell table:formula="of:=[.G8]*[.I8]*[.C$85]+[.H8]*[.J8]-MAX([.B8];[.B$85])" office:value-type="float" office:value="0">
            <text:p>0</text:p>
          </table:table-cell>
          <table:table-cell table:formula="of:=[.H8]/[.G8]" office:value-type="float" office:value="4.42857142857143">
            <text:p>4,43</text:p>
          </table:table-cell>
          <table:table-cell table:formula="of:=[.J8]/[.I8]" office:value-type="float" office:value="8.07646875971402">
            <text:p>8,08</text:p>
          </table:table-cell>
          <table:table-cell table:number-columns-repeated="2"/>
        </table:table-row>
        <table:table-row table:style-name="ro1">
          <table:table-cell office:value-type="float" office:value="53987">
            <text:p>53987</text:p>
          </table:table-cell>
          <table:table-cell office:value-type="float" office:value="1262487">
            <text:p>1262487</text:p>
          </table:table-cell>
          <table:table-cell table:formula="of:=[.D9]*[.E9]*[.F9]" office:value-type="float" office:value="3196">
            <text:p>3196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style-name="ce3" office:value-type="float" office:value="256">
            <text:p>256</text:p>
          </table:table-cell>
          <table:table-cell table:style-name="ce3" office:value-type="float" office:value="22689">
            <text:p>22689</text:p>
          </table:table-cell>
          <table:table-cell table:formula="of:=[.J$85]/[.D9]/[.E9]/[.F9]" office:value-type="float" office:value="516035905">
            <text:p>516035905</text:p>
          </table:table-cell>
          <table:table-cell table:formula="of:=[.A9]*[.A9]*[.C$85]+[.B9]*[.B9]-[.J$85]" office:value-type="float" office:value="0">
            <text:p>0</text:p>
          </table:table-cell>
          <table:table-cell table:formula="of:=[.G9]*[.G9]*[.C$85]+[.H9]*[.H9]-[.D9]*[.E9]*[.F9]" office:value-type="float" office:value="0">
            <text:p>0</text:p>
          </table:table-cell>
          <table:table-cell table:formula="of:=ABS([.G9]*[.J9]-[.H9]*[.I9])-MIN([.A9];[.A$85])" office:value-type="float" office:value="0">
            <text:p>0</text:p>
          </table:table-cell>
          <table:table-cell table:formula="of:=([.G9]*[.J9]+[.H9]*[.I9])-MAX([.A9];[.A$85])" office:value-type="float" office:value="0">
            <text:p>0</text:p>
          </table:table-cell>
          <table:table-cell table:formula="of:=ABS([.G9]*[.I9]*[.C$85]-[.H9]*[.J9])-MIN([.B9];[.B$85])" office:value-type="float" office:value="0">
            <text:p>0</text:p>
          </table:table-cell>
          <table:table-cell table:formula="of:=[.G9]*[.I9]*[.C$85]+[.H9]*[.J9]-MAX([.B9];[.B$85])" office:value-type="float" office:value="0">
            <text:p>0</text:p>
          </table:table-cell>
          <table:table-cell table:formula="of:=[.H9]/[.G9]" office:value-type="float" office:value="18.3333333333333">
            <text:p>18,33</text:p>
          </table:table-cell>
          <table:table-cell table:formula="of:=[.J9]/[.I9]" office:value-type="float" office:value="88.62890625">
            <text:p>88,63</text:p>
          </table:table-cell>
          <table:table-cell table:number-columns-repeated="2"/>
        </table:table-row>
        <table:table-row table:style-name="ro1">
          <table:table-cell office:value-type="float" office:value="277581">
            <text:p>277581</text:p>
          </table:table-cell>
          <table:table-cell office:value-type="float" office:value="430439">
            <text:p>430439</text:p>
          </table:table-cell>
          <table:table-cell table:formula="of:=[.D10]*[.E10]*[.F10]" office:value-type="float" office:value="2585">
            <text:p>2585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641">
            <text:p>2641</text:p>
          </table:table-cell>
          <table:table-cell office:value-type="float" office:value="22483">
            <text:p>22483</text:p>
          </table:table-cell>
          <table:table-cell table:formula="of:=[.J$85]/[.D10]/[.E10]/[.F10]" office:value-type="float" office:value="638008028">
            <text:p>638008028</text:p>
          </table:table-cell>
          <table:table-cell table:formula="of:=[.A10]*[.A10]*[.C$85]+[.B10]*[.B10]-[.J$85]" office:value-type="float" office:value="0">
            <text:p>0</text:p>
          </table:table-cell>
          <table:table-cell table:formula="of:=[.G10]*[.G10]*[.C$85]+[.H10]*[.H10]-[.D10]*[.E10]*[.F10]" office:value-type="float" office:value="0">
            <text:p>0</text:p>
          </table:table-cell>
          <table:table-cell table:formula="of:=ABS([.G10]*[.J10]-[.H10]*[.I10])-MIN([.A10];[.A$85])" office:value-type="float" office:value="0">
            <text:p>0</text:p>
          </table:table-cell>
          <table:table-cell table:formula="of:=([.G10]*[.J10]+[.H10]*[.I10])-MAX([.A10];[.A$85])" office:value-type="float" office:value="0">
            <text:p>0</text:p>
          </table:table-cell>
          <table:table-cell table:formula="of:=ABS([.G10]*[.I10]*[.C$85]-[.H10]*[.J10])-MIN([.B10];[.B$85])" office:value-type="float" office:value="0">
            <text:p>0</text:p>
          </table:table-cell>
          <table:table-cell table:formula="of:=[.G10]*[.I10]*[.C$85]+[.H10]*[.J10]-MAX([.B10];[.B$85])" office:value-type="float" office:value="0">
            <text:p>0</text:p>
          </table:table-cell>
          <table:table-cell table:formula="of:=[.H10]/[.G10]" office:value-type="float" office:value="4.625">
            <text:p>4,63</text:p>
          </table:table-cell>
          <table:table-cell table:formula="of:=[.J10]/[.I10]" office:value-type="float" office:value="8.51306323362363">
            <text:p>8,51</text:p>
          </table:table-cell>
          <table:table-cell table:number-columns-repeated="2"/>
        </table:table-row>
        <table:table-row table:style-name="ro1">
          <table:table-cell office:value-type="float" office:value="39119">
            <text:p>39119</text:p>
          </table:table-cell>
          <table:table-cell office:value-type="float" office:value="1272861">
            <text:p>1272861</text:p>
          </table:table-cell>
          <table:table-cell table:formula="of:=[.D11]*[.E11]*[.F11]" office:value-type="float" office:value="4015">
            <text:p>4015</text:p>
          </table:table-cell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347">
            <text:p>347</text:p>
          </table:table-cell>
          <table:table-cell office:value-type="float" office:value="20211">
            <text:p>20211</text:p>
          </table:table-cell>
          <table:table-cell table:formula="of:=[.J$85]/[.D11]/[.E11]/[.F11]" office:value-type="float" office:value="410772292">
            <text:p>410772292</text:p>
          </table:table-cell>
          <table:table-cell table:formula="of:=[.A11]*[.A11]*[.C$85]+[.B11]*[.B11]-[.J$85]" office:value-type="float" office:value="0">
            <text:p>0</text:p>
          </table:table-cell>
          <table:table-cell table:formula="of:=[.G11]*[.G11]*[.C$85]+[.H11]*[.H11]-[.D11]*[.E11]*[.F11]" office:value-type="float" office:value="0">
            <text:p>0</text:p>
          </table:table-cell>
          <table:table-cell table:formula="of:=ABS([.G11]*[.J11]-[.H11]*[.I11])-MIN([.A11];[.A$85])" office:value-type="float" office:value="0">
            <text:p>0</text:p>
          </table:table-cell>
          <table:table-cell table:formula="of:=([.G11]*[.J11]+[.H11]*[.I11])-MAX([.A11];[.A$85])" office:value-type="float" office:value="0">
            <text:p>0</text:p>
          </table:table-cell>
          <table:table-cell table:formula="of:=ABS([.G11]*[.I11]*[.C$85]-[.H11]*[.J11])-MIN([.B11];[.B$85])" office:value-type="float" office:value="0">
            <text:p>0</text:p>
          </table:table-cell>
          <table:table-cell table:formula="of:=[.G11]*[.I11]*[.C$85]+[.H11]*[.J11]-MAX([.B11];[.B$85])" office:value-type="float" office:value="0">
            <text:p>0</text:p>
          </table:table-cell>
          <table:table-cell table:formula="of:=[.H11]/[.G11]" office:value-type="float" office:value="20.6666666666667">
            <text:p>20,67</text:p>
          </table:table-cell>
          <table:table-cell table:formula="of:=[.J11]/[.I11]" office:value-type="float" office:value="58.2449567723343">
            <text:p>58,24</text:p>
          </table:table-cell>
          <table:table-cell table:number-columns-repeated="2"/>
        </table:table-row>
        <table:table-row table:style-name="ro1">
          <table:table-cell office:value-type="float" office:value="154481">
            <text:p>154481</text:p>
          </table:table-cell>
          <table:table-cell office:value-type="float" office:value="1093539">
            <text:p>1093539</text:p>
          </table:table-cell>
          <table:table-cell table:formula="of:=[.D12]*[.E12]*[.F12]" office:value-type="float" office:value="4165">
            <text:p>4165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613">
            <text:p>613</text:p>
          </table:table-cell>
          <table:table-cell office:value-type="float" office:value="19719">
            <text:p>19719</text:p>
          </table:table-cell>
          <table:table-cell table:formula="of:=[.J$85]/[.D12]/[.E12]/[.F12]" office:value-type="float" office:value="395978572">
            <text:p>395978572</text:p>
          </table:table-cell>
          <table:table-cell table:formula="of:=[.A12]*[.A12]*[.C$85]+[.B12]*[.B12]-[.J$85]" office:value-type="float" office:value="0">
            <text:p>0</text:p>
          </table:table-cell>
          <table:table-cell table:formula="of:=[.G12]*[.G12]*[.C$85]+[.H12]*[.H12]-[.D12]*[.E12]*[.F12]" office:value-type="float" office:value="0">
            <text:p>0</text:p>
          </table:table-cell>
          <table:table-cell table:formula="of:=ABS([.G12]*[.J12]-[.H12]*[.I12])-MIN([.A12];[.A$85])" office:value-type="float" office:value="0">
            <text:p>0</text:p>
          </table:table-cell>
          <table:table-cell table:formula="of:=([.G12]*[.J12]+[.H12]*[.I12])-MAX([.A12];[.A$85])" office:value-type="float" office:value="0">
            <text:p>0</text:p>
          </table:table-cell>
          <table:table-cell table:formula="of:=ABS([.G12]*[.I12]*[.C$85]-[.H12]*[.J12])-MIN([.B12];[.B$85])" office:value-type="float" office:value="0">
            <text:p>0</text:p>
          </table:table-cell>
          <table:table-cell table:formula="of:=[.G12]*[.I12]*[.C$85]+[.H12]*[.J12]-MAX([.B12];[.B$85])" office:value-type="float" office:value="0">
            <text:p>0</text:p>
          </table:table-cell>
          <table:table-cell table:formula="of:=[.H12]/[.G12]" office:value-type="float" office:value="9.83333333333333">
            <text:p>9,83</text:p>
          </table:table-cell>
          <table:table-cell table:formula="of:=[.J12]/[.I12]" office:value-type="float" office:value="32.1680261011419">
            <text:p>32,17</text:p>
          </table:table-cell>
          <table:table-cell table:number-columns-repeated="2"/>
        </table:table-row>
        <table:table-row table:style-name="ro1">
          <table:table-cell office:value-type="float" office:value="266423">
            <text:p>266423</text:p>
          </table:table-cell>
          <table:table-cell office:value-type="float" office:value="548277">
            <text:p>548277</text:p>
          </table:table-cell>
          <table:table-cell table:formula="of:=[.D13]*[.E13]*[.F13]" office:value-type="float" office:value="3655">
            <text:p>3655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2003">
            <text:p>2003</text:p>
          </table:table-cell>
          <table:table-cell office:value-type="float" office:value="19365">
            <text:p>19365</text:p>
          </table:table-cell>
          <table:table-cell table:formula="of:=[.J$85]/[.D13]/[.E13]/[.F13]" office:value-type="float" office:value="451231396">
            <text:p>451231396</text:p>
          </table:table-cell>
          <table:table-cell table:formula="of:=[.A13]*[.A13]*[.C$85]+[.B13]*[.B13]-[.J$85]" office:value-type="float" office:value="0">
            <text:p>0</text:p>
          </table:table-cell>
          <table:table-cell table:formula="of:=[.G13]*[.G13]*[.C$85]+[.H13]*[.H13]-[.D13]*[.E13]*[.F13]" office:value-type="float" office:value="0">
            <text:p>0</text:p>
          </table:table-cell>
          <table:table-cell table:formula="of:=ABS([.G13]*[.J13]-[.H13]*[.I13])-MIN([.A13];[.A$85])" office:value-type="float" office:value="0">
            <text:p>0</text:p>
          </table:table-cell>
          <table:table-cell table:formula="of:=([.G13]*[.J13]+[.H13]*[.I13])-MAX([.A13];[.A$85])" office:value-type="float" office:value="0">
            <text:p>0</text:p>
          </table:table-cell>
          <table:table-cell table:formula="of:=ABS([.G13]*[.I13]*[.C$85]-[.H13]*[.J13])-MIN([.B13];[.B$85])" office:value-type="float" office:value="0">
            <text:p>0</text:p>
          </table:table-cell>
          <table:table-cell table:formula="of:=[.G13]*[.I13]*[.C$85]+[.H13]*[.J13]-MAX([.B13];[.B$85])" office:value-type="float" office:value="0">
            <text:p>0</text:p>
          </table:table-cell>
          <table:table-cell table:formula="of:=[.H13]/[.G13]" office:value-type="float" office:value="5.11111111111111">
            <text:p>5,11</text:p>
          </table:table-cell>
          <table:table-cell table:formula="of:=[.J13]/[.I13]" office:value-type="float" office:value="9.66799800299551">
            <text:p>9,67</text:p>
          </table:table-cell>
          <table:table-cell table:number-columns-repeated="2"/>
        </table:table-row>
        <table:table-row table:style-name="ro1">
          <table:table-cell office:value-type="float" office:value="269037">
            <text:p>269037</text:p>
          </table:table-cell>
          <table:table-cell office:value-type="float" office:value="523463">
            <text:p>523463</text:p>
          </table:table-cell>
          <table:table-cell table:formula="of:=[.D14]*[.E14]*[.F14]"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3736">
            <text:p>3736</text:p>
          </table:table-cell>
          <table:table-cell office:value-type="float" office:value="18689">
            <text:p>18689</text:p>
          </table:table-cell>
          <table:table-cell table:formula="of:=[.J$85]/[.D14]/[.E14]/[.F14]" office:value-type="float" office:value="614474945">
            <text:p>614474945</text:p>
          </table:table-cell>
          <table:table-cell table:formula="of:=[.A14]*[.A14]*[.C$85]+[.B14]*[.B14]-[.J$85]" office:value-type="float" office:value="0">
            <text:p>0</text:p>
          </table:table-cell>
          <table:table-cell table:formula="of:=[.G14]*[.G14]*[.C$85]+[.H14]*[.H14]-[.D14]*[.E14]*[.F14]" office:value-type="float" office:value="0">
            <text:p>0</text:p>
          </table:table-cell>
          <table:table-cell table:formula="of:=ABS([.G14]*[.J14]-[.H14]*[.I14])-MIN([.A14];[.A$85])" office:value-type="float" office:value="0">
            <text:p>0</text:p>
          </table:table-cell>
          <table:table-cell table:formula="of:=([.G14]*[.J14]+[.H14]*[.I14])-MAX([.A14];[.A$85])" office:value-type="float" office:value="0">
            <text:p>0</text:p>
          </table:table-cell>
          <table:table-cell table:formula="of:=ABS([.G14]*[.I14]*[.C$85]-[.H14]*[.J14])-MIN([.B14];[.B$85])" office:value-type="float" office:value="0">
            <text:p>0</text:p>
          </table:table-cell>
          <table:table-cell table:formula="of:=[.G14]*[.I14]*[.C$85]+[.H14]*[.J14]-MAX([.B14];[.B$85])" office:value-type="float" office:value="0">
            <text:p>0</text:p>
          </table:table-cell>
          <table:table-cell table:formula="of:=[.H14]/[.G14]" office:value-type="float" office:value="9.4">
            <text:p>9,4</text:p>
          </table:table-cell>
          <table:table-cell table:formula="of:=[.J14]/[.I14]" office:value-type="float" office:value="5.00240899357602">
            <text:p>5</text:p>
          </table:table-cell>
          <table:table-cell table:number-columns-repeated="2"/>
        </table:table-row>
        <table:table-row table:style-name="ro1">
          <table:table-cell office:value-type="float" office:value="291199">
            <text:p>291199</text:p>
          </table:table-cell>
          <table:table-cell office:value-type="float" office:value="195219">
            <text:p>195219</text:p>
          </table:table-cell>
          <table:table-cell table:formula="of:=[.D15]*[.E15]*[.F15]" office:value-type="float" office:value="2365">
            <text:p>2365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4553">
            <text:p>4553</text:p>
          </table:table-cell>
          <table:table-cell office:value-type="float" office:value="17421">
            <text:p>17421</text:p>
          </table:table-cell>
          <table:table-cell table:formula="of:=[.J$85]/[.D15]/[.E15]/[.F15]" office:value-type="float" office:value="697357612">
            <text:p>697357612</text:p>
          </table:table-cell>
          <table:table-cell table:formula="of:=[.A15]*[.A15]*[.C$85]+[.B15]*[.B15]-[.J$85]" office:value-type="float" office:value="0">
            <text:p>0</text:p>
          </table:table-cell>
          <table:table-cell table:formula="of:=[.G15]*[.G15]*[.C$85]+[.H15]*[.H15]-[.D15]*[.E15]*[.F15]" office:value-type="float" office:value="0">
            <text:p>0</text:p>
          </table:table-cell>
          <table:table-cell table:formula="of:=ABS([.G15]*[.J15]-[.H15]*[.I15])-MIN([.A15];[.A$85])" office:value-type="float" office:value="0">
            <text:p>0</text:p>
          </table:table-cell>
          <table:table-cell table:formula="of:=([.G15]*[.J15]+[.H15]*[.I15])-MAX([.A15];[.A$85])" office:value-type="float" office:value="0">
            <text:p>0</text:p>
          </table:table-cell>
          <table:table-cell table:formula="of:=ABS([.G15]*[.I15]*[.C$85]-[.H15]*[.J15])-MIN([.B15];[.B$85])" office:value-type="float" office:value="0">
            <text:p>0</text:p>
          </table:table-cell>
          <table:table-cell table:formula="of:=[.G15]*[.I15]*[.C$85]+[.H15]*[.J15]-MAX([.B15];[.B$85])" office:value-type="float" office:value="0">
            <text:p>0</text:p>
          </table:table-cell>
          <table:table-cell table:formula="of:=[.H15]/[.G15]" office:value-type="float" office:value="6.83333333333333">
            <text:p>6,83</text:p>
          </table:table-cell>
          <table:table-cell table:formula="of:=[.J15]/[.I15]" office:value-type="float" office:value="3.82626839446519">
            <text:p>3,83</text:p>
          </table:table-cell>
          <table:table-cell table:number-columns-repeated="2"/>
        </table:table-row>
        <table:table-row table:style-name="ro1">
          <table:table-cell office:value-type="float" office:value="290181">
            <text:p>290181</text:p>
          </table:table-cell>
          <table:table-cell office:value-type="float" office:value="222161">
            <text:p>222161</text:p>
          </table:table-cell>
          <table:table-cell table:formula="of:=[.D16]*[.E16]*[.F16]" office:value-type="float" office:value="4148">
            <text:p>4148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2419">
            <text:p>2419</text:p>
          </table:table-cell>
          <table:table-cell office:value-type="float" office:value="16924">
            <text:p>16924</text:p>
          </table:table-cell>
          <table:table-cell table:formula="of:=[.J$85]/[.D16]/[.E16]/[.F16]" office:value-type="float" office:value="397601435">
            <text:p>397601435</text:p>
          </table:table-cell>
          <table:table-cell table:formula="of:=[.A16]*[.A16]*[.C$85]+[.B16]*[.B16]-[.J$85]" office:value-type="float" office:value="0">
            <text:p>0</text:p>
          </table:table-cell>
          <table:table-cell table:formula="of:=[.G16]*[.G16]*[.C$85]+[.H16]*[.H16]-[.D16]*[.E16]*[.F16]" office:value-type="float" office:value="0">
            <text:p>0</text:p>
          </table:table-cell>
          <table:table-cell table:formula="of:=ABS([.G16]*[.J16]-[.H16]*[.I16])-MIN([.A16];[.A$85])" office:value-type="float" office:value="0">
            <text:p>0</text:p>
          </table:table-cell>
          <table:table-cell table:formula="of:=([.G16]*[.J16]+[.H16]*[.I16])-MAX([.A16];[.A$85])" office:value-type="float" office:value="0">
            <text:p>0</text:p>
          </table:table-cell>
          <table:table-cell table:formula="of:=ABS([.G16]*[.I16]*[.C$85]-[.H16]*[.J16])-MIN([.B16];[.B$85])" office:value-type="float" office:value="0">
            <text:p>0</text:p>
          </table:table-cell>
          <table:table-cell table:formula="of:=[.G16]*[.I16]*[.C$85]+[.H16]*[.J16]-MAX([.B16];[.B$85])" office:value-type="float" office:value="0">
            <text:p>0</text:p>
          </table:table-cell>
          <table:table-cell table:formula="of:=[.H16]/[.G16]" office:value-type="float" office:value="3.90909090909091">
            <text:p>3,91</text:p>
          </table:table-cell>
          <table:table-cell table:formula="of:=[.J16]/[.I16]" office:value-type="float" office:value="6.99627945431997">
            <text:p>7</text:p>
          </table:table-cell>
          <table:table-cell table:number-columns-repeated="2"/>
        </table:table-row>
        <table:table-row table:style-name="ro1">
          <table:table-cell office:value-type="float" office:value="135679">
            <text:p>135679</text:p>
          </table:table-cell>
          <table:table-cell office:value-type="float" office:value="1139949">
            <text:p>1139949</text:p>
          </table:table-cell>
          <table:table-cell table:formula="of:=[.D17]*[.E17]*[.F17]" office:value-type="float" office:value="940">
            <text:p>940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922">
            <text:p>8922</text:p>
          </table:table-cell>
          <table:table-cell office:value-type="float" office:value="15559">
            <text:p>15559</text:p>
          </table:table-cell>
          <table:table-cell table:formula="of:=[.J$85]/[.D17]/[.E17]/[.F17]" office:value-type="float" office:value="1754522077">
            <text:p>1754522077</text:p>
          </table:table-cell>
          <table:table-cell table:formula="of:=[.A17]*[.A17]*[.C$85]+[.B17]*[.B17]-[.J$85]" office:value-type="float" office:value="0">
            <text:p>0</text:p>
          </table:table-cell>
          <table:table-cell table:formula="of:=[.G17]*[.G17]*[.C$85]+[.H17]*[.H17]-[.D17]*[.E17]*[.F17]" office:value-type="float" office:value="0">
            <text:p>0</text:p>
          </table:table-cell>
          <table:table-cell table:formula="of:=ABS([.G17]*[.J17]-[.H17]*[.I17])-MIN([.A17];[.A$85])" office:value-type="float" office:value="0">
            <text:p>0</text:p>
          </table:table-cell>
          <table:table-cell table:formula="of:=([.G17]*[.J17]+[.H17]*[.I17])-MAX([.A17];[.A$85])" office:value-type="float" office:value="0">
            <text:p>0</text:p>
          </table:table-cell>
          <table:table-cell table:formula="of:=ABS([.G17]*[.I17]*[.C$85]-[.H17]*[.J17])-MIN([.B17];[.B$85])" office:value-type="float" office:value="0">
            <text:p>0</text:p>
          </table:table-cell>
          <table:table-cell table:formula="of:=[.G17]*[.I17]*[.C$85]+[.H17]*[.J17]-MAX([.B17];[.B$85])" office:value-type="float" office:value="0">
            <text:p>0</text:p>
          </table:table-cell>
          <table:table-cell table:formula="of:=[.H17]/[.G17]" office:value-type="float" office:value="0.428571428571429">
            <text:p>0,43</text:p>
          </table:table-cell>
          <table:table-cell table:formula="of:=[.J17]/[.I17]" office:value-type="float" office:value="1.74389150414705">
            <text:p>1,74</text:p>
          </table:table-cell>
          <table:table-cell table:number-columns-repeated="2"/>
        </table:table-row>
        <table:table-row table:style-name="ro1">
          <table:table-cell office:value-type="float" office:value="232887">
            <text:p>232887</text:p>
          </table:table-cell>
          <table:table-cell office:value-type="float" office:value="786613">
            <text:p>786613</text:p>
          </table:table-cell>
          <table:table-cell table:formula="of:=[.D18]*[.E18]*[.F18]" office:value-type="float" office:value="4964">
            <text:p>4964</text:p>
          </table:table-cell>
          <table:table-cell office:value-type="float" office:value="73">
            <text:p>7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2351">
            <text:p>2351</text:p>
          </table:table-cell>
          <table:table-cell office:value-type="float" office:value="15074">
            <text:p>15074</text:p>
          </table:table-cell>
          <table:table-cell table:formula="of:=[.J$85]/[.D18]/[.E18]/[.F18]" office:value-type="float" office:value="332242295">
            <text:p>332242295</text:p>
          </table:table-cell>
          <table:table-cell table:formula="of:=[.A18]*[.A18]*[.C$85]+[.B18]*[.B18]-[.J$85]" office:value-type="float" office:value="0">
            <text:p>0</text:p>
          </table:table-cell>
          <table:table-cell table:formula="of:=[.G18]*[.G18]*[.C$85]+[.H18]*[.H18]-[.D18]*[.E18]*[.F18]" office:value-type="float" office:value="0">
            <text:p>0</text:p>
          </table:table-cell>
          <table:table-cell table:formula="of:=ABS([.G18]*[.J18]-[.H18]*[.I18])-MIN([.A18];[.A$85])" office:value-type="float" office:value="0">
            <text:p>0</text:p>
          </table:table-cell>
          <table:table-cell table:formula="of:=([.G18]*[.J18]+[.H18]*[.I18])-MAX([.A18];[.A$85])" office:value-type="float" office:value="0">
            <text:p>0</text:p>
          </table:table-cell>
          <table:table-cell table:formula="of:=ABS([.G18]*[.I18]*[.C$85]-[.H18]*[.J18])-MIN([.B18];[.B$85])" office:value-type="float" office:value="0">
            <text:p>0</text:p>
          </table:table-cell>
          <table:table-cell table:formula="of:=[.G18]*[.I18]*[.C$85]+[.H18]*[.J18]-MAX([.B18];[.B$85])" office:value-type="float" office:value="0">
            <text:p>0</text:p>
          </table:table-cell>
          <table:table-cell table:formula="of:=[.H18]/[.G18]" office:value-type="float" office:value="13.4">
            <text:p>13,4</text:p>
          </table:table-cell>
          <table:table-cell table:formula="of:=[.J18]/[.I18]" office:value-type="float" office:value="6.41173968524032">
            <text:p>6,41</text:p>
          </table:table-cell>
          <table:table-cell/>
          <table:table-cell table:style-name="ce5"/>
        </table:table-row>
        <table:table-row table:style-name="ro1">
          <table:table-cell office:value-type="float" office:value="283379">
            <text:p>283379</text:p>
          </table:table-cell>
          <table:table-cell office:value-type="float" office:value="351399">
            <text:p>351399</text:p>
          </table:table-cell>
          <table:table-cell table:formula="of:=[.D19]*[.E19]*[.F19]" office:value-type="float" office:value="5185">
            <text:p>5185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2901">
            <text:p>2901</text:p>
          </table:table-cell>
          <table:table-cell office:value-type="float" office:value="12577">
            <text:p>12577</text:p>
          </table:table-cell>
          <table:table-cell table:formula="of:=[.J$85]/[.D19]/[.E19]/[.F19]" office:value-type="float" office:value="318081148">
            <text:p>318081148</text:p>
          </table:table-cell>
          <table:table-cell table:formula="of:=[.A19]*[.A19]*[.C$85]+[.B19]*[.B19]-[.J$85]" office:value-type="float" office:value="0">
            <text:p>0</text:p>
          </table:table-cell>
          <table:table-cell table:formula="of:=[.G19]*[.G19]*[.C$85]+[.H19]*[.H19]-[.D19]*[.E19]*[.F19]" office:value-type="float" office:value="0">
            <text:p>0</text:p>
          </table:table-cell>
          <table:table-cell table:formula="of:=ABS([.G19]*[.J19]-[.H19]*[.I19])-MIN([.A19];[.A$85])" office:value-type="float" office:value="0">
            <text:p>0</text:p>
          </table:table-cell>
          <table:table-cell table:formula="of:=([.G19]*[.J19]+[.H19]*[.I19])-MAX([.A19];[.A$85])" office:value-type="float" office:value="0">
            <text:p>0</text:p>
          </table:table-cell>
          <table:table-cell table:formula="of:=ABS([.G19]*[.I19]*[.C$85]-[.H19]*[.J19])-MIN([.B19];[.B$85])" office:value-type="float" office:value="0">
            <text:p>0</text:p>
          </table:table-cell>
          <table:table-cell table:formula="of:=[.G19]*[.I19]*[.C$85]+[.H19]*[.J19]-MAX([.B19];[.B$85])" office:value-type="float" office:value="0">
            <text:p>0</text:p>
          </table:table-cell>
          <table:table-cell table:formula="of:=[.H19]/[.G19]" office:value-type="float" office:value="7.875">
            <text:p>7,88</text:p>
          </table:table-cell>
          <table:table-cell table:formula="of:=[.J19]/[.I19]" office:value-type="float" office:value="4.33540158566012">
            <text:p>4,34</text:p>
          </table:table-cell>
          <table:table-cell table:number-columns-repeated="2"/>
        </table:table-row>
        <table:table-row table:style-name="ro1">
          <table:table-cell office:value-type="float" office:value="10921">
            <text:p>10921</text:p>
          </table:table-cell>
          <table:table-cell office:value-type="float" office:value="1283349">
            <text:p>1283349</text:p>
          </table:table-cell>
          <table:table-cell table:formula="of:=[.D20]*[.E20]*[.F20]" office:value-type="float" office:value="11407">
            <text:p>11407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439">
            <text:p>439</text:p>
          </table:table-cell>
          <table:table-cell office:value-type="float" office:value="11871">
            <text:p>11871</text:p>
          </table:table-cell>
          <table:table-cell table:formula="of:=[.J$85]/[.D20]/[.E20]/[.F20]" office:value-type="float" office:value="144582340">
            <text:p>144582340</text:p>
          </table:table-cell>
          <table:table-cell table:formula="of:=[.A20]*[.A20]*[.C$85]+[.B20]*[.B20]-[.J$85]" office:value-type="float" office:value="0">
            <text:p>0</text:p>
          </table:table-cell>
          <table:table-cell table:formula="of:=[.G20]*[.G20]*[.C$85]+[.H20]*[.H20]-[.D20]*[.E20]*[.F20]" office:value-type="float" office:value="0">
            <text:p>0</text:p>
          </table:table-cell>
          <table:table-cell table:formula="of:=ABS([.G20]*[.J20]-[.H20]*[.I20])-MIN([.A20];[.A$85])" office:value-type="float" office:value="0">
            <text:p>0</text:p>
          </table:table-cell>
          <table:table-cell table:formula="of:=([.G20]*[.J20]+[.H20]*[.I20])-MAX([.A20];[.A$85])" office:value-type="float" office:value="0">
            <text:p>0</text:p>
          </table:table-cell>
          <table:table-cell table:formula="of:=ABS([.G20]*[.I20]*[.C$85]-[.H20]*[.J20])-MIN([.B20];[.B$85])" office:value-type="float" office:value="0">
            <text:p>0</text:p>
          </table:table-cell>
          <table:table-cell table:formula="of:=[.G20]*[.I20]*[.C$85]+[.H20]*[.J20]-MAX([.B20];[.B$85])" office:value-type="float" office:value="0">
            <text:p>0</text:p>
          </table:table-cell>
          <table:table-cell table:formula="of:=[.H20]/[.G20]" office:value-type="float" office:value="35.3333333333333">
            <text:p>35,33</text:p>
          </table:table-cell>
          <table:table-cell table:formula="of:=[.J20]/[.I20]" office:value-type="float" office:value="27.0410022779043">
            <text:p>27,04</text:p>
          </table:table-cell>
          <table:table-cell table:number-columns-repeated="2"/>
        </table:table-row>
        <table:table-row table:style-name="ro1">
          <table:table-cell office:value-type="float" office:value="173867">
            <text:p>173867</text:p>
          </table:table-cell>
          <table:table-cell office:value-type="float" office:value="1036767">
            <text:p>1036767</text:p>
          </table:table-cell>
          <table:table-cell table:formula="of:=[.D21]*[.E21]*[.F21]" office:value-type="float" office:value="10105">
            <text:p>10105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table:style-name="ce3" office:value-type="float" office:value="1293">
            <text:p>1293</text:p>
          </table:table-cell>
          <table:table-cell table:style-name="ce3" office:value-type="float" office:value="11465">
            <text:p>11465</text:p>
          </table:table-cell>
          <table:table-cell table:formula="of:=[.J$85]/[.D21]/[.E21]/[.F21]" office:value-type="float" office:value="163211356">
            <text:p>163211356</text:p>
          </table:table-cell>
          <table:table-cell table:formula="of:=[.A21]*[.A21]*[.C$85]+[.B21]*[.B21]-[.J$85]" office:value-type="float" office:value="0">
            <text:p>0</text:p>
          </table:table-cell>
          <table:table-cell table:formula="of:=[.G21]*[.G21]*[.C$85]+[.H21]*[.H21]-[.D21]*[.E21]*[.F21]" office:value-type="float" office:value="0">
            <text:p>0</text:p>
          </table:table-cell>
          <table:table-cell table:formula="of:=ABS([.G21]*[.J21]-[.H21]*[.I21])-MIN([.A21];[.A$85])" office:value-type="float" office:value="0">
            <text:p>0</text:p>
          </table:table-cell>
          <table:table-cell table:formula="of:=([.G21]*[.J21]+[.H21]*[.I21])-MAX([.A21];[.A$85])" office:value-type="float" office:value="0">
            <text:p>0</text:p>
          </table:table-cell>
          <table:table-cell table:formula="of:=ABS([.G21]*[.I21]*[.C$85]-[.H21]*[.J21])-MIN([.B21];[.B$85])" office:value-type="float" office:value="0">
            <text:p>0</text:p>
          </table:table-cell>
          <table:table-cell table:formula="of:=[.G21]*[.I21]*[.C$85]+[.H21]*[.J21]-MAX([.B21];[.B$85])" office:value-type="float" office:value="0">
            <text:p>0</text:p>
          </table:table-cell>
          <table:table-cell table:formula="of:=[.H21]/[.G21]" office:value-type="float" office:value="24.75">
            <text:p>24,75</text:p>
          </table:table-cell>
          <table:table-cell table:formula="of:=[.J21]/[.I21]" office:value-type="float" office:value="8.86697602474865">
            <text:p>8,87</text:p>
          </table:table-cell>
          <table:table-cell table:number-columns-repeated="2"/>
        </table:table-row>
        <table:table-row table:style-name="ro1">
          <table:table-cell office:value-type="float" office:value="104889">
            <text:p>104889</text:p>
          </table:table-cell>
          <table:table-cell office:value-type="float" office:value="1200091">
            <text:p>1200091</text:p>
          </table:table-cell>
          <table:table-cell table:formula="of:=[.D22]*[.E22]*[.F22]" office:value-type="float" office:value="11468">
            <text:p>11468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874">
            <text:p>874</text:p>
          </table:table-cell>
          <table:table-cell office:value-type="float" office:value="11371">
            <text:p>11371</text:p>
          </table:table-cell>
          <table:table-cell table:formula="of:=[.J$85]/[.D22]/[.E22]/[.F22]" office:value-type="float" office:value="143813285">
            <text:p>143813285</text:p>
          </table:table-cell>
          <table:table-cell table:formula="of:=[.A22]*[.A22]*[.C$85]+[.B22]*[.B22]-[.J$85]" office:value-type="float" office:value="0">
            <text:p>0</text:p>
          </table:table-cell>
          <table:table-cell table:formula="of:=[.G22]*[.G22]*[.C$85]+[.H22]*[.H22]-[.D22]*[.E22]*[.F22]" office:value-type="float" office:value="0">
            <text:p>0</text:p>
          </table:table-cell>
          <table:table-cell table:formula="of:=ABS([.G22]*[.J22]-[.H22]*[.I22])-MIN([.A22];[.A$85])" office:value-type="float" office:value="0">
            <text:p>0</text:p>
          </table:table-cell>
          <table:table-cell table:formula="of:=([.G22]*[.J22]+[.H22]*[.I22])-MAX([.A22];[.A$85])" office:value-type="float" office:value="0">
            <text:p>0</text:p>
          </table:table-cell>
          <table:table-cell table:formula="of:=ABS([.G22]*[.I22]*[.C$85]-[.H22]*[.J22])-MIN([.B22];[.B$85])" office:value-type="float" office:value="0">
            <text:p>0</text:p>
          </table:table-cell>
          <table:table-cell table:formula="of:=[.G22]*[.I22]*[.C$85]+[.H22]*[.J22]-MAX([.B22];[.B$85])" office:value-type="float" office:value="0">
            <text:p>0</text:p>
          </table:table-cell>
          <table:table-cell table:formula="of:=[.H22]/[.G22]" office:value-type="float" office:value="107">
            <text:p>107</text:p>
          </table:table-cell>
          <table:table-cell table:formula="of:=[.J22]/[.I22]" office:value-type="float" office:value="13.0102974828375">
            <text:p>13,01</text:p>
          </table:table-cell>
          <table:table-cell table:number-columns-repeated="2"/>
        </table:table-row>
        <table:table-row table:style-name="ro1">
          <table:table-cell office:value-type="float" office:value="161811">
            <text:p>161811</text:p>
          </table:table-cell>
          <table:table-cell office:value-type="float" office:value="1073209">
            <text:p>1073209</text:p>
          </table:table-cell>
          <table:table-cell table:formula="of:=[.D23]*[.E23]*[.F23]" office:value-type="float" office:value="13115">
            <text:p>13115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4">
            <text:p>104</text:p>
          </table:table-cell>
          <table:table-cell office:value-type="float" office:value="383">
            <text:p>383</text:p>
          </table:table-cell>
          <table:table-cell office:value-type="float" office:value="11089">
            <text:p>11089</text:p>
          </table:table-cell>
          <table:table-cell table:formula="of:=[.J$85]/[.D23]/[.E23]/[.F23]" office:value-type="float" office:value="125753012">
            <text:p>125753012</text:p>
          </table:table-cell>
          <table:table-cell table:formula="of:=[.A23]*[.A23]*[.C$85]+[.B23]*[.B23]-[.J$85]" office:value-type="float" office:value="0">
            <text:p>0</text:p>
          </table:table-cell>
          <table:table-cell table:formula="of:=[.G23]*[.G23]*[.C$85]+[.H23]*[.H23]-[.D23]*[.E23]*[.F23]" office:value-type="float" office:value="0">
            <text:p>0</text:p>
          </table:table-cell>
          <table:table-cell table:formula="of:=ABS([.G23]*[.J23]-[.H23]*[.I23])-MIN([.A23];[.A$85])" office:value-type="float" office:value="0">
            <text:p>0</text:p>
          </table:table-cell>
          <table:table-cell table:formula="of:=([.G23]*[.J23]+[.H23]*[.I23])-MAX([.A23];[.A$85])" office:value-type="float" office:value="0">
            <text:p>0</text:p>
          </table:table-cell>
          <table:table-cell table:formula="of:=ABS([.G23]*[.I23]*[.C$85]-[.H23]*[.J23])-MIN([.B23];[.B$85])" office:value-type="float" office:value="0">
            <text:p>0</text:p>
          </table:table-cell>
          <table:table-cell table:formula="of:=[.G23]*[.I23]*[.C$85]+[.H23]*[.J23]-MAX([.B23];[.B$85])" office:value-type="float" office:value="0">
            <text:p>0</text:p>
          </table:table-cell>
          <table:table-cell table:formula="of:=[.H23]/[.G23]" office:value-type="float" office:value="9.45454545454546">
            <text:p>9,45</text:p>
          </table:table-cell>
          <table:table-cell table:formula="of:=[.J23]/[.I23]" office:value-type="float" office:value="28.9530026109661">
            <text:p>28,95</text:p>
          </table:table-cell>
          <table:table-cell table:number-columns-repeated="2"/>
        </table:table-row>
        <table:table-row table:style-name="ro1">
          <table:table-cell office:value-type="float" office:value="293451">
            <text:p>293451</text:p>
          </table:table-cell>
          <table:table-cell office:value-type="float" office:value="114431">
            <text:p>114431</text:p>
          </table:table-cell>
          <table:table-cell table:formula="of:=[.D24]*[.E24]*[.F24]" office:value-type="float" office:value="9212">
            <text:p>9212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float" office:value="1732">
            <text:p>1732</text:p>
          </table:table-cell>
          <table:table-cell office:value-type="float" office:value="11047">
            <text:p>11047</text:p>
          </table:table-cell>
          <table:table-cell table:formula="of:=[.J$85]/[.D24]/[.E24]/[.F24]" office:value-type="float" office:value="179032865">
            <text:p>179032865</text:p>
          </table:table-cell>
          <table:table-cell table:formula="of:=[.A24]*[.A24]*[.C$85]+[.B24]*[.B24]-[.J$85]" office:value-type="float" office:value="0">
            <text:p>0</text:p>
          </table:table-cell>
          <table:table-cell table:formula="of:=[.G24]*[.G24]*[.C$85]+[.H24]*[.H24]-[.D24]*[.E24]*[.F24]" office:value-type="float" office:value="0">
            <text:p>0</text:p>
          </table:table-cell>
          <table:table-cell table:formula="of:=ABS([.G24]*[.J24]-[.H24]*[.I24])-MIN([.A24];[.A$85])" office:value-type="float" office:value="0">
            <text:p>0</text:p>
          </table:table-cell>
          <table:table-cell table:formula="of:=([.G24]*[.J24]+[.H24]*[.I24])-MAX([.A24];[.A$85])" office:value-type="float" office:value="0">
            <text:p>0</text:p>
          </table:table-cell>
          <table:table-cell table:formula="of:=ABS([.G24]*[.I24]*[.C$85]-[.H24]*[.J24])-MIN([.B24];[.B$85])" office:value-type="float" office:value="0">
            <text:p>0</text:p>
          </table:table-cell>
          <table:table-cell table:formula="of:=[.G24]*[.I24]*[.C$85]+[.H24]*[.J24]-MAX([.B24];[.B$85])" office:value-type="float" office:value="0">
            <text:p>0</text:p>
          </table:table-cell>
          <table:table-cell table:formula="of:=[.H24]/[.G24]" office:value-type="float" office:value="3.58823529411765">
            <text:p>3,59</text:p>
          </table:table-cell>
          <table:table-cell table:formula="of:=[.J24]/[.I24]" office:value-type="float" office:value="6.37817551963049">
            <text:p>6,38</text:p>
          </table:table-cell>
          <table:table-cell table:number-columns-repeated="2"/>
        </table:table-row>
        <table:table-row table:style-name="ro1">
          <table:table-cell office:value-type="float" office:value="241943">
            <text:p>241943</text:p>
          </table:table-cell>
          <table:table-cell office:value-type="float" office:value="732843">
            <text:p>732843</text:p>
          </table:table-cell>
          <table:table-cell table:formula="of:=[.D25]*[.E25]*[.F25]" office:value-type="float" office:value="12556">
            <text:p>12556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1">
            <text:p>91</text:p>
          </table:table-cell>
          <table:table-cell office:value-type="float" office:value="878">
            <text:p>878</text:p>
          </table:table-cell>
          <table:table-cell office:value-type="float" office:value="10803">
            <text:p>10803</text:p>
          </table:table-cell>
          <table:table-cell table:formula="of:=[.J$85]/[.D25]/[.E25]/[.F25]" office:value-type="float" office:value="131351605">
            <text:p>131351605</text:p>
          </table:table-cell>
          <table:table-cell table:formula="of:=[.A25]*[.A25]*[.C$85]+[.B25]*[.B25]-[.J$85]" office:value-type="float" office:value="0">
            <text:p>0</text:p>
          </table:table-cell>
          <table:table-cell table:formula="of:=[.G25]*[.G25]*[.C$85]+[.H25]*[.H25]-[.D25]*[.E25]*[.F25]" office:value-type="float" office:value="0">
            <text:p>0</text:p>
          </table:table-cell>
          <table:table-cell table:formula="of:=ABS([.G25]*[.J25]-[.H25]*[.I25])-MIN([.A25];[.A$85])" office:value-type="float" office:value="0">
            <text:p>0</text:p>
          </table:table-cell>
          <table:table-cell table:formula="of:=([.G25]*[.J25]+[.H25]*[.I25])-MAX([.A25];[.A$85])" office:value-type="float" office:value="0">
            <text:p>0</text:p>
          </table:table-cell>
          <table:table-cell table:formula="of:=ABS([.G25]*[.I25]*[.C$85]-[.H25]*[.J25])-MIN([.B25];[.B$85])" office:value-type="float" office:value="0">
            <text:p>0</text:p>
          </table:table-cell>
          <table:table-cell table:formula="of:=[.G25]*[.I25]*[.C$85]+[.H25]*[.J25]-MAX([.B25];[.B$85])" office:value-type="float" office:value="0">
            <text:p>0</text:p>
          </table:table-cell>
          <table:table-cell table:formula="of:=[.H25]/[.G25]" office:value-type="float" office:value="6.06666666666667">
            <text:p>6,07</text:p>
          </table:table-cell>
          <table:table-cell table:formula="of:=[.J25]/[.I25]" office:value-type="float" office:value="12.3041002277904">
            <text:p>12,3</text:p>
          </table:table-cell>
          <table:table-cell table:number-columns-repeated="2"/>
        </table:table-row>
        <table:table-row table:style-name="ro1">
          <table:table-cell office:value-type="float" office:value="110849">
            <text:p>110849</text:p>
          </table:table-cell>
          <table:table-cell office:value-type="float" office:value="1189869">
            <text:p>1189869</text:p>
          </table:table-cell>
          <table:table-cell table:formula="of:=[.D26]*[.E26]*[.F26]" office:value-type="float" office:value="14308">
            <text:p>14308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127">
            <text:p>127</text:p>
          </table:table-cell>
          <table:table-cell office:value-type="float" office:value="10722">
            <text:p>10722</text:p>
          </table:table-cell>
          <table:table-cell table:formula="of:=[.J$85]/[.D26]/[.E26]/[.F26]" office:value-type="float" office:value="115267735">
            <text:p>115267735</text:p>
          </table:table-cell>
          <table:table-cell table:formula="of:=[.A26]*[.A26]*[.C$85]+[.B26]*[.B26]-[.J$85]" office:value-type="float" office:value="0">
            <text:p>0</text:p>
          </table:table-cell>
          <table:table-cell table:formula="of:=[.G26]*[.G26]*[.C$85]+[.H26]*[.H26]-[.D26]*[.E26]*[.F26]" office:value-type="float" office:value="0">
            <text:p>0</text:p>
          </table:table-cell>
          <table:table-cell table:formula="of:=ABS([.G26]*[.J26]-[.H26]*[.I26])-MIN([.A26];[.A$85])" office:value-type="float" office:value="0">
            <text:p>0</text:p>
          </table:table-cell>
          <table:table-cell table:formula="of:=([.G26]*[.J26]+[.H26]*[.I26])-MAX([.A26];[.A$85])" office:value-type="float" office:value="0">
            <text:p>0</text:p>
          </table:table-cell>
          <table:table-cell table:formula="of:=ABS([.G26]*[.I26]*[.C$85]-[.H26]*[.J26])-MIN([.B26];[.B$85])" office:value-type="float" office:value="0">
            <text:p>0</text:p>
          </table:table-cell>
          <table:table-cell table:formula="of:=[.G26]*[.I26]*[.C$85]+[.H26]*[.J26]-MAX([.B26];[.B$85])" office:value-type="float" office:value="0">
            <text:p>0</text:p>
          </table:table-cell>
          <table:table-cell table:formula="of:=[.H26]/[.G26]" office:value-type="float" office:value="12.5555555555556">
            <text:p>12,56</text:p>
          </table:table-cell>
          <table:table-cell table:formula="of:=[.J26]/[.I26]" office:value-type="float" office:value="84.4251968503937">
            <text:p>84,43</text:p>
          </table:table-cell>
          <table:table-cell table:number-columns-repeated="2"/>
        </table:table-row>
        <table:table-row table:style-name="ro1">
          <table:table-cell office:value-type="float" office:value="270769">
            <text:p>270769</text:p>
          </table:table-cell>
          <table:table-cell office:value-type="float" office:value="506211">
            <text:p>506211</text:p>
          </table:table-cell>
          <table:table-cell table:formula="of:=[.D27]*[.E27]*[.F27]" office:value-type="float" office:value="8428">
            <text:p>8428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office:value-type="float" office:value="2126">
            <text:p>2126</text:p>
          </table:table-cell>
          <table:table-cell office:value-type="float" office:value="10479">
            <text:p>10479</text:p>
          </table:table-cell>
          <table:table-cell table:formula="of:=[.J$85]/[.D27]/[.E27]/[.F27]" office:value-type="float" office:value="195687085">
            <text:p>195687085</text:p>
          </table:table-cell>
          <table:table-cell table:formula="of:=[.A27]*[.A27]*[.C$85]+[.B27]*[.B27]-[.J$85]" office:value-type="float" office:value="0">
            <text:p>0</text:p>
          </table:table-cell>
          <table:table-cell table:formula="of:=[.G27]*[.G27]*[.C$85]+[.H27]*[.H27]-[.D27]*[.E27]*[.F27]" office:value-type="float" office:value="0">
            <text:p>0</text:p>
          </table:table-cell>
          <table:table-cell table:formula="of:=ABS([.G27]*[.J27]-[.H27]*[.I27])-MIN([.A27];[.A$85])" office:value-type="float" office:value="0">
            <text:p>0</text:p>
          </table:table-cell>
          <table:table-cell table:formula="of:=([.G27]*[.J27]+[.H27]*[.I27])-MAX([.A27];[.A$85])" office:value-type="float" office:value="0">
            <text:p>0</text:p>
          </table:table-cell>
          <table:table-cell table:formula="of:=ABS([.G27]*[.I27]*[.C$85]-[.H27]*[.J27])-MIN([.B27];[.B$85])" office:value-type="float" office:value="0">
            <text:p>0</text:p>
          </table:table-cell>
          <table:table-cell table:formula="of:=[.G27]*[.I27]*[.C$85]+[.H27]*[.J27]-MAX([.B27];[.B$85])" office:value-type="float" office:value="0">
            <text:p>0</text:p>
          </table:table-cell>
          <table:table-cell table:formula="of:=[.H27]/[.G27]" office:value-type="float" office:value="9.22222222222222">
            <text:p>9,22</text:p>
          </table:table-cell>
          <table:table-cell table:formula="of:=[.J27]/[.I27]" office:value-type="float" office:value="4.92897460018815">
            <text:p>4,93</text:p>
          </table:table-cell>
          <table:table-cell table:number-columns-repeated="2"/>
        </table:table-row>
        <table:table-row table:style-name="ro1">
          <table:table-cell office:value-type="float" office:value="189787">
            <text:p>189787</text:p>
          </table:table-cell>
          <table:table-cell office:value-type="float" office:value="982287">
            <text:p>982287</text:p>
          </table:table-cell>
          <table:table-cell table:formula="of:=[.D28]*[.E28]*[.F28]" office:value-type="float" office:value="3355">
            <text:p>3355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4485">
            <text:p>4485</text:p>
          </table:table-cell>
          <table:table-cell office:value-type="float" office:value="10459">
            <text:p>10459</text:p>
          </table:table-cell>
          <table:table-cell table:formula="of:=[.J$85]/[.D28]/[.E28]/[.F28]" office:value-type="float" office:value="491579956">
            <text:p>491579956</text:p>
          </table:table-cell>
          <table:table-cell table:formula="of:=[.A28]*[.A28]*[.C$85]+[.B28]*[.B28]-[.J$85]" office:value-type="float" office:value="0">
            <text:p>0</text:p>
          </table:table-cell>
          <table:table-cell table:formula="of:=[.G28]*[.G28]*[.C$85]+[.H28]*[.H28]-[.D28]*[.E28]*[.F28]" office:value-type="float" office:value="0">
            <text:p>0</text:p>
          </table:table-cell>
          <table:table-cell table:formula="of:=ABS([.G28]*[.J28]-[.H28]*[.I28])-MIN([.A28];[.A$85])" office:value-type="float" office:value="0">
            <text:p>0</text:p>
          </table:table-cell>
          <table:table-cell table:formula="of:=([.G28]*[.J28]+[.H28]*[.I28])-MAX([.A28];[.A$85])" office:value-type="float" office:value="0">
            <text:p>0</text:p>
          </table:table-cell>
          <table:table-cell table:formula="of:=ABS([.G28]*[.I28]*[.C$85]-[.H28]*[.J28])-MIN([.B28];[.B$85])" office:value-type="float" office:value="0">
            <text:p>0</text:p>
          </table:table-cell>
          <table:table-cell table:formula="of:=[.G28]*[.I28]*[.C$85]+[.H28]*[.J28]-MAX([.B28];[.B$85])" office:value-type="float" office:value="0">
            <text:p>0</text:p>
          </table:table-cell>
          <table:table-cell table:formula="of:=[.H28]/[.G28]" office:value-type="float" office:value="0.923076923076923">
            <text:p>0,92</text:p>
          </table:table-cell>
          <table:table-cell table:formula="of:=[.J28]/[.I28]" office:value-type="float" office:value="2.33199554069119">
            <text:p>2,33</text:p>
          </table:table-cell>
          <table:table-cell table:number-columns-repeated="2"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1284223">
            <text:p>1284223</text:p>
          </table:table-cell>
          <table:table-cell table:formula="of:=[.D29]*[.E29]*[.F29]" office:value-type="float" office:value="14945">
            <text:p>14945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335">
            <text:p>335</text:p>
          </table:table-cell>
          <table:table-cell office:value-type="float" office:value="10403">
            <text:p>10403</text:p>
          </table:table-cell>
          <table:table-cell table:formula="of:=[.J$85]/[.D29]/[.E29]/[.F29]" office:value-type="float" office:value="110354684">
            <text:p>110354684</text:p>
          </table:table-cell>
          <table:table-cell table:formula="of:=[.A29]*[.A29]*[.C$85]+[.B29]*[.B29]-[.J$85]" office:value-type="float" office:value="0">
            <text:p>0</text:p>
          </table:table-cell>
          <table:table-cell table:formula="of:=[.G29]*[.G29]*[.C$85]+[.H29]*[.H29]-[.D29]*[.E29]*[.F29]" office:value-type="float" office:value="0">
            <text:p>0</text:p>
          </table:table-cell>
          <table:table-cell table:formula="of:=ABS([.G29]*[.J29]-[.H29]*[.I29])-MIN([.A29];[.A$85])" office:value-type="float" office:value="0">
            <text:p>0</text:p>
          </table:table-cell>
          <table:table-cell table:formula="of:=([.G29]*[.J29]+[.H29]*[.I29])-MAX([.A29];[.A$85])" office:value-type="float" office:value="0">
            <text:p>0</text:p>
          </table:table-cell>
          <table:table-cell table:formula="of:=ABS([.G29]*[.I29]*[.C$85]-[.H29]*[.J29])-MIN([.B29];[.B$85])" office:value-type="float" office:value="0">
            <text:p>0</text:p>
          </table:table-cell>
          <table:table-cell table:formula="of:=[.G29]*[.I29]*[.C$85]+[.H29]*[.J29]-MAX([.B29];[.B$85])" office:value-type="float" office:value="0">
            <text:p>0</text:p>
          </table:table-cell>
          <table:table-cell table:formula="of:=[.H29]/[.G29]" office:value-type="float" office:value="30.25">
            <text:p>30,25</text:p>
          </table:table-cell>
          <table:table-cell table:formula="of:=[.J29]/[.I29]" office:value-type="float" office:value="31.0537313432836">
            <text:p>31,05</text:p>
          </table:table-cell>
          <table:table-cell table:number-columns-repeated="2"/>
        </table:table-row>
        <table:table-row table:style-name="ro1">
          <table:table-cell office:value-type="float" office:value="268393">
            <text:p>268393</text:p>
          </table:table-cell>
          <table:table-cell office:value-type="float" office:value="529707">
            <text:p>529707</text:p>
          </table:table-cell>
          <table:table-cell table:formula="of:=[.D30]*[.E30]*[.F30]" office:value-type="float" office:value="2695">
            <text:p>2695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5155">
            <text:p>5155</text:p>
          </table:table-cell>
          <table:table-cell office:value-type="float" office:value="10347">
            <text:p>10347</text:p>
          </table:table-cell>
          <table:table-cell table:formula="of:=[.J$85]/[.D30]/[.E30]/[.F30]" office:value-type="float" office:value="611966884">
            <text:p>611966884</text:p>
          </table:table-cell>
          <table:table-cell table:formula="of:=[.A30]*[.A30]*[.C$85]+[.B30]*[.B30]-[.J$85]" office:value-type="float" office:value="0">
            <text:p>0</text:p>
          </table:table-cell>
          <table:table-cell table:formula="of:=[.G30]*[.G30]*[.C$85]+[.H30]*[.H30]-[.D30]*[.E30]*[.F30]" office:value-type="float" office:value="0">
            <text:p>0</text:p>
          </table:table-cell>
          <table:table-cell table:formula="of:=ABS([.G30]*[.J30]-[.H30]*[.I30])-MIN([.A30];[.A$85])" office:value-type="float" office:value="0">
            <text:p>0</text:p>
          </table:table-cell>
          <table:table-cell table:formula="of:=([.G30]*[.J30]+[.H30]*[.I30])-MAX([.A30];[.A$85])" office:value-type="float" office:value="0">
            <text:p>0</text:p>
          </table:table-cell>
          <table:table-cell table:formula="of:=ABS([.G30]*[.I30]*[.C$85]-[.H30]*[.J30])-MIN([.B30];[.B$85])" office:value-type="float" office:value="0">
            <text:p>0</text:p>
          </table:table-cell>
          <table:table-cell table:formula="of:=[.G30]*[.I30]*[.C$85]+[.H30]*[.J30]-MAX([.B30];[.B$85])" office:value-type="float" office:value="0">
            <text:p>0</text:p>
          </table:table-cell>
          <table:table-cell table:formula="of:=[.H30]/[.G30]" office:value-type="float" office:value="3.77777777777778">
            <text:p>3,78</text:p>
          </table:table-cell>
          <table:table-cell table:formula="of:=[.J30]/[.I30]" office:value-type="float" office:value="2.00717749757517">
            <text:p>2,01</text:p>
          </table:table-cell>
          <table:table-cell table:number-columns-repeated="2"/>
        </table:table-row>
        <table:table-row table:style-name="ro1">
          <table:table-cell office:value-type="float" office:value="279567">
            <text:p>279567</text:p>
          </table:table-cell>
          <table:table-cell office:value-type="float" office:value="405283">
            <text:p>405283</text:p>
          </table:table-cell>
          <table:table-cell table:formula="of:=[.D31]*[.E31]*[.F31]" office:value-type="float" office:value="8789">
            <text:p>8789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table:style-name="ce3" office:value-type="float" office:value="2179">
            <text:p>2179</text:p>
          </table:table-cell>
          <table:table-cell table:style-name="ce3" office:value-type="float" office:value="9871">
            <text:p>9871</text:p>
          </table:table-cell>
          <table:table-cell table:formula="of:=[.J$85]/[.D31]/[.E31]/[.F31]" office:value-type="float" office:value="187649420">
            <text:p>187649420</text:p>
          </table:table-cell>
          <table:table-cell table:formula="of:=[.A31]*[.A31]*[.C$85]+[.B31]*[.B31]-[.J$85]" office:value-type="float" office:value="0">
            <text:p>0</text:p>
          </table:table-cell>
          <table:table-cell table:formula="of:=[.G31]*[.G31]*[.C$85]+[.H31]*[.H31]-[.D31]*[.E31]*[.F31]" office:value-type="float" office:value="0">
            <text:p>0</text:p>
          </table:table-cell>
          <table:table-cell table:formula="of:=ABS([.G31]*[.J31]-[.H31]*[.I31])-MIN([.A31];[.A$85])" office:value-type="float" office:value="0">
            <text:p>0</text:p>
          </table:table-cell>
          <table:table-cell table:formula="of:=([.G31]*[.J31]+[.H31]*[.I31])-MAX([.A31];[.A$85])" office:value-type="float" office:value="0">
            <text:p>0</text:p>
          </table:table-cell>
          <table:table-cell table:formula="of:=ABS([.G31]*[.I31]*[.C$85]-[.H31]*[.J31])-MIN([.B31];[.B$85])" office:value-type="float" office:value="0">
            <text:p>0</text:p>
          </table:table-cell>
          <table:table-cell table:formula="of:=[.G31]*[.I31]*[.C$85]+[.H31]*[.J31]-MAX([.B31];[.B$85])" office:value-type="float" office:value="0">
            <text:p>0</text:p>
          </table:table-cell>
          <table:table-cell table:formula="of:=[.H31]/[.G31]" office:value-type="float" office:value="8.3">
            <text:p>8,3</text:p>
          </table:table-cell>
          <table:table-cell table:formula="of:=[.J31]/[.I31]" office:value-type="float" office:value="4.53005966039468">
            <text:p>4,53</text:p>
          </table:table-cell>
          <table:table-cell table:number-columns-repeated="2"/>
        </table:table-row>
        <table:table-row table:style-name="ro1">
          <table:table-cell office:value-type="float" office:value="286339">
            <text:p>286339</text:p>
          </table:table-cell>
          <table:table-cell office:value-type="float" office:value="302391">
            <text:p>302391</text:p>
          </table:table-cell>
          <table:table-cell table:formula="of:=[.D32]*[.E32]*[.F32]" office:value-type="float" office:value="9163">
            <text:p>9163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2127">
            <text:p>2127</text:p>
          </table:table-cell>
          <table:table-cell office:value-type="float" office:value="9697">
            <text:p>9697</text:p>
          </table:table-cell>
          <table:table-cell table:formula="of:=[.J$85]/[.D32]/[.E32]/[.F32]" office:value-type="float" office:value="179990260">
            <text:p>179990260</text:p>
          </table:table-cell>
          <table:table-cell table:formula="of:=[.A32]*[.A32]*[.C$85]+[.B32]*[.B32]-[.J$85]" office:value-type="float" office:value="0">
            <text:p>0</text:p>
          </table:table-cell>
          <table:table-cell table:formula="of:=[.G32]*[.G32]*[.C$85]+[.H32]*[.H32]-[.D32]*[.E32]*[.F32]" office:value-type="float" office:value="0">
            <text:p>0</text:p>
          </table:table-cell>
          <table:table-cell table:formula="of:=ABS([.G32]*[.J32]-[.H32]*[.I32])-MIN([.A32];[.A$85])" office:value-type="float" office:value="0">
            <text:p>0</text:p>
          </table:table-cell>
          <table:table-cell table:formula="of:=([.G32]*[.J32]+[.H32]*[.I32])-MAX([.A32];[.A$85])" office:value-type="float" office:value="0">
            <text:p>0</text:p>
          </table:table-cell>
          <table:table-cell table:formula="of:=ABS([.G32]*[.I32]*[.C$85]-[.H32]*[.J32])-MIN([.B32];[.B$85])" office:value-type="float" office:value="0">
            <text:p>0</text:p>
          </table:table-cell>
          <table:table-cell table:formula="of:=[.G32]*[.I32]*[.C$85]+[.H32]*[.J32]-MAX([.B32];[.B$85])" office:value-type="float" office:value="0">
            <text:p>0</text:p>
          </table:table-cell>
          <table:table-cell table:formula="of:=[.H32]/[.G32]" office:value-type="float" office:value="2.52631578947368">
            <text:p>2,53</text:p>
          </table:table-cell>
          <table:table-cell table:formula="of:=[.J32]/[.I32]" office:value-type="float" office:value="4.55900329102022">
            <text:p>4,56</text:p>
          </table:table-cell>
          <table:table-cell table:number-columns-repeated="2"/>
        </table:table-row>
        <table:table-row table:style-name="ro1">
          <table:table-cell office:value-type="float" office:value="234427">
            <text:p>234427</text:p>
          </table:table-cell>
          <table:table-cell office:value-type="float" office:value="777873">
            <text:p>777873</text:p>
          </table:table-cell>
          <table:table-cell table:formula="of:=[.D33]*[.E33]*[.F33]" office:value-type="float" office:value="17155">
            <text:p>17155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08">
            <text:p>108</text:p>
          </table:table-cell>
          <table:table-cell table:style-name="ce3" office:value-type="float" office:value="705">
            <text:p>705</text:p>
          </table:table-cell>
          <table:table-cell table:style-name="ce3" office:value-type="float" office:value="9311">
            <text:p>9311</text:p>
          </table:table-cell>
          <table:table-cell table:formula="of:=[.J$85]/[.D33]/[.E33]/[.F33]" office:value-type="float" office:value="96138196">
            <text:p>96138196</text:p>
          </table:table-cell>
          <table:table-cell table:formula="of:=[.A33]*[.A33]*[.C$85]+[.B33]*[.B33]-[.J$85]" office:value-type="float" office:value="0">
            <text:p>0</text:p>
          </table:table-cell>
          <table:table-cell table:formula="of:=[.G33]*[.G33]*[.C$85]+[.H33]*[.H33]-[.D33]*[.E33]*[.F33]" office:value-type="float" office:value="0">
            <text:p>0</text:p>
          </table:table-cell>
          <table:table-cell table:formula="of:=ABS([.G33]*[.J33]-[.H33]*[.I33])-MIN([.A33];[.A$85])" office:value-type="float" office:value="0">
            <text:p>0</text:p>
          </table:table-cell>
          <table:table-cell table:formula="of:=([.G33]*[.J33]+[.H33]*[.I33])-MAX([.A33];[.A$85])" office:value-type="float" office:value="0">
            <text:p>0</text:p>
          </table:table-cell>
          <table:table-cell table:formula="of:=ABS([.G33]*[.I33]*[.C$85]-[.H33]*[.J33])-MIN([.B33];[.B$85])" office:value-type="float" office:value="0">
            <text:p>0</text:p>
          </table:table-cell>
          <table:table-cell table:formula="of:=[.G33]*[.I33]*[.C$85]+[.H33]*[.J33]-MAX([.B33];[.B$85])" office:value-type="float" office:value="0">
            <text:p>0</text:p>
          </table:table-cell>
          <table:table-cell table:formula="of:=[.H33]/[.G33]" office:value-type="float" office:value="6.35294117647059">
            <text:p>6,35</text:p>
          </table:table-cell>
          <table:table-cell table:formula="of:=[.J33]/[.I33]" office:value-type="float" office:value="13.2070921985816">
            <text:p>13,21</text:p>
          </table:table-cell>
          <table:table-cell table:number-columns-repeated="2"/>
        </table:table-row>
        <table:table-row table:style-name="ro1">
          <table:table-cell office:value-type="float" office:value="44511">
            <text:p>44511</text:p>
          </table:table-cell>
          <table:table-cell office:value-type="float" office:value="1269491">
            <text:p>1269491</text:p>
          </table:table-cell>
          <table:table-cell table:formula="of:=[.D34]*[.E34]*[.F34]" office:value-type="float" office:value="935">
            <text:p>93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409">
            <text:p>9409</text:p>
          </table:table-cell>
          <table:table-cell office:value-type="float" office:value="9047">
            <text:p>9047</text:p>
          </table:table-cell>
          <table:table-cell table:formula="of:=[.J$85]/[.D34]/[.E34]/[.F34]" office:value-type="float" office:value="1763904548">
            <text:p>1763904548</text:p>
          </table:table-cell>
          <table:table-cell table:formula="of:=[.A34]*[.A34]*[.C$85]+[.B34]*[.B34]-[.J$85]" office:value-type="float" office:value="0">
            <text:p>0</text:p>
          </table:table-cell>
          <table:table-cell table:formula="of:=[.G34]*[.G34]*[.C$85]+[.H34]*[.H34]-[.D34]*[.E34]*[.F34]" office:value-type="float" office:value="0">
            <text:p>0</text:p>
          </table:table-cell>
          <table:table-cell table:formula="of:=ABS([.G34]*[.J34]-[.H34]*[.I34])-MIN([.A34];[.A$85])" office:value-type="float" office:value="0">
            <text:p>0</text:p>
          </table:table-cell>
          <table:table-cell table:formula="of:=([.G34]*[.J34]+[.H34]*[.I34])-MAX([.A34];[.A$85])" office:value-type="float" office:value="0">
            <text:p>0</text:p>
          </table:table-cell>
          <table:table-cell table:formula="of:=ABS([.G34]*[.I34]*[.C$85]-[.H34]*[.J34])-MIN([.B34];[.B$85])" office:value-type="float" office:value="0">
            <text:p>0</text:p>
          </table:table-cell>
          <table:table-cell table:formula="of:=[.G34]*[.I34]*[.C$85]+[.H34]*[.J34]-MAX([.B34];[.B$85])" office:value-type="float" office:value="0">
            <text:p>0</text:p>
          </table:table-cell>
          <table:table-cell table:formula="of:=[.H34]/[.G34]" office:value-type="float" office:value="0.285714285714286">
            <text:p>0,29</text:p>
          </table:table-cell>
          <table:table-cell table:formula="of:=[.J34]/[.I34]" office:value-type="float" office:value="0.961526198320757">
            <text:p>0,96</text:p>
          </table:table-cell>
          <table:table-cell table:number-columns-repeated="2"/>
        </table:table-row>
        <table:table-row table:style-name="ro1">
          <table:table-cell office:value-type="float" office:value="260157">
            <text:p>260157</text:p>
          </table:table-cell>
          <table:table-cell office:value-type="float" office:value="602743">
            <text:p>602743</text:p>
          </table:table-cell>
          <table:table-cell table:formula="of:=[.D35]*[.E35]*[.F35]" office:value-type="float" office:value="8084">
            <text:p>8084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2543">
            <text:p>2543</text:p>
          </table:table-cell>
          <table:table-cell office:value-type="float" office:value="9008">
            <text:p>9008</text:p>
          </table:table-cell>
          <table:table-cell table:formula="of:=[.J$85]/[.D35]/[.E35]/[.F35]" office:value-type="float" office:value="204014195">
            <text:p>204014195</text:p>
          </table:table-cell>
          <table:table-cell table:formula="of:=[.A35]*[.A35]*[.C$85]+[.B35]*[.B35]-[.J$85]" office:value-type="float" office:value="0">
            <text:p>0</text:p>
          </table:table-cell>
          <table:table-cell table:formula="of:=[.G35]*[.G35]*[.C$85]+[.H35]*[.H35]-[.D35]*[.E35]*[.F35]" office:value-type="float" office:value="0">
            <text:p>0</text:p>
          </table:table-cell>
          <table:table-cell table:formula="of:=ABS([.G35]*[.J35]-[.H35]*[.I35])-MIN([.A35];[.A$85])" office:value-type="float" office:value="0">
            <text:p>0</text:p>
          </table:table-cell>
          <table:table-cell table:formula="of:=([.G35]*[.J35]+[.H35]*[.I35])-MAX([.A35];[.A$85])" office:value-type="float" office:value="0">
            <text:p>0</text:p>
          </table:table-cell>
          <table:table-cell table:formula="of:=ABS([.G35]*[.I35]*[.C$85]-[.H35]*[.J35])-MIN([.B35];[.B$85])" office:value-type="float" office:value="0">
            <text:p>0</text:p>
          </table:table-cell>
          <table:table-cell table:formula="of:=[.G35]*[.I35]*[.C$85]+[.H35]*[.J35]-MAX([.B35];[.B$85])" office:value-type="float" office:value="0">
            <text:p>0</text:p>
          </table:table-cell>
          <table:table-cell table:formula="of:=[.H35]/[.G35]" office:value-type="float" office:value="1.84210526315789">
            <text:p>1,84</text:p>
          </table:table-cell>
          <table:table-cell table:formula="of:=[.J35]/[.I35]" office:value-type="float" office:value="3.54227290601652">
            <text:p>3,54</text:p>
          </table:table-cell>
          <table:table-cell table:number-columns-repeated="2"/>
        </table:table-row>
        <table:table-row table:style-name="ro1">
          <table:table-cell office:value-type="float" office:value="275549">
            <text:p>275549</text:p>
          </table:table-cell>
          <table:table-cell office:value-type="float" office:value="454569">
            <text:p>454569</text:p>
          </table:table-cell>
          <table:table-cell table:formula="of:=[.D36]*[.E36]*[.F36]" office:value-type="float" office:value="11515">
            <text:p>11515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6">
            <text:p>96</text:p>
          </table:table-cell>
          <table:table-cell office:value-type="float" office:value="1863">
            <text:p>1863</text:p>
          </table:table-cell>
          <table:table-cell office:value-type="float" office:value="8791">
            <text:p>8791</text:p>
          </table:table-cell>
          <table:table-cell table:formula="of:=[.J$85]/[.D36]/[.E36]/[.F36]" office:value-type="float" office:value="143226292">
            <text:p>143226292</text:p>
          </table:table-cell>
          <table:table-cell table:formula="of:=[.A36]*[.A36]*[.C$85]+[.B36]*[.B36]-[.J$85]" office:value-type="float" office:value="0">
            <text:p>0</text:p>
          </table:table-cell>
          <table:table-cell table:formula="of:=[.G36]*[.G36]*[.C$85]+[.H36]*[.H36]-[.D36]*[.E36]*[.F36]" office:value-type="float" office:value="0">
            <text:p>0</text:p>
          </table:table-cell>
          <table:table-cell table:formula="of:=ABS([.G36]*[.J36]-[.H36]*[.I36])-MIN([.A36];[.A$85])" office:value-type="float" office:value="0">
            <text:p>0</text:p>
          </table:table-cell>
          <table:table-cell table:formula="of:=([.G36]*[.J36]+[.H36]*[.I36])-MAX([.A36];[.A$85])" office:value-type="float" office:value="0">
            <text:p>0</text:p>
          </table:table-cell>
          <table:table-cell table:formula="of:=ABS([.G36]*[.I36]*[.C$85]-[.H36]*[.J36])-MIN([.B36];[.B$85])" office:value-type="float" office:value="0">
            <text:p>0</text:p>
          </table:table-cell>
          <table:table-cell table:formula="of:=[.G36]*[.I36]*[.C$85]+[.H36]*[.J36]-MAX([.B36];[.B$85])" office:value-type="float" office:value="0">
            <text:p>0</text:p>
          </table:table-cell>
          <table:table-cell table:formula="of:=[.H36]/[.G36]" office:value-type="float" office:value="8.72727272727273">
            <text:p>8,73</text:p>
          </table:table-cell>
          <table:table-cell table:formula="of:=[.J36]/[.I36]" office:value-type="float" office:value="4.7187332259796">
            <text:p>4,72</text:p>
          </table:table-cell>
          <table:table-cell table:number-columns-repeated="2"/>
        </table:table-row>
        <table:table-row table:style-name="ro1">
          <table:table-cell office:value-type="float" office:value="172463">
            <text:p>172463</text:p>
          </table:table-cell>
          <table:table-cell office:value-type="float" office:value="1041213">
            <text:p>1041213</text:p>
          </table:table-cell>
          <table:table-cell table:formula="of:=[.D37]*[.E37]*[.F37]" office:value-type="float" office:value="22231">
            <text:p>22231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4">
            <text:p>134</text:p>
          </table:table-cell>
          <table:table-cell table:style-name="ce3" office:value-type="float" office:value="337">
            <text:p>337</text:p>
          </table:table-cell>
          <table:table-cell table:style-name="ce3" office:value-type="float" office:value="8487">
            <text:p>8487</text:p>
          </table:table-cell>
          <table:table-cell table:formula="of:=[.J$85]/[.D37]/[.E37]/[.F37]" office:value-type="float" office:value="74186980">
            <text:p>74186980</text:p>
          </table:table-cell>
          <table:table-cell table:formula="of:=[.A37]*[.A37]*[.C$85]+[.B37]*[.B37]-[.J$85]" office:value-type="float" office:value="0">
            <text:p>0</text:p>
          </table:table-cell>
          <table:table-cell table:formula="of:=[.G37]*[.G37]*[.C$85]+[.H37]*[.H37]-[.D37]*[.E37]*[.F37]" office:value-type="float" office:value="0">
            <text:p>0</text:p>
          </table:table-cell>
          <table:table-cell table:formula="of:=ABS([.G37]*[.J37]-[.H37]*[.I37])-MIN([.A37];[.A$85])" office:value-type="float" office:value="0">
            <text:p>0</text:p>
          </table:table-cell>
          <table:table-cell table:formula="of:=([.G37]*[.J37]+[.H37]*[.I37])-MAX([.A37];[.A$85])" office:value-type="float" office:value="0">
            <text:p>0</text:p>
          </table:table-cell>
          <table:table-cell table:formula="of:=ABS([.G37]*[.I37]*[.C$85]-[.H37]*[.J37])-MIN([.B37];[.B$85])" office:value-type="float" office:value="0">
            <text:p>0</text:p>
          </table:table-cell>
          <table:table-cell table:formula="of:=[.G37]*[.I37]*[.C$85]+[.H37]*[.J37]-MAX([.B37];[.B$85])" office:value-type="float" office:value="0">
            <text:p>0</text:p>
          </table:table-cell>
          <table:table-cell table:formula="of:=[.H37]/[.G37]" office:value-type="float" office:value="8.93333333333333">
            <text:p>8,93</text:p>
          </table:table-cell>
          <table:table-cell table:formula="of:=[.J37]/[.I37]" office:value-type="float" office:value="25.1839762611276">
            <text:p>25,18</text:p>
          </table:table-cell>
          <table:table-cell table:number-columns-repeated="2"/>
        </table:table-row>
        <table:table-row table:style-name="ro1">
          <table:table-cell office:value-type="float" office:value="197367">
            <text:p>197367</text:p>
          </table:table-cell>
          <table:table-cell office:value-type="float" office:value="953483">
            <text:p>953483</text:p>
          </table:table-cell>
          <table:table-cell table:formula="of:=[.D38]*[.E38]*[.F38]" office:value-type="float" office:value="1220">
            <text:p>1220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221">
            <text:p>8221</text:p>
          </table:table-cell>
          <table:table-cell office:value-type="float" office:value="8230">
            <text:p>8230</text:p>
          </table:table-cell>
          <table:table-cell table:formula="of:=[.J$85]/[.D38]/[.E38]/[.F38]" office:value-type="float" office:value="1351844879">
            <text:p>1351844879</text:p>
          </table:table-cell>
          <table:table-cell table:formula="of:=[.A38]*[.A38]*[.C$85]+[.B38]*[.B38]-[.J$85]" office:value-type="float" office:value="0">
            <text:p>0</text:p>
          </table:table-cell>
          <table:table-cell table:formula="of:=[.G38]*[.G38]*[.C$85]+[.H38]*[.H38]-[.D38]*[.E38]*[.F38]" office:value-type="float" office:value="0">
            <text:p>0</text:p>
          </table:table-cell>
          <table:table-cell table:formula="of:=ABS([.G38]*[.J38]-[.H38]*[.I38])-MIN([.A38];[.A$85])" office:value-type="float" office:value="0">
            <text:p>0</text:p>
          </table:table-cell>
          <table:table-cell table:formula="of:=([.G38]*[.J38]+[.H38]*[.I38])-MAX([.A38];[.A$85])" office:value-type="float" office:value="0">
            <text:p>0</text:p>
          </table:table-cell>
          <table:table-cell table:formula="of:=ABS([.G38]*[.I38]*[.C$85]-[.H38]*[.J38])-MIN([.B38];[.B$85])" office:value-type="float" office:value="0">
            <text:p>0</text:p>
          </table:table-cell>
          <table:table-cell table:formula="of:=[.G38]*[.I38]*[.C$85]+[.H38]*[.J38]-MAX([.B38];[.B$85])" office:value-type="float" office:value="0">
            <text:p>0</text:p>
          </table:table-cell>
          <table:table-cell table:formula="of:=[.H38]/[.G38]" office:value-type="float" office:value="2.42857142857143">
            <text:p>2,43</text:p>
          </table:table-cell>
          <table:table-cell table:formula="of:=[.J38]/[.I38]" office:value-type="float" office:value="1.00109475732879">
            <text:p>1</text:p>
          </table:table-cell>
          <table:table-cell table:number-columns-repeated="2"/>
        </table:table-row>
        <table:table-row table:style-name="ro1">
          <table:table-cell office:value-type="float" office:value="14009">
            <text:p>14009</text:p>
          </table:table-cell>
          <table:table-cell office:value-type="float" office:value="1282779">
            <text:p>1282779</text:p>
          </table:table-cell>
          <table:table-cell table:formula="of:=[.D39]*[.E39]*[.F39]" office:value-type="float" office:value="25333">
            <text:p>25333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office:value-type="float" office:value="217">
            <text:p>217</text:p>
          </table:table-cell>
          <table:table-cell office:value-type="float" office:value="8013">
            <text:p>8013</text:p>
          </table:table-cell>
          <table:table-cell table:formula="of:=[.J$85]/[.D39]/[.E39]/[.F39]" office:value-type="float" office:value="65102860">
            <text:p>65102860</text:p>
          </table:table-cell>
          <table:table-cell table:formula="of:=[.A39]*[.A39]*[.C$85]+[.B39]*[.B39]-[.J$85]" office:value-type="float" office:value="0">
            <text:p>0</text:p>
          </table:table-cell>
          <table:table-cell table:formula="of:=[.G39]*[.G39]*[.C$85]+[.H39]*[.H39]-[.D39]*[.E39]*[.F39]" office:value-type="float" office:value="0">
            <text:p>0</text:p>
          </table:table-cell>
          <table:table-cell table:formula="of:=ABS([.G39]*[.J39]-[.H39]*[.I39])-MIN([.A39];[.A$85])" office:value-type="float" office:value="0">
            <text:p>0</text:p>
          </table:table-cell>
          <table:table-cell table:formula="of:=([.G39]*[.J39]+[.H39]*[.I39])-MAX([.A39];[.A$85])" office:value-type="float" office:value="0">
            <text:p>0</text:p>
          </table:table-cell>
          <table:table-cell table:formula="of:=ABS([.G39]*[.I39]*[.C$85]-[.H39]*[.J39])-MIN([.B39];[.B$85])" office:value-type="float" office:value="0">
            <text:p>0</text:p>
          </table:table-cell>
          <table:table-cell table:formula="of:=[.G39]*[.I39]*[.C$85]+[.H39]*[.J39]-MAX([.B39];[.B$85])" office:value-type="float" office:value="0">
            <text:p>0</text:p>
          </table:table-cell>
          <table:table-cell table:formula="of:=[.H39]/[.G39]" office:value-type="float" office:value="26.1666666666667">
            <text:p>26,17</text:p>
          </table:table-cell>
          <table:table-cell table:formula="of:=[.J39]/[.I39]" office:value-type="float" office:value="36.926267281106">
            <text:p>36,93</text:p>
          </table:table-cell>
          <table:table-cell table:number-columns-repeated="2"/>
        </table:table-row>
        <table:table-row table:style-name="ro1">
          <table:table-cell office:value-type="float" office:value="201973">
            <text:p>201973</text:p>
          </table:table-cell>
          <table:table-cell office:value-type="float" office:value="934977">
            <text:p>934977</text:p>
          </table:table-cell>
          <table:table-cell table:formula="of:=[.D40]*[.E40]*[.F40]" office:value-type="float" office:value="8041">
            <text:p>8041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853">
            <text:p>2853</text:p>
          </table:table-cell>
          <table:table-cell office:value-type="float" office:value="7103">
            <text:p>7103</text:p>
          </table:table-cell>
          <table:table-cell table:formula="of:=[.J$85]/[.D40]/[.E40]/[.F40]" office:value-type="float" office:value="205105180">
            <text:p>205105180</text:p>
          </table:table-cell>
          <table:table-cell table:formula="of:=[.A40]*[.A40]*[.C$85]+[.B40]*[.B40]-[.J$85]" office:value-type="float" office:value="0">
            <text:p>0</text:p>
          </table:table-cell>
          <table:table-cell table:formula="of:=[.G40]*[.G40]*[.C$85]+[.H40]*[.H40]-[.D40]*[.E40]*[.F40]" office:value-type="float" office:value="0">
            <text:p>0</text:p>
          </table:table-cell>
          <table:table-cell table:formula="of:=ABS([.G40]*[.J40]-[.H40]*[.I40])-MIN([.A40];[.A$85])" office:value-type="float" office:value="0">
            <text:p>0</text:p>
          </table:table-cell>
          <table:table-cell table:formula="of:=([.G40]*[.J40]+[.H40]*[.I40])-MAX([.A40];[.A$85])" office:value-type="float" office:value="0">
            <text:p>0</text:p>
          </table:table-cell>
          <table:table-cell table:formula="of:=ABS([.G40]*[.I40]*[.C$85]-[.H40]*[.J40])-MIN([.B40];[.B$85])" office:value-type="float" office:value="0">
            <text:p>0</text:p>
          </table:table-cell>
          <table:table-cell table:formula="of:=[.G40]*[.I40]*[.C$85]+[.H40]*[.J40]-MAX([.B40];[.B$85])" office:value-type="float" office:value="0">
            <text:p>0</text:p>
          </table:table-cell>
          <table:table-cell table:formula="of:=[.H40]/[.G40]" office:value-type="float" office:value="1.05">
            <text:p>1,05</text:p>
          </table:table-cell>
          <table:table-cell table:formula="of:=[.J40]/[.I40]" office:value-type="float" office:value="2.48966000701016">
            <text:p>2,49</text:p>
          </table:table-cell>
          <table:table-cell table:number-columns-repeated="2"/>
        </table:table-row>
        <table:table-row table:style-name="ro1">
          <table:table-cell office:value-type="float" office:value="206779">
            <text:p>206779</text:p>
          </table:table-cell>
          <table:table-cell office:value-type="float" office:value="914799">
            <text:p>914799</text:p>
          </table:table-cell>
          <table:table-cell table:formula="of:=[.D41]*[.E41]*[.F41]" office:value-type="float" office:value="2068">
            <text:p>2068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style-name="ce3" office:value-type="float" office:value="6281">
            <text:p>6281</text:p>
          </table:table-cell>
          <table:table-cell table:style-name="ce3" office:value-type="float" office:value="6924">
            <text:p>6924</text:p>
          </table:table-cell>
          <table:table-cell table:formula="of:=[.J$85]/[.D41]/[.E41]/[.F41]" office:value-type="float" office:value="797510035">
            <text:p>797510035</text:p>
          </table:table-cell>
          <table:table-cell table:formula="of:=[.A41]*[.A41]*[.C$85]+[.B41]*[.B41]-[.J$85]" office:value-type="float" office:value="0">
            <text:p>0</text:p>
          </table:table-cell>
          <table:table-cell table:formula="of:=[.G41]*[.G41]*[.C$85]+[.H41]*[.H41]-[.D41]*[.E41]*[.F41]" office:value-type="float" office:value="0">
            <text:p>0</text:p>
          </table:table-cell>
          <table:table-cell table:formula="of:=ABS([.G41]*[.J41]-[.H41]*[.I41])-MIN([.A41];[.A$85])" office:value-type="float" office:value="0">
            <text:p>0</text:p>
          </table:table-cell>
          <table:table-cell table:formula="of:=([.G41]*[.J41]+[.H41]*[.I41])-MAX([.A41];[.A$85])" office:value-type="float" office:value="0">
            <text:p>0</text:p>
          </table:table-cell>
          <table:table-cell table:formula="of:=ABS([.G41]*[.I41]*[.C$85]-[.H41]*[.J41])-MIN([.B41];[.B$85])" office:value-type="float" office:value="0">
            <text:p>0</text:p>
          </table:table-cell>
          <table:table-cell table:formula="of:=[.G41]*[.I41]*[.C$85]+[.H41]*[.J41]-MAX([.B41];[.B$85])" office:value-type="float" office:value="0">
            <text:p>0</text:p>
          </table:table-cell>
          <table:table-cell table:formula="of:=[.H41]/[.G41]" office:value-type="float" office:value="2.55555555555556">
            <text:p>2,56</text:p>
          </table:table-cell>
          <table:table-cell table:formula="of:=[.J41]/[.I41]" office:value-type="float" office:value="1.10237223372075">
            <text:p>1,1</text:p>
          </table:table-cell>
          <table:table-cell table:number-columns-repeated="2"/>
        </table:table-row>
        <table:table-row table:style-name="ro1">
          <table:table-cell office:value-type="float" office:value="92079">
            <text:p>92079</text:p>
          </table:table-cell>
          <table:table-cell office:value-type="float" office:value="1219901">
            <text:p>1219901</text:p>
          </table:table-cell>
          <table:table-cell table:formula="of:=[.D42]*[.E42]*[.F42]"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3" office:value-type="float" office:value="4966">
            <text:p>4966</text:p>
          </table:table-cell>
          <table:table-cell table:style-name="ce3" office:value-type="float" office:value="6701">
            <text:p>6701</text:p>
          </table:table-cell>
          <table:table-cell table:formula="of:=[.J$85]/[.D42]/[.E42]/[.F42]" office:value-type="float" office:value="513465365">
            <text:p>513465365</text:p>
          </table:table-cell>
          <table:table-cell table:formula="of:=[.A42]*[.A42]*[.C$85]+[.B42]*[.B42]-[.J$85]" office:value-type="float" office:value="0">
            <text:p>0</text:p>
          </table:table-cell>
          <table:table-cell table:formula="of:=[.G42]*[.G42]*[.C$85]+[.H42]*[.H42]-[.D42]*[.E42]*[.F42]" office:value-type="float" office:value="0">
            <text:p>0</text:p>
          </table:table-cell>
          <table:table-cell table:formula="of:=ABS([.G42]*[.J42]-[.H42]*[.I42])-MIN([.A42];[.A$85])" office:value-type="float" office:value="0">
            <text:p>0</text:p>
          </table:table-cell>
          <table:table-cell table:formula="of:=([.G42]*[.J42]+[.H42]*[.I42])-MAX([.A42];[.A$85])" office:value-type="float" office:value="0">
            <text:p>0</text:p>
          </table:table-cell>
          <table:table-cell table:formula="of:=ABS([.G42]*[.I42]*[.C$85]-[.H42]*[.J42])-MIN([.B42];[.B$85])" office:value-type="float" office:value="0">
            <text:p>0</text:p>
          </table:table-cell>
          <table:table-cell table:formula="of:=[.G42]*[.I42]*[.C$85]+[.H42]*[.J42]-MAX([.B42];[.B$85])" office:value-type="float" office:value="0">
            <text:p>0</text:p>
          </table:table-cell>
          <table:table-cell table:formula="of:=[.H42]/[.G42]" office:value-type="float" office:value="0.0769230769230769">
            <text:p>0,08</text:p>
          </table:table-cell>
          <table:table-cell table:formula="of:=[.J42]/[.I42]" office:value-type="float" office:value="1.34937575513492">
            <text:p>1,35</text:p>
          </table:table-cell>
          <table:table-cell table:number-columns-repeated="2"/>
        </table:table-row>
        <table:table-row table:style-name="ro1">
          <table:table-cell office:value-type="float" office:value="15237">
            <text:p>15237</text:p>
          </table:table-cell>
          <table:table-cell office:value-type="float" office:value="1282513">
            <text:p>1282513</text:p>
          </table:table-cell>
          <table:table-cell table:formula="of:=[.D43]*[.E43]*[.F43]" office:value-type="float" office:value="35819">
            <text:p>35819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88">
            <text:p>188</text:p>
          </table:table-cell>
          <table:table-cell office:value-type="float" office:value="259">
            <text:p>259</text:p>
          </table:table-cell>
          <table:table-cell office:value-type="float" office:value="6691">
            <text:p>6691</text:p>
          </table:table-cell>
          <table:table-cell table:formula="of:=[.J$85]/[.D43]/[.E43]/[.F43]" office:value-type="float" office:value="46044020">
            <text:p>46044020</text:p>
          </table:table-cell>
          <table:table-cell table:formula="of:=[.A43]*[.A43]*[.C$85]+[.B43]*[.B43]-[.J$85]" office:value-type="float" office:value="0">
            <text:p>0</text:p>
          </table:table-cell>
          <table:table-cell table:formula="of:=[.G43]*[.G43]*[.C$85]+[.H43]*[.H43]-[.D43]*[.E43]*[.F43]" office:value-type="float" office:value="0">
            <text:p>0</text:p>
          </table:table-cell>
          <table:table-cell table:formula="of:=ABS([.G43]*[.J43]-[.H43]*[.I43])-MIN([.A43];[.A$85])" office:value-type="float" office:value="0">
            <text:p>0</text:p>
          </table:table-cell>
          <table:table-cell table:formula="of:=([.G43]*[.J43]+[.H43]*[.I43])-MAX([.A43];[.A$85])" office:value-type="float" office:value="0">
            <text:p>0</text:p>
          </table:table-cell>
          <table:table-cell table:formula="of:=ABS([.G43]*[.I43]*[.C$85]-[.H43]*[.J43])-MIN([.B43];[.B$85])" office:value-type="float" office:value="0">
            <text:p>0</text:p>
          </table:table-cell>
          <table:table-cell table:formula="of:=[.G43]*[.I43]*[.C$85]+[.H43]*[.J43]-MAX([.B43];[.B$85])" office:value-type="float" office:value="0">
            <text:p>0</text:p>
          </table:table-cell>
          <table:table-cell table:formula="of:=[.H43]/[.G43]" office:value-type="float" office:value="37.6">
            <text:p>37,6</text:p>
          </table:table-cell>
          <table:table-cell table:formula="of:=[.J43]/[.I43]" office:value-type="float" office:value="25.8339768339768">
            <text:p>25,83</text:p>
          </table:table-cell>
          <table:table-cell table:number-columns-repeated="2"/>
        </table:table-row>
        <table:table-row table:style-name="ro1">
          <table:table-cell office:value-type="float" office:value="133563">
            <text:p>133563</text:p>
          </table:table-cell>
          <table:table-cell office:value-type="float" office:value="1144687">
            <text:p>1144687</text:p>
          </table:table-cell>
          <table:table-cell table:formula="of:=[.D44]*[.E44]*[.F44]" office:value-type="float" office:value="34529">
            <text:p>34529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85">
            <text:p>185</text:p>
          </table:table-cell>
          <table:table-cell table:style-name="ce3" office:value-type="float" office:value="583">
            <text:p>583</text:p>
          </table:table-cell>
          <table:table-cell table:style-name="ce3" office:value-type="float" office:value="6427">
            <text:p>6427</text:p>
          </table:table-cell>
          <table:table-cell table:formula="of:=[.J$85]/[.D44]/[.E44]/[.F44]" office:value-type="float" office:value="47764220">
            <text:p>47764220</text:p>
          </table:table-cell>
          <table:table-cell table:formula="of:=[.A44]*[.A44]*[.C$85]+[.B44]*[.B44]-[.J$85]" office:value-type="float" office:value="0">
            <text:p>0</text:p>
          </table:table-cell>
          <table:table-cell table:formula="of:=[.G44]*[.G44]*[.C$85]+[.H44]*[.H44]-[.D44]*[.E44]*[.F44]" office:value-type="float" office:value="0">
            <text:p>0</text:p>
          </table:table-cell>
          <table:table-cell table:formula="of:=ABS([.G44]*[.J44]-[.H44]*[.I44])-MIN([.A44];[.A$85])" office:value-type="float" office:value="0">
            <text:p>0</text:p>
          </table:table-cell>
          <table:table-cell table:formula="of:=([.G44]*[.J44]+[.H44]*[.I44])-MAX([.A44];[.A$85])" office:value-type="float" office:value="0">
            <text:p>0</text:p>
          </table:table-cell>
          <table:table-cell table:formula="of:=ABS([.G44]*[.I44]*[.C$85]-[.H44]*[.J44])-MIN([.B44];[.B$85])" office:value-type="float" office:value="0">
            <text:p>0</text:p>
          </table:table-cell>
          <table:table-cell table:formula="of:=[.G44]*[.I44]*[.C$85]+[.H44]*[.J44]-MAX([.B44];[.B$85])" office:value-type="float" office:value="0">
            <text:p>0</text:p>
          </table:table-cell>
          <table:table-cell table:formula="of:=[.H44]/[.G44]" office:value-type="float" office:value="46.25">
            <text:p>46,25</text:p>
          </table:table-cell>
          <table:table-cell table:formula="of:=[.J44]/[.I44]" office:value-type="float" office:value="11.0240137221269">
            <text:p>11,02</text:p>
          </table:table-cell>
          <table:table-cell table:number-columns-repeated="2"/>
        </table:table-row>
        <table:table-row table:style-name="ro1">
          <table:table-cell office:value-type="float" office:value="280527">
            <text:p>280527</text:p>
          </table:table-cell>
          <table:table-cell office:value-type="float" office:value="392477">
            <text:p>392477</text:p>
          </table:table-cell>
          <table:table-cell table:formula="of:=[.D45]*[.E45]*[.F45]" office:value-type="float" office:value="32879">
            <text:p>32879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30">
            <text:p>130</text:p>
          </table:table-cell>
          <table:table-cell table:style-name="ce3" office:value-type="float" office:value="763">
            <text:p>763</text:p>
          </table:table-cell>
          <table:table-cell table:style-name="ce3" office:value-type="float" office:value="6253">
            <text:p>6253</text:p>
          </table:table-cell>
          <table:table-cell table:formula="of:=[.J$85]/[.D45]/[.E45]/[.F45]" office:value-type="float" office:value="50161220">
            <text:p>50161220</text:p>
          </table:table-cell>
          <table:table-cell table:formula="of:=[.A45]*[.A45]*[.C$85]+[.B45]*[.B45]-[.J$85]" office:value-type="float" office:value="0">
            <text:p>0</text:p>
          </table:table-cell>
          <table:table-cell table:formula="of:=[.G45]*[.G45]*[.C$85]+[.H45]*[.H45]-[.D45]*[.E45]*[.F45]" office:value-type="float" office:value="0">
            <text:p>0</text:p>
          </table:table-cell>
          <table:table-cell table:formula="of:=ABS([.G45]*[.J45]-[.H45]*[.I45])-MIN([.A45];[.A$85])" office:value-type="float" office:value="0">
            <text:p>0</text:p>
          </table:table-cell>
          <table:table-cell table:formula="of:=([.G45]*[.J45]+[.H45]*[.I45])-MAX([.A45];[.A$85])" office:value-type="float" office:value="0">
            <text:p>0</text:p>
          </table:table-cell>
          <table:table-cell table:formula="of:=ABS([.G45]*[.I45]*[.C$85]-[.H45]*[.J45])-MIN([.B45];[.B$85])" office:value-type="float" office:value="0">
            <text:p>0</text:p>
          </table:table-cell>
          <table:table-cell table:formula="of:=[.G45]*[.I45]*[.C$85]+[.H45]*[.J45]-MAX([.B45];[.B$85])" office:value-type="float" office:value="0">
            <text:p>0</text:p>
          </table:table-cell>
          <table:table-cell table:formula="of:=[.H45]/[.G45]" office:value-type="float" office:value="4.48275862068966">
            <text:p>4,48</text:p>
          </table:table-cell>
          <table:table-cell table:formula="of:=[.J45]/[.I45]" office:value-type="float" office:value="8.19528178243775">
            <text:p>8,2</text:p>
          </table:table-cell>
          <table:table-cell table:number-columns-repeated="2"/>
        </table:table-row>
        <table:table-row table:style-name="ro1">
          <table:table-cell office:value-type="float" office:value="292811">
            <text:p>292811</text:p>
          </table:table-cell>
          <table:table-cell office:value-type="float" office:value="142209">
            <text:p>142209</text:p>
          </table:table-cell>
          <table:table-cell table:formula="of:=[.D46]*[.E46]*[.F46]" office:value-type="float" office:value="17812">
            <text:p>17812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11">
            <text:p>111</text:p>
          </table:table-cell>
          <table:table-cell office:value-type="float" office:value="1689">
            <text:p>1689</text:p>
          </table:table-cell>
          <table:table-cell office:value-type="float" office:value="6196">
            <text:p>6196</text:p>
          </table:table-cell>
          <table:table-cell table:formula="of:=[.J$85]/[.D46]/[.E46]/[.F46]" office:value-type="float" office:value="92592115">
            <text:p>92592115</text:p>
          </table:table-cell>
          <table:table-cell table:formula="of:=[.A46]*[.A46]*[.C$85]+[.B46]*[.B46]-[.J$85]" office:value-type="float" office:value="0">
            <text:p>0</text:p>
          </table:table-cell>
          <table:table-cell table:formula="of:=[.G46]*[.G46]*[.C$85]+[.H46]*[.H46]-[.D46]*[.E46]*[.F46]" office:value-type="float" office:value="0">
            <text:p>0</text:p>
          </table:table-cell>
          <table:table-cell table:formula="of:=ABS([.G46]*[.J46]-[.H46]*[.I46])-MIN([.A46];[.A$85])" office:value-type="float" office:value="0">
            <text:p>0</text:p>
          </table:table-cell>
          <table:table-cell table:formula="of:=([.G46]*[.J46]+[.H46]*[.I46])-MAX([.A46];[.A$85])" office:value-type="float" office:value="0">
            <text:p>0</text:p>
          </table:table-cell>
          <table:table-cell table:formula="of:=ABS([.G46]*[.I46]*[.C$85]-[.H46]*[.J46])-MIN([.B46];[.B$85])" office:value-type="float" office:value="0">
            <text:p>0</text:p>
          </table:table-cell>
          <table:table-cell table:formula="of:=[.G46]*[.I46]*[.C$85]+[.H46]*[.J46]-MAX([.B46];[.B$85])" office:value-type="float" office:value="0">
            <text:p>0</text:p>
          </table:table-cell>
          <table:table-cell table:formula="of:=[.H46]/[.G46]" office:value-type="float" office:value="6.52941176470588">
            <text:p>6,53</text:p>
          </table:table-cell>
          <table:table-cell table:formula="of:=[.J46]/[.I46]" office:value-type="float" office:value="3.66844286560095">
            <text:p>3,67</text:p>
          </table:table-cell>
          <table:table-cell table:number-columns-repeated="2"/>
        </table:table-row>
        <table:table-row table:style-name="ro1">
          <table:table-cell office:value-type="float" office:value="193071">
            <text:p>193071</text:p>
          </table:table-cell>
          <table:table-cell office:value-type="float" office:value="970051">
            <text:p>970051</text:p>
          </table:table-cell>
          <table:table-cell table:formula="of:=[.D47]*[.E47]*[.F47]" office:value-type="float" office:value="10535">
            <text:p>10535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521">
            <text:p>2521</text:p>
          </table:table-cell>
          <table:table-cell office:value-type="float" office:value="5983">
            <text:p>5983</text:p>
          </table:table-cell>
          <table:table-cell table:formula="of:=[.J$85]/[.D47]/[.E47]/[.F47]" office:value-type="float" office:value="156549668">
            <text:p>156549668</text:p>
          </table:table-cell>
          <table:table-cell table:formula="of:=[.A47]*[.A47]*[.C$85]+[.B47]*[.B47]-[.J$85]" office:value-type="float" office:value="0">
            <text:p>0</text:p>
          </table:table-cell>
          <table:table-cell table:formula="of:=[.G47]*[.G47]*[.C$85]+[.H47]*[.H47]-[.D47]*[.E47]*[.F47]" office:value-type="float" office:value="0">
            <text:p>0</text:p>
          </table:table-cell>
          <table:table-cell table:formula="of:=ABS([.G47]*[.J47]-[.H47]*[.I47])-MIN([.A47];[.A$85])" office:value-type="float" office:value="0">
            <text:p>0</text:p>
          </table:table-cell>
          <table:table-cell table:formula="of:=([.G47]*[.J47]+[.H47]*[.I47])-MAX([.A47];[.A$85])" office:value-type="float" office:value="0">
            <text:p>0</text:p>
          </table:table-cell>
          <table:table-cell table:formula="of:=ABS([.G47]*[.I47]*[.C$85]-[.H47]*[.J47])-MIN([.B47];[.B$85])" office:value-type="float" office:value="0">
            <text:p>0</text:p>
          </table:table-cell>
          <table:table-cell table:formula="of:=[.G47]*[.I47]*[.C$85]+[.H47]*[.J47]-MAX([.B47];[.B$85])" office:value-type="float" office:value="0">
            <text:p>0</text:p>
          </table:table-cell>
          <table:table-cell table:formula="of:=[.H47]/[.G47]" office:value-type="float" office:value="0.956521739130435">
            <text:p>0,96</text:p>
          </table:table-cell>
          <table:table-cell table:formula="of:=[.J47]/[.I47]" office:value-type="float" office:value="2.37326457754859">
            <text:p>2,37</text:p>
          </table:table-cell>
          <table:table-cell table:number-columns-repeated="2"/>
        </table:table-row>
        <table:table-row table:style-name="ro1">
          <table:table-cell office:value-type="float" office:value="130937">
            <text:p>130937</text:p>
          </table:table-cell>
          <table:table-cell office:value-type="float" office:value="1150437">
            <text:p>1150437</text:p>
          </table:table-cell>
          <table:table-cell table:formula="of:=[.D48]*[.E48]*[.F48]" office:value-type="float" office:value="6205">
            <text:p>6205</text:p>
          </table:table-cell>
          <table:table-cell office:value-type="float" office:value="73">
            <text:p>7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style-name="ce3" office:value-type="float" office:value="3485">
            <text:p>3485</text:p>
          </table:table-cell>
          <table:table-cell table:style-name="ce3" office:value-type="float" office:value="5919">
            <text:p>5919</text:p>
          </table:table-cell>
          <table:table-cell table:formula="of:=[.J$85]/[.D48]/[.E48]/[.F48]" office:value-type="float" office:value="265793836">
            <text:p>265793836</text:p>
          </table:table-cell>
          <table:table-cell table:formula="of:=[.A48]*[.A48]*[.C$85]+[.B48]*[.B48]-[.J$85]" office:value-type="float" office:value="0">
            <text:p>0</text:p>
          </table:table-cell>
          <table:table-cell table:formula="of:=[.G48]*[.G48]*[.C$85]+[.H48]*[.H48]-[.D48]*[.E48]*[.F48]" office:value-type="float" office:value="0">
            <text:p>0</text:p>
          </table:table-cell>
          <table:table-cell table:formula="of:=ABS([.G48]*[.J48]-[.H48]*[.I48])-MIN([.A48];[.A$85])" office:value-type="float" office:value="0">
            <text:p>0</text:p>
          </table:table-cell>
          <table:table-cell table:formula="of:=([.G48]*[.J48]+[.H48]*[.I48])-MAX([.A48];[.A$85])" office:value-type="float" office:value="0">
            <text:p>0</text:p>
          </table:table-cell>
          <table:table-cell table:formula="of:=ABS([.G48]*[.I48]*[.C$85]-[.H48]*[.J48])-MIN([.B48];[.B$85])" office:value-type="float" office:value="0">
            <text:p>0</text:p>
          </table:table-cell>
          <table:table-cell table:formula="of:=[.G48]*[.I48]*[.C$85]+[.H48]*[.J48]-MAX([.B48];[.B$85])" office:value-type="float" office:value="0">
            <text:p>0</text:p>
          </table:table-cell>
          <table:table-cell table:formula="of:=[.H48]/[.G48]" office:value-type="float" office:value="0.388888888888889">
            <text:p>0,39</text:p>
          </table:table-cell>
          <table:table-cell table:formula="of:=[.J48]/[.I48]" office:value-type="float" office:value="1.69842180774749">
            <text:p>1,7</text:p>
          </table:table-cell>
          <table:table-cell table:number-columns-repeated="2"/>
        </table:table-row>
        <table:table-row table:style-name="ro1">
          <table:table-cell office:value-type="float" office:value="200803">
            <text:p>200803</text:p>
          </table:table-cell>
          <table:table-cell office:value-type="float" office:value="939753">
            <text:p>939753</text:p>
          </table:table-cell>
          <table:table-cell table:formula="of:=[.D49]*[.E49]*[.F49]" office:value-type="float" office:value="48739">
            <text:p>48739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92">
            <text:p>192</text:p>
          </table:table-cell>
          <table:table-cell office:value-type="float" office:value="309">
            <text:p>309</text:p>
          </table:table-cell>
          <table:table-cell office:value-type="float" office:value="5659">
            <text:p>5659</text:p>
          </table:table-cell>
          <table:table-cell table:formula="of:=[.J$85]/[.D49]/[.E49]/[.F49]" office:value-type="float" office:value="33838420">
            <text:p>33838420</text:p>
          </table:table-cell>
          <table:table-cell table:formula="of:=[.A49]*[.A49]*[.C$85]+[.B49]*[.B49]-[.J$85]" office:value-type="float" office:value="0">
            <text:p>0</text:p>
          </table:table-cell>
          <table:table-cell table:formula="of:=[.G49]*[.G49]*[.C$85]+[.H49]*[.H49]-[.D49]*[.E49]*[.F49]" office:value-type="float" office:value="0">
            <text:p>0</text:p>
          </table:table-cell>
          <table:table-cell table:formula="of:=ABS([.G49]*[.J49]-[.H49]*[.I49])-MIN([.A49];[.A$85])" office:value-type="float" office:value="0">
            <text:p>0</text:p>
          </table:table-cell>
          <table:table-cell table:formula="of:=([.G49]*[.J49]+[.H49]*[.I49])-MAX([.A49];[.A$85])" office:value-type="float" office:value="0">
            <text:p>0</text:p>
          </table:table-cell>
          <table:table-cell table:formula="of:=ABS([.G49]*[.I49]*[.C$85]-[.H49]*[.J49])-MIN([.B49];[.B$85])" office:value-type="float" office:value="0">
            <text:p>0</text:p>
          </table:table-cell>
          <table:table-cell table:formula="of:=[.G49]*[.I49]*[.C$85]+[.H49]*[.J49]-MAX([.B49];[.B$85])" office:value-type="float" office:value="0">
            <text:p>0</text:p>
          </table:table-cell>
          <table:table-cell table:formula="of:=[.H49]/[.G49]" office:value-type="float" office:value="7.68">
            <text:p>7,68</text:p>
          </table:table-cell>
          <table:table-cell table:formula="of:=[.J49]/[.I49]" office:value-type="float" office:value="18.3139158576052">
            <text:p>18,31</text:p>
          </table:table-cell>
          <table:table-cell table:number-columns-repeated="2"/>
        </table:table-row>
        <table:table-row table:style-name="ro1">
          <table:table-cell office:value-type="float" office:value="291033">
            <text:p>291033</text:p>
          </table:table-cell>
          <table:table-cell office:value-type="float" office:value="199867">
            <text:p>199867</text:p>
          </table:table-cell>
          <table:table-cell table:formula="of:=[.D50]*[.E50]*[.F50]" office:value-type="float" office:value="15695">
            <text:p>15695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94">
            <text:p>94</text:p>
          </table:table-cell>
          <table:table-cell table:style-name="ce3" office:value-type="float" office:value="1985">
            <text:p>1985</text:p>
          </table:table-cell>
          <table:table-cell table:style-name="ce3" office:value-type="float" office:value="5497">
            <text:p>5497</text:p>
          </table:table-cell>
          <table:table-cell table:formula="of:=[.J$85]/[.D50]/[.E50]/[.F50]" office:value-type="float" office:value="105081284">
            <text:p>105081284</text:p>
          </table:table-cell>
          <table:table-cell table:formula="of:=[.A50]*[.A50]*[.C$85]+[.B50]*[.B50]-[.J$85]" office:value-type="float" office:value="0">
            <text:p>0</text:p>
          </table:table-cell>
          <table:table-cell table:formula="of:=[.G50]*[.G50]*[.C$85]+[.H50]*[.H50]-[.D50]*[.E50]*[.F50]" office:value-type="float" office:value="0">
            <text:p>0</text:p>
          </table:table-cell>
          <table:table-cell table:formula="of:=ABS([.G50]*[.J50]-[.H50]*[.I50])-MIN([.A50];[.A$85])" office:value-type="float" office:value="0">
            <text:p>0</text:p>
          </table:table-cell>
          <table:table-cell table:formula="of:=([.G50]*[.J50]+[.H50]*[.I50])-MAX([.A50];[.A$85])" office:value-type="float" office:value="0">
            <text:p>0</text:p>
          </table:table-cell>
          <table:table-cell table:formula="of:=ABS([.G50]*[.I50]*[.C$85]-[.H50]*[.J50])-MIN([.B50];[.B$85])" office:value-type="float" office:value="0">
            <text:p>0</text:p>
          </table:table-cell>
          <table:table-cell table:formula="of:=[.G50]*[.I50]*[.C$85]+[.H50]*[.J50]-MAX([.B50];[.B$85])" office:value-type="float" office:value="0">
            <text:p>0</text:p>
          </table:table-cell>
          <table:table-cell table:formula="of:=[.H50]/[.G50]" office:value-type="float" office:value="4.94736842105263">
            <text:p>4,95</text:p>
          </table:table-cell>
          <table:table-cell table:formula="of:=[.J50]/[.I50]" office:value-type="float" office:value="2.76926952141058">
            <text:p>2,77</text:p>
          </table:table-cell>
          <table:table-cell table:number-columns-repeated="2"/>
        </table:table-row>
        <table:table-row table:style-name="ro1">
          <table:table-cell office:value-type="float" office:value="284169">
            <text:p>284169</text:p>
          </table:table-cell>
          <table:table-cell office:value-type="float" office:value="339061">
            <text:p>339061</text:p>
          </table:table-cell>
          <table:table-cell table:formula="of:=[.D51]*[.E51]*[.F51]" office:value-type="float" office:value="28853">
            <text:p>28853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table:style-name="ce3" office:value-type="float" office:value="1217">
            <text:p>1217</text:p>
          </table:table-cell>
          <table:table-cell table:style-name="ce3" office:value-type="float" office:value="5387">
            <text:p>5387</text:p>
          </table:table-cell>
          <table:table-cell table:formula="of:=[.J$85]/[.D51]/[.E51]/[.F51]" office:value-type="float" office:value="57160460">
            <text:p>57160460</text:p>
          </table:table-cell>
          <table:table-cell table:formula="of:=[.A51]*[.A51]*[.C$85]+[.B51]*[.B51]-[.J$85]" office:value-type="float" office:value="0">
            <text:p>0</text:p>
          </table:table-cell>
          <table:table-cell table:formula="of:=[.G51]*[.G51]*[.C$85]+[.H51]*[.H51]-[.D51]*[.E51]*[.F51]" office:value-type="float" office:value="0">
            <text:p>0</text:p>
          </table:table-cell>
          <table:table-cell table:formula="of:=ABS([.G51]*[.J51]-[.H51]*[.I51])-MIN([.A51];[.A$85])" office:value-type="float" office:value="0">
            <text:p>0</text:p>
          </table:table-cell>
          <table:table-cell table:formula="of:=([.G51]*[.J51]+[.H51]*[.I51])-MAX([.A51];[.A$85])" office:value-type="float" office:value="0">
            <text:p>0</text:p>
          </table:table-cell>
          <table:table-cell table:formula="of:=ABS([.G51]*[.I51]*[.C$85]-[.H51]*[.J51])-MIN([.B51];[.B$85])" office:value-type="float" office:value="0">
            <text:p>0</text:p>
          </table:table-cell>
          <table:table-cell table:formula="of:=[.G51]*[.I51]*[.C$85]+[.H51]*[.J51]-MAX([.B51];[.B$85])" office:value-type="float" office:value="0">
            <text:p>0</text:p>
          </table:table-cell>
          <table:table-cell table:formula="of:=[.H51]/[.G51]" office:value-type="float" office:value="2.44117647058824">
            <text:p>2,44</text:p>
          </table:table-cell>
          <table:table-cell table:formula="of:=[.J51]/[.I51]" office:value-type="float" office:value="4.42645850451931">
            <text:p>4,43</text:p>
          </table:table-cell>
          <table:table-cell table:number-columns-repeated="2"/>
        </table:table-row>
        <table:table-row table:style-name="ro1">
          <table:table-cell office:value-type="float" office:value="249309">
            <text:p>249309</text:p>
          </table:table-cell>
          <table:table-cell office:value-type="float" office:value="684329">
            <text:p>684329</text:p>
          </table:table-cell>
          <table:table-cell table:formula="of:=[.D52]*[.E52]*[.F52]" office:value-type="float" office:value="22265">
            <text:p>22265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table:style-name="ce3" office:value-type="float" office:value="1577">
            <text:p>1577</text:p>
          </table:table-cell>
          <table:table-cell table:style-name="ce3" office:value-type="float" office:value="5179">
            <text:p>5179</text:p>
          </table:table-cell>
          <table:table-cell table:formula="of:=[.J$85]/[.D52]/[.E52]/[.F52]" office:value-type="float" office:value="74073692">
            <text:p>74073692</text:p>
          </table:table-cell>
          <table:table-cell table:formula="of:=[.A52]*[.A52]*[.C$85]+[.B52]*[.B52]-[.J$85]" office:value-type="float" office:value="0">
            <text:p>0</text:p>
          </table:table-cell>
          <table:table-cell table:formula="of:=[.G52]*[.G52]*[.C$85]+[.H52]*[.H52]-[.D52]*[.E52]*[.F52]" office:value-type="float" office:value="0">
            <text:p>0</text:p>
          </table:table-cell>
          <table:table-cell table:formula="of:=ABS([.G52]*[.J52]-[.H52]*[.I52])-MIN([.A52];[.A$85])" office:value-type="float" office:value="0">
            <text:p>0</text:p>
          </table:table-cell>
          <table:table-cell table:formula="of:=([.G52]*[.J52]+[.H52]*[.I52])-MAX([.A52];[.A$85])" office:value-type="float" office:value="0">
            <text:p>0</text:p>
          </table:table-cell>
          <table:table-cell table:formula="of:=ABS([.G52]*[.I52]*[.C$85]-[.H52]*[.J52])-MIN([.B52];[.B$85])" office:value-type="float" office:value="0">
            <text:p>0</text:p>
          </table:table-cell>
          <table:table-cell table:formula="of:=[.G52]*[.I52]*[.C$85]+[.H52]*[.J52]-MAX([.B52];[.B$85])" office:value-type="float" office:value="0">
            <text:p>0</text:p>
          </table:table-cell>
          <table:table-cell table:formula="of:=[.H52]/[.G52]" office:value-type="float" office:value="1.65625">
            <text:p>1,66</text:p>
          </table:table-cell>
          <table:table-cell table:formula="of:=[.J52]/[.I52]" office:value-type="float" office:value="3.28408370323399">
            <text:p>3,28</text:p>
          </table:table-cell>
          <table:table-cell table:number-columns-repeated="2"/>
        </table:table-row>
        <table:table-row table:style-name="ro1">
          <table:table-cell office:value-type="float" office:value="255309">
            <text:p>255309</text:p>
          </table:table-cell>
          <table:table-cell office:value-type="float" office:value="640921">
            <text:p>640921</text:p>
          </table:table-cell>
          <table:table-cell table:formula="of:=[.D53]*[.E53]*[.F53]" office:value-type="float" office:value="39347">
            <text:p>39347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84">
            <text:p>184</text:p>
          </table:table-cell>
          <table:table-cell office:value-type="float" office:value="917">
            <text:p>917</text:p>
          </table:table-cell>
          <table:table-cell office:value-type="float" office:value="5093">
            <text:p>5093</text:p>
          </table:table-cell>
          <table:table-cell table:formula="of:=[.J$85]/[.D53]/[.E53]/[.F53]" office:value-type="float" office:value="41915540">
            <text:p>41915540</text:p>
          </table:table-cell>
          <table:table-cell table:formula="of:=[.A53]*[.A53]*[.C$85]+[.B53]*[.B53]-[.J$85]" office:value-type="float" office:value="0">
            <text:p>0</text:p>
          </table:table-cell>
          <table:table-cell table:formula="of:=[.G53]*[.G53]*[.C$85]+[.H53]*[.H53]-[.D53]*[.E53]*[.F53]" office:value-type="float" office:value="0">
            <text:p>0</text:p>
          </table:table-cell>
          <table:table-cell table:formula="of:=ABS([.G53]*[.J53]-[.H53]*[.I53])-MIN([.A53];[.A$85])" office:value-type="float" office:value="0">
            <text:p>0</text:p>
          </table:table-cell>
          <table:table-cell table:formula="of:=([.G53]*[.J53]+[.H53]*[.I53])-MAX([.A53];[.A$85])" office:value-type="float" office:value="0">
            <text:p>0</text:p>
          </table:table-cell>
          <table:table-cell table:formula="of:=ABS([.G53]*[.I53]*[.C$85]-[.H53]*[.J53])-MIN([.B53];[.B$85])" office:value-type="float" office:value="0">
            <text:p>0</text:p>
          </table:table-cell>
          <table:table-cell table:formula="of:=[.G53]*[.I53]*[.C$85]+[.H53]*[.J53]-MAX([.B53];[.B$85])" office:value-type="float" office:value="0">
            <text:p>0</text:p>
          </table:table-cell>
          <table:table-cell table:formula="of:=[.H53]/[.G53]" office:value-type="float" office:value="10.8235294117647">
            <text:p>10,82</text:p>
          </table:table-cell>
          <table:table-cell table:formula="of:=[.J53]/[.I53]" office:value-type="float" office:value="5.55398037077426">
            <text:p>5,55</text:p>
          </table:table-cell>
          <table:table-cell table:number-columns-repeated="2"/>
        </table:table-row>
        <table:table-row table:style-name="ro1">
          <table:table-cell office:value-type="float" office:value="184953">
            <text:p>184953</text:p>
          </table:table-cell>
          <table:table-cell office:value-type="float" office:value="999653">
            <text:p>999653</text:p>
          </table:table-cell>
          <table:table-cell table:formula="of:=[.D54]*[.E54]*[.F54]" office:value-type="float" office:value="2924">
            <text:p>2924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5342">
            <text:p>5342</text:p>
          </table:table-cell>
          <table:table-cell office:value-type="float" office:value="4673">
            <text:p>4673</text:p>
          </table:table-cell>
          <table:table-cell table:formula="of:=[.J$85]/[.D54]/[.E54]/[.F54]" office:value-type="float" office:value="564039245">
            <text:p>564039245</text:p>
          </table:table-cell>
          <table:table-cell table:formula="of:=[.A54]*[.A54]*[.C$85]+[.B54]*[.B54]-[.J$85]" office:value-type="float" office:value="0">
            <text:p>0</text:p>
          </table:table-cell>
          <table:table-cell table:formula="of:=[.G54]*[.G54]*[.C$85]+[.H54]*[.H54]-[.D54]*[.E54]*[.F54]" office:value-type="float" office:value="0">
            <text:p>0</text:p>
          </table:table-cell>
          <table:table-cell table:formula="of:=ABS([.G54]*[.J54]-[.H54]*[.I54])-MIN([.A54];[.A$85])" office:value-type="float" office:value="0">
            <text:p>0</text:p>
          </table:table-cell>
          <table:table-cell table:formula="of:=([.G54]*[.J54]+[.H54]*[.I54])-MAX([.A54];[.A$85])" office:value-type="float" office:value="0">
            <text:p>0</text:p>
          </table:table-cell>
          <table:table-cell table:formula="of:=ABS([.G54]*[.I54]*[.C$85]-[.H54]*[.J54])-MIN([.B54];[.B$85])" office:value-type="float" office:value="0">
            <text:p>0</text:p>
          </table:table-cell>
          <table:table-cell table:formula="of:=[.G54]*[.I54]*[.C$85]+[.H54]*[.J54]-MAX([.B54];[.B$85])" office:value-type="float" office:value="0">
            <text:p>0</text:p>
          </table:table-cell>
          <table:table-cell table:formula="of:=[.H54]/[.G54]" office:value-type="float" office:value="2.27272727272727">
            <text:p>2,27</text:p>
          </table:table-cell>
          <table:table-cell table:formula="of:=[.J54]/[.I54]" office:value-type="float" office:value="0.874766005241483">
            <text:p>0,87</text:p>
          </table:table-cell>
          <table:table-cell table:number-columns-repeated="2"/>
        </table:table-row>
        <table:table-row table:style-name="ro1">
          <table:table-cell office:value-type="float" office:value="99903">
            <text:p>99903</text:p>
          </table:table-cell>
          <table:table-cell office:value-type="float" office:value="1208147">
            <text:p>1208147</text:p>
          </table:table-cell>
          <table:table-cell table:formula="of:=[.D55]*[.E55]*[.F55]" office:value-type="float" office:value="75701">
            <text:p>75701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331">
            <text:p>331</text:p>
          </table:table-cell>
          <table:table-cell office:value-type="float" office:value="4439">
            <text:p>4439</text:p>
          </table:table-cell>
          <table:table-cell table:formula="of:=[.J$85]/[.D55]/[.E55]/[.F55]" office:value-type="float" office:value="21786380">
            <text:p>21786380</text:p>
          </table:table-cell>
          <table:table-cell table:formula="of:=[.A55]*[.A55]*[.C$85]+[.B55]*[.B55]-[.J$85]" office:value-type="float" office:value="0">
            <text:p>0</text:p>
          </table:table-cell>
          <table:table-cell table:formula="of:=[.G55]*[.G55]*[.C$85]+[.H55]*[.H55]-[.D55]*[.E55]*[.F55]" office:value-type="float" office:value="0">
            <text:p>0</text:p>
          </table:table-cell>
          <table:table-cell table:formula="of:=ABS([.G55]*[.J55]-[.H55]*[.I55])-MIN([.A55];[.A$85])" office:value-type="float" office:value="0">
            <text:p>0</text:p>
          </table:table-cell>
          <table:table-cell table:formula="of:=([.G55]*[.J55]+[.H55]*[.I55])-MAX([.A55];[.A$85])" office:value-type="float" office:value="0">
            <text:p>0</text:p>
          </table:table-cell>
          <table:table-cell table:formula="of:=ABS([.G55]*[.I55]*[.C$85]-[.H55]*[.J55])-MIN([.B55];[.B$85])" office:value-type="float" office:value="0">
            <text:p>0</text:p>
          </table:table-cell>
          <table:table-cell table:formula="of:=[.G55]*[.I55]*[.C$85]+[.H55]*[.J55]-MAX([.B55];[.B$85])" office:value-type="float" office:value="0">
            <text:p>0</text:p>
          </table:table-cell>
          <table:table-cell table:formula="of:=[.H55]/[.G55]" office:value-type="float" office:value="137.5">
            <text:p>137,5</text:p>
          </table:table-cell>
          <table:table-cell table:formula="of:=[.J55]/[.I55]" office:value-type="float" office:value="13.4108761329305">
            <text:p>13,41</text:p>
          </table:table-cell>
          <table:table-cell table:number-columns-repeated="2"/>
        </table:table-row>
        <table:table-row table:style-name="ro1">
          <table:table-cell office:value-type="float" office:value="293877">
            <text:p>293877</text:p>
          </table:table-cell>
          <table:table-cell office:value-type="float" office:value="91327">
            <text:p>91327</text:p>
          </table:table-cell>
          <table:table-cell table:formula="of:=[.D56]*[.E56]*[.F56]" office:value-type="float" office:value="60809">
            <text:p>60809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55">
            <text:p>155</text:p>
          </table:table-cell>
          <table:table-cell office:value-type="float" office:value="683">
            <text:p>683</text:p>
          </table:table-cell>
          <table:table-cell office:value-type="float" office:value="4273">
            <text:p>4273</text:p>
          </table:table-cell>
          <table:table-cell table:formula="of:=[.J$85]/[.D56]/[.E56]/[.F56]" office:value-type="float" office:value="27121820">
            <text:p>27121820</text:p>
          </table:table-cell>
          <table:table-cell table:formula="of:=[.A56]*[.A56]*[.C$85]+[.B56]*[.B56]-[.J$85]" office:value-type="float" office:value="0">
            <text:p>0</text:p>
          </table:table-cell>
          <table:table-cell table:formula="of:=[.G56]*[.G56]*[.C$85]+[.H56]*[.H56]-[.D56]*[.E56]*[.F56]" office:value-type="float" office:value="0">
            <text:p>0</text:p>
          </table:table-cell>
          <table:table-cell table:formula="of:=ABS([.G56]*[.J56]-[.H56]*[.I56])-MIN([.A56];[.A$85])" office:value-type="float" office:value="0">
            <text:p>0</text:p>
          </table:table-cell>
          <table:table-cell table:formula="of:=([.G56]*[.J56]+[.H56]*[.I56])-MAX([.A56];[.A$85])" office:value-type="float" office:value="0">
            <text:p>0</text:p>
          </table:table-cell>
          <table:table-cell table:formula="of:=ABS([.G56]*[.I56]*[.C$85]-[.H56]*[.J56])-MIN([.B56];[.B$85])" office:value-type="float" office:value="0">
            <text:p>0</text:p>
          </table:table-cell>
          <table:table-cell table:formula="of:=[.G56]*[.I56]*[.C$85]+[.H56]*[.J56]-MAX([.B56];[.B$85])" office:value-type="float" office:value="0">
            <text:p>0</text:p>
          </table:table-cell>
          <table:table-cell table:formula="of:=[.H56]/[.G56]" office:value-type="float" office:value="3.52272727272727">
            <text:p>3,52</text:p>
          </table:table-cell>
          <table:table-cell table:formula="of:=[.J56]/[.I56]" office:value-type="float" office:value="6.25622254758419">
            <text:p>6,26</text:p>
          </table:table-cell>
          <table:table-cell table:number-columns-repeated="2"/>
        </table:table-row>
        <table:table-row table:style-name="ro1">
          <table:table-cell office:value-type="float" office:value="127453">
            <text:p>127453</text:p>
          </table:table-cell>
          <table:table-cell office:value-type="float" office:value="1157847">
            <text:p>1157847</text:p>
          </table:table-cell>
          <table:table-cell table:formula="of:=[.D57]*[.E57]*[.F57]" office:value-type="float" office:value="11956">
            <text:p>1195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517">
            <text:p>2517</text:p>
          </table:table-cell>
          <table:table-cell office:value-type="float" office:value="4192">
            <text:p>4192</text:p>
          </table:table-cell>
          <table:table-cell table:formula="of:=[.J$85]/[.D57]/[.E57]/[.F57]" office:value-type="float" office:value="137943355">
            <text:p>137943355</text:p>
          </table:table-cell>
          <table:table-cell table:formula="of:=[.A57]*[.A57]*[.C$85]+[.B57]*[.B57]-[.J$85]" office:value-type="float" office:value="0">
            <text:p>0</text:p>
          </table:table-cell>
          <table:table-cell table:formula="of:=[.G57]*[.G57]*[.C$85]+[.H57]*[.H57]-[.D57]*[.E57]*[.F57]" office:value-type="float" office:value="0">
            <text:p>0</text:p>
          </table:table-cell>
          <table:table-cell table:formula="of:=ABS([.G57]*[.J57]-[.H57]*[.I57])-MIN([.A57];[.A$85])" office:value-type="float" office:value="0">
            <text:p>0</text:p>
          </table:table-cell>
          <table:table-cell table:formula="of:=([.G57]*[.J57]+[.H57]*[.I57])-MAX([.A57];[.A$85])" office:value-type="float" office:value="0">
            <text:p>0</text:p>
          </table:table-cell>
          <table:table-cell table:formula="of:=ABS([.G57]*[.I57]*[.C$85]-[.H57]*[.J57])-MIN([.B57];[.B$85])" office:value-type="float" office:value="0">
            <text:p>0</text:p>
          </table:table-cell>
          <table:table-cell table:formula="of:=[.G57]*[.I57]*[.C$85]+[.H57]*[.J57]-MAX([.B57];[.B$85])" office:value-type="float" office:value="0">
            <text:p>0</text:p>
          </table:table-cell>
          <table:table-cell table:formula="of:=[.H57]/[.G57]" office:value-type="float" office:value="0.36">
            <text:p>0,36</text:p>
          </table:table-cell>
          <table:table-cell table:formula="of:=[.J57]/[.I57]" office:value-type="float" office:value="1.66547477155344">
            <text:p>1,67</text:p>
          </table:table-cell>
          <table:table-cell table:number-columns-repeated="2"/>
        </table:table-row>
        <table:table-row table:style-name="ro1">
          <table:table-cell office:value-type="float" office:value="242177">
            <text:p>242177</text:p>
          </table:table-cell>
          <table:table-cell office:value-type="float" office:value="731373">
            <text:p>731373</text:p>
          </table:table-cell>
          <table:table-cell table:formula="of:=[.D58]*[.E58]*[.F58]" office:value-type="float" office:value="37741">
            <text:p>3774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1231">
            <text:p>1231</text:p>
          </table:table-cell>
          <table:table-cell office:value-type="float" office:value="3861">
            <text:p>3861</text:p>
          </table:table-cell>
          <table:table-cell table:formula="of:=[.J$85]/[.D58]/[.E58]/[.F58]" office:value-type="float" office:value="43699180">
            <text:p>43699180</text:p>
          </table:table-cell>
          <table:table-cell table:formula="of:=[.A58]*[.A58]*[.C$85]+[.B58]*[.B58]-[.J$85]" office:value-type="float" office:value="0">
            <text:p>0</text:p>
          </table:table-cell>
          <table:table-cell table:formula="of:=[.G58]*[.G58]*[.C$85]+[.H58]*[.H58]-[.D58]*[.E58]*[.F58]" office:value-type="float" office:value="0">
            <text:p>0</text:p>
          </table:table-cell>
          <table:table-cell table:formula="of:=ABS([.G58]*[.J58]-[.H58]*[.I58])-MIN([.A58];[.A$85])" office:value-type="float" office:value="0">
            <text:p>0</text:p>
          </table:table-cell>
          <table:table-cell table:formula="of:=([.G58]*[.J58]+[.H58]*[.I58])-MAX([.A58];[.A$85])" office:value-type="float" office:value="0">
            <text:p>0</text:p>
          </table:table-cell>
          <table:table-cell table:formula="of:=ABS([.G58]*[.I58]*[.C$85]-[.H58]*[.J58])-MIN([.B58];[.B$85])" office:value-type="float" office:value="0">
            <text:p>0</text:p>
          </table:table-cell>
          <table:table-cell table:formula="of:=[.G58]*[.I58]*[.C$85]+[.H58]*[.J58]-MAX([.B58];[.B$85])" office:value-type="float" office:value="0">
            <text:p>0</text:p>
          </table:table-cell>
          <table:table-cell table:formula="of:=[.H58]/[.G58]" office:value-type="float" office:value="1.54761904761905">
            <text:p>1,55</text:p>
          </table:table-cell>
          <table:table-cell table:formula="of:=[.J58]/[.I58]" office:value-type="float" office:value="3.13647441104793">
            <text:p>3,14</text:p>
          </table:table-cell>
          <table:table-cell table:number-columns-repeated="2"/>
        </table:table-row>
        <table:table-row table:style-name="ro1">
          <table:table-cell office:value-type="float" office:value="287051">
            <text:p>287051</text:p>
          </table:table-cell>
          <table:table-cell office:value-type="float" office:value="289281">
            <text:p>289281</text:p>
          </table:table-cell>
          <table:table-cell table:formula="of:=[.D59]*[.E59]*[.F59]" office:value-type="float" office:value="31537">
            <text:p>31537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29">
            <text:p>129</text:p>
          </table:table-cell>
          <table:table-cell office:value-type="float" office:value="1431">
            <text:p>1431</text:p>
          </table:table-cell>
          <table:table-cell office:value-type="float" office:value="3659">
            <text:p>3659</text:p>
          </table:table-cell>
          <table:table-cell table:formula="of:=[.J$85]/[.D59]/[.E59]/[.F59]" office:value-type="float" office:value="52295740">
            <text:p>52295740</text:p>
          </table:table-cell>
          <table:table-cell table:formula="of:=[.A59]*[.A59]*[.C$85]+[.B59]*[.B59]-[.J$85]" office:value-type="float" office:value="0">
            <text:p>0</text:p>
          </table:table-cell>
          <table:table-cell table:formula="of:=[.G59]*[.G59]*[.C$85]+[.H59]*[.H59]-[.D59]*[.E59]*[.F59]" office:value-type="float" office:value="0">
            <text:p>0</text:p>
          </table:table-cell>
          <table:table-cell table:formula="of:=ABS([.G59]*[.J59]-[.H59]*[.I59])-MIN([.A59];[.A$85])" office:value-type="float" office:value="0">
            <text:p>0</text:p>
          </table:table-cell>
          <table:table-cell table:formula="of:=([.G59]*[.J59]+[.H59]*[.I59])-MAX([.A59];[.A$85])" office:value-type="float" office:value="0">
            <text:p>0</text:p>
          </table:table-cell>
          <table:table-cell table:formula="of:=ABS([.G59]*[.I59]*[.C$85]-[.H59]*[.J59])-MIN([.B59];[.B$85])" office:value-type="float" office:value="0">
            <text:p>0</text:p>
          </table:table-cell>
          <table:table-cell table:formula="of:=[.G59]*[.I59]*[.C$85]+[.H59]*[.J59]-MAX([.B59];[.B$85])" office:value-type="float" office:value="0">
            <text:p>0</text:p>
          </table:table-cell>
          <table:table-cell table:formula="of:=[.H59]/[.G59]" office:value-type="float" office:value="4.60714285714286">
            <text:p>4,61</text:p>
          </table:table-cell>
          <table:table-cell table:formula="of:=[.J59]/[.I59]" office:value-type="float" office:value="2.55695317959469">
            <text:p>2,56</text:p>
          </table:table-cell>
          <table:table-cell table:number-columns-repeated="2"/>
        </table:table-row>
        <table:table-row table:style-name="ro1">
          <table:table-cell office:value-type="float" office:value="174837">
            <text:p>174837</text:p>
          </table:table-cell>
          <table:table-cell office:value-type="float" office:value="1033663">
            <text:p>1033663</text:p>
          </table:table-cell>
          <table:table-cell table:formula="of:=[.D60]*[.E60]*[.F60]" office:value-type="float" office:value="3995">
            <text:p>3995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589">
            <text:p>4589</text:p>
          </table:table-cell>
          <table:table-cell office:value-type="float" office:value="3565">
            <text:p>3565</text:p>
          </table:table-cell>
          <table:table-cell table:formula="of:=[.J$85]/[.D60]/[.E60]/[.F60]" office:value-type="float" office:value="412828724">
            <text:p>412828724</text:p>
          </table:table-cell>
          <table:table-cell table:formula="of:=[.A60]*[.A60]*[.C$85]+[.B60]*[.B60]-[.J$85]" office:value-type="float" office:value="0">
            <text:p>0</text:p>
          </table:table-cell>
          <table:table-cell table:formula="of:=[.G60]*[.G60]*[.C$85]+[.H60]*[.H60]-[.D60]*[.E60]*[.F60]" office:value-type="float" office:value="0">
            <text:p>0</text:p>
          </table:table-cell>
          <table:table-cell table:formula="of:=ABS([.G60]*[.J60]-[.H60]*[.I60])-MIN([.A60];[.A$85])" office:value-type="float" office:value="0">
            <text:p>0</text:p>
          </table:table-cell>
          <table:table-cell table:formula="of:=([.G60]*[.J60]+[.H60]*[.I60])-MAX([.A60];[.A$85])" office:value-type="float" office:value="0">
            <text:p>0</text:p>
          </table:table-cell>
          <table:table-cell table:formula="of:=ABS([.G60]*[.I60]*[.C$85]-[.H60]*[.J60])-MIN([.B60];[.B$85])" office:value-type="float" office:value="0">
            <text:p>0</text:p>
          </table:table-cell>
          <table:table-cell table:formula="of:=[.G60]*[.I60]*[.C$85]+[.H60]*[.J60]-MAX([.B60];[.B$85])" office:value-type="float" office:value="0">
            <text:p>0</text:p>
          </table:table-cell>
          <table:table-cell table:formula="of:=[.H60]/[.G60]" office:value-type="float" office:value="2.15384615384615">
            <text:p>2,15</text:p>
          </table:table-cell>
          <table:table-cell table:formula="of:=[.J60]/[.I60]" office:value-type="float" office:value="0.776857703203312">
            <text:p>0,78</text:p>
          </table:table-cell>
          <table:table-cell table:number-columns-repeated="2"/>
        </table:table-row>
        <table:table-row table:style-name="ro1">
          <table:table-cell office:value-type="float" office:value="257619">
            <text:p>257619</text:p>
          </table:table-cell>
          <table:table-cell office:value-type="float" office:value="623111">
            <text:p>623111</text:p>
          </table:table-cell>
          <table:table-cell table:formula="of:=[.D61]*[.E61]*[.F61]" office:value-type="float" office:value="53363">
            <text:p>53363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88">
            <text:p>88</text:p>
          </table:table-cell>
          <table:table-cell office:value-type="float" office:value="997">
            <text:p>997</text:p>
          </table:table-cell>
          <table:table-cell office:value-type="float" office:value="3467">
            <text:p>3467</text:p>
          </table:table-cell>
          <table:table-cell table:formula="of:=[.J$85]/[.D61]/[.E61]/[.F61]" office:value-type="float" office:value="30906260">
            <text:p>30906260</text:p>
          </table:table-cell>
          <table:table-cell table:formula="of:=[.A61]*[.A61]*[.C$85]+[.B61]*[.B61]-[.J$85]" office:value-type="float" office:value="0">
            <text:p>0</text:p>
          </table:table-cell>
          <table:table-cell table:formula="of:=[.G61]*[.G61]*[.C$85]+[.H61]*[.H61]-[.D61]*[.E61]*[.F61]" office:value-type="float" office:value="0">
            <text:p>0</text:p>
          </table:table-cell>
          <table:table-cell table:formula="of:=ABS([.G61]*[.J61]-[.H61]*[.I61])-MIN([.A61];[.A$85])" office:value-type="float" office:value="0">
            <text:p>0</text:p>
          </table:table-cell>
          <table:table-cell table:formula="of:=([.G61]*[.J61]+[.H61]*[.I61])-MAX([.A61];[.A$85])" office:value-type="float" office:value="0">
            <text:p>0</text:p>
          </table:table-cell>
          <table:table-cell table:formula="of:=ABS([.G61]*[.I61]*[.C$85]-[.H61]*[.J61])-MIN([.B61];[.B$85])" office:value-type="float" office:value="0">
            <text:p>0</text:p>
          </table:table-cell>
          <table:table-cell table:formula="of:=[.G61]*[.I61]*[.C$85]+[.H61]*[.J61]-MAX([.B61];[.B$85])" office:value-type="float" office:value="0">
            <text:p>0</text:p>
          </table:table-cell>
          <table:table-cell table:formula="of:=[.H61]/[.G61]" office:value-type="float" office:value="1.79591836734694">
            <text:p>1,8</text:p>
          </table:table-cell>
          <table:table-cell table:formula="of:=[.J61]/[.I61]" office:value-type="float" office:value="3.47743229689067">
            <text:p>3,48</text:p>
          </table:table-cell>
          <table:table-cell table:number-columns-repeated="2"/>
        </table:table-row>
        <table:table-row table:style-name="ro1">
          <table:table-cell office:value-type="float" office:value="91689">
            <text:p>91689</text:p>
          </table:table-cell>
          <table:table-cell office:value-type="float" office:value="1220459">
            <text:p>1220459</text:p>
          </table:table-cell>
          <table:table-cell table:formula="of:=[.D62]*[.E62]*[.F62]" office:value-type="float" office:value="147533">
            <text:p>147533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367">
            <text:p>367</text:p>
          </table:table-cell>
          <table:table-cell office:value-type="float" office:value="13">
            <text:p>13</text:p>
          </table:table-cell>
          <table:table-cell office:value-type="float" office:value="3343">
            <text:p>3343</text:p>
          </table:table-cell>
          <table:table-cell table:formula="of:=[.J$85]/[.D62]/[.E62]/[.F62]" office:value-type="float" office:value="11178860">
            <text:p>11178860</text:p>
          </table:table-cell>
          <table:table-cell table:formula="of:=[.A62]*[.A62]*[.C$85]+[.B62]*[.B62]-[.J$85]" office:value-type="float" office:value="0">
            <text:p>0</text:p>
          </table:table-cell>
          <table:table-cell table:formula="of:=[.G62]*[.G62]*[.C$85]+[.H62]*[.H62]-[.D62]*[.E62]*[.F62]" office:value-type="float" office:value="0">
            <text:p>0</text:p>
          </table:table-cell>
          <table:table-cell table:formula="of:=ABS([.G62]*[.J62]-[.H62]*[.I62])-MIN([.A62];[.A$85])" office:value-type="float" office:value="0">
            <text:p>0</text:p>
          </table:table-cell>
          <table:table-cell table:formula="of:=([.G62]*[.J62]+[.H62]*[.I62])-MAX([.A62];[.A$85])" office:value-type="float" office:value="0">
            <text:p>0</text:p>
          </table:table-cell>
          <table:table-cell table:formula="of:=ABS([.G62]*[.I62]*[.C$85]-[.H62]*[.J62])-MIN([.B62];[.B$85])" office:value-type="float" office:value="0">
            <text:p>0</text:p>
          </table:table-cell>
          <table:table-cell table:formula="of:=[.G62]*[.I62]*[.C$85]+[.H62]*[.J62]-MAX([.B62];[.B$85])" office:value-type="float" office:value="0">
            <text:p>0</text:p>
          </table:table-cell>
          <table:table-cell table:formula="of:=[.H62]/[.G62]" office:value-type="float" office:value="14.1153846153846">
            <text:p>14,12</text:p>
          </table:table-cell>
          <table:table-cell table:formula="of:=[.J62]/[.I62]" office:value-type="float" office:value="257.153846153846">
            <text:p>257,15</text:p>
          </table:table-cell>
          <table:table-cell table:number-columns-repeated="2"/>
        </table:table-row>
        <table:table-row table:style-name="ro1">
          <table:table-cell office:value-type="float" office:value="166361">
            <text:p>166361</text:p>
          </table:table-cell>
          <table:table-cell office:value-type="float" office:value="1059909">
            <text:p>1059909</text:p>
          </table:table-cell>
          <table:table-cell table:formula="of:=[.D63]*[.E63]*[.F63]" office:value-type="float" office:value="128527">
            <text:p>128527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354">
            <text:p>354</text:p>
          </table:table-cell>
          <table:table-cell office:value-type="float" office:value="351">
            <text:p>351</text:p>
          </table:table-cell>
          <table:table-cell office:value-type="float" office:value="3239">
            <text:p>3239</text:p>
          </table:table-cell>
          <table:table-cell table:formula="of:=[.J$85]/[.D63]/[.E63]/[.F63]" office:value-type="float" office:value="12831940">
            <text:p>12831940</text:p>
          </table:table-cell>
          <table:table-cell table:formula="of:=[.A63]*[.A63]*[.C$85]+[.B63]*[.B63]-[.J$85]" office:value-type="float" office:value="0">
            <text:p>0</text:p>
          </table:table-cell>
          <table:table-cell table:formula="of:=[.G63]*[.G63]*[.C$85]+[.H63]*[.H63]-[.D63]*[.E63]*[.F63]" office:value-type="float" office:value="0">
            <text:p>0</text:p>
          </table:table-cell>
          <table:table-cell table:formula="of:=ABS([.G63]*[.J63]-[.H63]*[.I63])-MIN([.A63];[.A$85])" office:value-type="float" office:value="0">
            <text:p>0</text:p>
          </table:table-cell>
          <table:table-cell table:formula="of:=([.G63]*[.J63]+[.H63]*[.I63])-MAX([.A63];[.A$85])" office:value-type="float" office:value="0">
            <text:p>0</text:p>
          </table:table-cell>
          <table:table-cell table:formula="of:=ABS([.G63]*[.I63]*[.C$85]-[.H63]*[.J63])-MIN([.B63];[.B$85])" office:value-type="float" office:value="0">
            <text:p>0</text:p>
          </table:table-cell>
          <table:table-cell table:formula="of:=[.G63]*[.I63]*[.C$85]+[.H63]*[.J63]-MAX([.B63];[.B$85])" office:value-type="float" office:value="0">
            <text:p>0</text:p>
          </table:table-cell>
          <table:table-cell table:formula="of:=[.H63]/[.G63]" office:value-type="float" office:value="27.2307692307692">
            <text:p>27,23</text:p>
          </table:table-cell>
          <table:table-cell table:formula="of:=[.J63]/[.I63]" office:value-type="float" office:value="9.22792022792023">
            <text:p>9,23</text:p>
          </table:table-cell>
          <table:table-cell table:number-columns-repeated="2"/>
        </table:table-row>
        <table:table-row table:style-name="ro1">
          <table:table-cell office:value-type="float" office:value="294601">
            <text:p>294601</text:p>
          </table:table-cell>
          <table:table-cell office:value-type="float" office:value="15669">
            <text:p>15669</text:p>
          </table:table-cell>
          <table:table-cell table:formula="of:=[.D64]*[.E64]*[.F64]" office:value-type="float" office:value="58327">
            <text:p>58327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94">
            <text:p>194</text:p>
          </table:table-cell>
          <table:table-cell office:value-type="float" office:value="971">
            <text:p>971</text:p>
          </table:table-cell>
          <table:table-cell office:value-type="float" office:value="3219">
            <text:p>3219</text:p>
          </table:table-cell>
          <table:table-cell table:formula="of:=[.J$85]/[.D64]/[.E64]/[.F64]" office:value-type="float" office:value="28275940">
            <text:p>28275940</text:p>
          </table:table-cell>
          <table:table-cell table:formula="of:=[.A64]*[.A64]*[.C$85]+[.B64]*[.B64]-[.J$85]" office:value-type="float" office:value="0">
            <text:p>0</text:p>
          </table:table-cell>
          <table:table-cell table:formula="of:=[.G64]*[.G64]*[.C$85]+[.H64]*[.H64]-[.D64]*[.E64]*[.F64]" office:value-type="float" office:value="0">
            <text:p>0</text:p>
          </table:table-cell>
          <table:table-cell table:formula="of:=ABS([.G64]*[.J64]-[.H64]*[.I64])-MIN([.A64];[.A$85])" office:value-type="float" office:value="0">
            <text:p>0</text:p>
          </table:table-cell>
          <table:table-cell table:formula="of:=([.G64]*[.J64]+[.H64]*[.I64])-MAX([.A64];[.A$85])" office:value-type="float" office:value="0">
            <text:p>0</text:p>
          </table:table-cell>
          <table:table-cell table:formula="of:=ABS([.G64]*[.I64]*[.C$85]-[.H64]*[.J64])-MIN([.B64];[.B$85])" office:value-type="float" office:value="0">
            <text:p>0</text:p>
          </table:table-cell>
          <table:table-cell table:formula="of:=[.G64]*[.I64]*[.C$85]+[.H64]*[.J64]-MAX([.B64];[.B$85])" office:value-type="float" office:value="0">
            <text:p>0</text:p>
          </table:table-cell>
          <table:table-cell table:formula="of:=[.H64]/[.G64]" office:value-type="float" office:value="5.87878787878788">
            <text:p>5,88</text:p>
          </table:table-cell>
          <table:table-cell table:formula="of:=[.J64]/[.I64]" office:value-type="float" office:value="3.31513903192585">
            <text:p>3,32</text:p>
          </table:table-cell>
          <table:table-cell table:number-columns-repeated="2"/>
        </table:table-row>
        <table:table-row table:style-name="ro1">
          <table:table-cell office:value-type="float" office:value="76113">
            <text:p>76113</text:p>
          </table:table-cell>
          <table:table-cell office:value-type="float" office:value="1240637">
            <text:p>1240637</text:p>
          </table:table-cell>
          <table:table-cell table:formula="of:=[.D65]*[.E65]*[.F65]" office:value-type="float" office:value="168119">
            <text:p>168119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table:style-name="ce3" office:value-type="float" office:value="193">
            <text:p>193</text:p>
          </table:table-cell>
          <table:table-cell table:style-name="ce3" office:value-type="float" office:value="3017">
            <text:p>3017</text:p>
          </table:table-cell>
          <table:table-cell table:formula="of:=[.J$85]/[.D65]/[.E65]/[.F65]" office:value-type="float" office:value="9810020">
            <text:p>9810020</text:p>
          </table:table-cell>
          <table:table-cell table:formula="of:=[.A65]*[.A65]*[.C$85]+[.B65]*[.B65]-[.J$85]" office:value-type="float" office:value="0">
            <text:p>0</text:p>
          </table:table-cell>
          <table:table-cell table:formula="of:=[.G65]*[.G65]*[.C$85]+[.H65]*[.H65]-[.D65]*[.E65]*[.F65]" office:value-type="float" office:value="0">
            <text:p>0</text:p>
          </table:table-cell>
          <table:table-cell table:formula="of:=ABS([.G65]*[.J65]-[.H65]*[.I65])-MIN([.A65];[.A$85])" office:value-type="float" office:value="0">
            <text:p>0</text:p>
          </table:table-cell>
          <table:table-cell table:formula="of:=([.G65]*[.J65]+[.H65]*[.I65])-MAX([.A65];[.A$85])" office:value-type="float" office:value="0">
            <text:p>0</text:p>
          </table:table-cell>
          <table:table-cell table:formula="of:=ABS([.G65]*[.I65]*[.C$85]-[.H65]*[.J65])-MIN([.B65];[.B$85])" office:value-type="float" office:value="0">
            <text:p>0</text:p>
          </table:table-cell>
          <table:table-cell table:formula="of:=[.G65]*[.I65]*[.C$85]+[.H65]*[.J65]-MAX([.B65];[.B$85])" office:value-type="float" office:value="0">
            <text:p>0</text:p>
          </table:table-cell>
          <table:table-cell table:formula="of:=[.H65]/[.G65]" office:value-type="float" office:value="410">
            <text:p>410</text:p>
          </table:table-cell>
          <table:table-cell table:formula="of:=[.J65]/[.I65]" office:value-type="float" office:value="15.6321243523316">
            <text:p>15,63</text:p>
          </table:table-cell>
          <table:table-cell table:number-columns-repeated="2"/>
        </table:table-row>
        <table:table-row table:style-name="ro1">
          <table:table-cell office:value-type="float" office:value="279057">
            <text:p>279057</text:p>
          </table:table-cell>
          <table:table-cell office:value-type="float" office:value="411907">
            <text:p>411907</text:p>
          </table:table-cell>
          <table:table-cell table:formula="of:=[.D66]*[.E66]*[.F66]" office:value-type="float" office:value="44591">
            <text:p>44591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146">
            <text:p>146</text:p>
          </table:table-cell>
          <table:table-cell office:value-type="float" office:value="1237">
            <text:p>1237</text:p>
          </table:table-cell>
          <table:table-cell office:value-type="float" office:value="2813">
            <text:p>2813</text:p>
          </table:table-cell>
          <table:table-cell table:formula="of:=[.J$85]/[.D66]/[.E66]/[.F66]" office:value-type="float" office:value="36986180">
            <text:p>36986180</text:p>
          </table:table-cell>
          <table:table-cell table:formula="of:=[.A66]*[.A66]*[.C$85]+[.B66]*[.B66]-[.J$85]" office:value-type="float" office:value="0">
            <text:p>0</text:p>
          </table:table-cell>
          <table:table-cell table:formula="of:=[.G66]*[.G66]*[.C$85]+[.H66]*[.H66]-[.D66]*[.E66]*[.F66]" office:value-type="float" office:value="0">
            <text:p>0</text:p>
          </table:table-cell>
          <table:table-cell table:formula="of:=ABS([.G66]*[.J66]-[.H66]*[.I66])-MIN([.A66];[.A$85])" office:value-type="float" office:value="0">
            <text:p>0</text:p>
          </table:table-cell>
          <table:table-cell table:formula="of:=([.G66]*[.J66]+[.H66]*[.I66])-MAX([.A66];[.A$85])" office:value-type="float" office:value="0">
            <text:p>0</text:p>
          </table:table-cell>
          <table:table-cell table:formula="of:=ABS([.G66]*[.I66]*[.C$85]-[.H66]*[.J66])-MIN([.B66];[.B$85])" office:value-type="float" office:value="0">
            <text:p>0</text:p>
          </table:table-cell>
          <table:table-cell table:formula="of:=[.G66]*[.I66]*[.C$85]+[.H66]*[.J66]-MAX([.B66];[.B$85])" office:value-type="float" office:value="0">
            <text:p>0</text:p>
          </table:table-cell>
          <table:table-cell table:formula="of:=[.H66]/[.G66]" office:value-type="float" office:value="4.17142857142857">
            <text:p>4,17</text:p>
          </table:table-cell>
          <table:table-cell table:formula="of:=[.J66]/[.I66]" office:value-type="float" office:value="2.27405012126112">
            <text:p>2,27</text:p>
          </table:table-cell>
          <table:table-cell table:number-columns-repeated="2"/>
        </table:table-row>
        <table:table-row table:style-name="ro1">
          <table:table-cell office:value-type="float" office:value="210533">
            <text:p>210533</text:p>
          </table:table-cell>
          <table:table-cell office:value-type="float" office:value="898383">
            <text:p>898383</text:p>
          </table:table-cell>
          <table:table-cell table:formula="of:=[.D67]*[.E67]*[.F67]" office:value-type="float" office:value="13651">
            <text:p>13651</text:p>
          </table:table-cell>
          <table:table-cell office:value-type="float" office:value="73">
            <text:p>7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60">
            <text:p>60</text:p>
          </table:table-cell>
          <table:table-cell office:value-type="float" office:value="2439">
            <text:p>2439</text:p>
          </table:table-cell>
          <table:table-cell office:value-type="float" office:value="2791">
            <text:p>2791</text:p>
          </table:table-cell>
          <table:table-cell table:formula="of:=[.J$85]/[.D67]/[.E67]/[.F67]" office:value-type="float" office:value="120815380">
            <text:p>120815380</text:p>
          </table:table-cell>
          <table:table-cell table:formula="of:=[.A67]*[.A67]*[.C$85]+[.B67]*[.B67]-[.J$85]" office:value-type="float" office:value="0">
            <text:p>0</text:p>
          </table:table-cell>
          <table:table-cell table:formula="of:=[.G67]*[.G67]*[.C$85]+[.H67]*[.H67]-[.D67]*[.E67]*[.F67]" office:value-type="float" office:value="0">
            <text:p>0</text:p>
          </table:table-cell>
          <table:table-cell table:formula="of:=ABS([.G67]*[.J67]-[.H67]*[.I67])-MIN([.A67];[.A$85])" office:value-type="float" office:value="0">
            <text:p>0</text:p>
          </table:table-cell>
          <table:table-cell table:formula="of:=([.G67]*[.J67]+[.H67]*[.I67])-MAX([.A67];[.A$85])" office:value-type="float" office:value="0">
            <text:p>0</text:p>
          </table:table-cell>
          <table:table-cell table:formula="of:=ABS([.G67]*[.I67]*[.C$85]-[.H67]*[.J67])-MIN([.B67];[.B$85])" office:value-type="float" office:value="0">
            <text:p>0</text:p>
          </table:table-cell>
          <table:table-cell table:formula="of:=[.G67]*[.I67]*[.C$85]+[.H67]*[.J67]-MAX([.B67];[.B$85])" office:value-type="float" office:value="0">
            <text:p>0</text:p>
          </table:table-cell>
          <table:table-cell table:formula="of:=[.H67]/[.G67]" office:value-type="float" office:value="2.60869565217391">
            <text:p>2,61</text:p>
          </table:table-cell>
          <table:table-cell table:formula="of:=[.J67]/[.I67]" office:value-type="float" office:value="1.14432144321443">
            <text:p>1,14</text:p>
          </table:table-cell>
          <table:table-cell table:number-columns-repeated="2"/>
        </table:table-row>
        <table:table-row table:style-name="ro1">
          <table:table-cell office:value-type="float" office:value="218751">
            <text:p>218751</text:p>
          </table:table-cell>
          <table:table-cell office:value-type="float" office:value="860269">
            <text:p>860269</text:p>
          </table:table-cell>
          <table:table-cell table:formula="of:=[.D68]*[.E68]*[.F68]" office:value-type="float" office:value="17885">
            <text:p>17885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float" office:value="2119">
            <text:p>2119</text:p>
          </table:table-cell>
          <table:table-cell office:value-type="float" office:value="2627">
            <text:p>2627</text:p>
          </table:table-cell>
          <table:table-cell table:formula="of:=[.J$85]/[.D68]/[.E68]/[.F68]" office:value-type="float" office:value="92214188">
            <text:p>92214188</text:p>
          </table:table-cell>
          <table:table-cell table:formula="of:=[.A68]*[.A68]*[.C$85]+[.B68]*[.B68]-[.J$85]" office:value-type="float" office:value="0">
            <text:p>0</text:p>
          </table:table-cell>
          <table:table-cell table:formula="of:=[.G68]*[.G68]*[.C$85]+[.H68]*[.H68]-[.D68]*[.E68]*[.F68]" office:value-type="float" office:value="0">
            <text:p>0</text:p>
          </table:table-cell>
          <table:table-cell table:formula="of:=ABS([.G68]*[.J68]-[.H68]*[.I68])-MIN([.A68];[.A$85])" office:value-type="float" office:value="0">
            <text:p>0</text:p>
          </table:table-cell>
          <table:table-cell table:formula="of:=([.G68]*[.J68]+[.H68]*[.I68])-MAX([.A68];[.A$85])" office:value-type="float" office:value="0">
            <text:p>0</text:p>
          </table:table-cell>
          <table:table-cell table:formula="of:=ABS([.G68]*[.I68]*[.C$85]-[.H68]*[.J68])-MIN([.B68];[.B$85])" office:value-type="float" office:value="0">
            <text:p>0</text:p>
          </table:table-cell>
          <table:table-cell table:formula="of:=[.G68]*[.I68]*[.C$85]+[.H68]*[.J68]-MAX([.B68];[.B$85])" office:value-type="float" office:value="0">
            <text:p>0</text:p>
          </table:table-cell>
          <table:table-cell table:formula="of:=[.H68]/[.G68]" office:value-type="float" office:value="2.73076923076923">
            <text:p>2,73</text:p>
          </table:table-cell>
          <table:table-cell table:formula="of:=[.J68]/[.I68]" office:value-type="float" office:value="1.2397357243983">
            <text:p>1,24</text:p>
          </table:table-cell>
          <table:table-cell table:number-columns-repeated="2"/>
        </table:table-row>
        <table:table-row table:style-name="ro1">
          <table:table-cell office:value-type="float" office:value="153023">
            <text:p>153023</text:p>
          </table:table-cell>
          <table:table-cell office:value-type="float" office:value="1097427">
            <text:p>1097427</text:p>
          </table:table-cell>
          <table:table-cell table:formula="of:=[.D69]*[.E69]*[.F69]" office:value-type="float" office:value="39151">
            <text:p>39151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table:style-name="ce3" office:value-type="float" office:value="1363">
            <text:p>1363</text:p>
          </table:table-cell>
          <table:table-cell table:style-name="ce3" office:value-type="float" office:value="2613">
            <text:p>2613</text:p>
          </table:table-cell>
          <table:table-cell table:formula="of:=[.J$85]/[.D69]/[.E69]/[.F69]" office:value-type="float" office:value="42125380">
            <text:p>42125380</text:p>
          </table:table-cell>
          <table:table-cell table:formula="of:=[.A69]*[.A69]*[.C$85]+[.B69]*[.B69]-[.J$85]" office:value-type="float" office:value="0">
            <text:p>0</text:p>
          </table:table-cell>
          <table:table-cell table:formula="of:=[.G69]*[.G69]*[.C$85]+[.H69]*[.H69]-[.D69]*[.E69]*[.F69]" office:value-type="float" office:value="0">
            <text:p>0</text:p>
          </table:table-cell>
          <table:table-cell table:formula="of:=ABS([.G69]*[.J69]-[.H69]*[.I69])-MIN([.A69];[.A$85])" office:value-type="float" office:value="0">
            <text:p>0</text:p>
          </table:table-cell>
          <table:table-cell table:formula="of:=([.G69]*[.J69]+[.H69]*[.I69])-MAX([.A69];[.A$85])" office:value-type="float" office:value="0">
            <text:p>0</text:p>
          </table:table-cell>
          <table:table-cell table:formula="of:=ABS([.G69]*[.I69]*[.C$85]-[.H69]*[.J69])-MIN([.B69];[.B$85])" office:value-type="float" office:value="0">
            <text:p>0</text:p>
          </table:table-cell>
          <table:table-cell table:formula="of:=[.G69]*[.I69]*[.C$85]+[.H69]*[.J69]-MAX([.B69];[.B$85])" office:value-type="float" office:value="0">
            <text:p>0</text:p>
          </table:table-cell>
          <table:table-cell table:formula="of:=[.H69]/[.G69]" office:value-type="float" office:value="0.577777777777778">
            <text:p>0,58</text:p>
          </table:table-cell>
          <table:table-cell table:formula="of:=[.J69]/[.I69]" office:value-type="float" office:value="1.91709464416728">
            <text:p>1,92</text:p>
          </table:table-cell>
          <table:table-cell table:number-columns-repeated="2"/>
        </table:table-row>
        <table:table-row table:style-name="ro1">
          <table:table-cell office:value-type="float" office:value="239881">
            <text:p>239881</text:p>
          </table:table-cell>
          <table:table-cell office:value-type="float" office:value="745611">
            <text:p>745611</text:p>
          </table:table-cell>
          <table:table-cell table:formula="of:=[.D70]*[.E70]*[.F70]" office:value-type="float" office:value="218197">
            <text:p>218197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office:value-type="float" office:value="381">
            <text:p>381</text:p>
          </table:table-cell>
          <table:table-cell office:value-type="float" office:value="207">
            <text:p>207</text:p>
          </table:table-cell>
          <table:table-cell office:value-type="float" office:value="2597">
            <text:p>2597</text:p>
          </table:table-cell>
          <table:table-cell table:formula="of:=[.J$85]/[.D70]/[.E70]/[.F70]" office:value-type="float" office:value="7558540">
            <text:p>7558540</text:p>
          </table:table-cell>
          <table:table-cell table:formula="of:=[.A70]*[.A70]*[.C$85]+[.B70]*[.B70]-[.J$85]" office:value-type="float" office:value="0">
            <text:p>0</text:p>
          </table:table-cell>
          <table:table-cell table:formula="of:=[.G70]*[.G70]*[.C$85]+[.H70]*[.H70]-[.D70]*[.E70]*[.F70]" office:value-type="float" office:value="0">
            <text:p>0</text:p>
          </table:table-cell>
          <table:table-cell table:formula="of:=ABS([.G70]*[.J70]-[.H70]*[.I70])-MIN([.A70];[.A$85])" office:value-type="float" office:value="0">
            <text:p>0</text:p>
          </table:table-cell>
          <table:table-cell table:formula="of:=([.G70]*[.J70]+[.H70]*[.I70])-MAX([.A70];[.A$85])" office:value-type="float" office:value="0">
            <text:p>0</text:p>
          </table:table-cell>
          <table:table-cell table:formula="of:=ABS([.G70]*[.I70]*[.C$85]-[.H70]*[.J70])-MIN([.B70];[.B$85])" office:value-type="float" office:value="0">
            <text:p>0</text:p>
          </table:table-cell>
          <table:table-cell table:formula="of:=[.G70]*[.I70]*[.C$85]+[.H70]*[.J70]-MAX([.B70];[.B$85])" office:value-type="float" office:value="0">
            <text:p>0</text:p>
          </table:table-cell>
          <table:table-cell table:formula="of:=[.H70]/[.G70]" office:value-type="float" office:value="6.14516129032258">
            <text:p>6,15</text:p>
          </table:table-cell>
          <table:table-cell table:formula="of:=[.J70]/[.I70]" office:value-type="float" office:value="12.5458937198068">
            <text:p>12,55</text:p>
          </table:table-cell>
          <table:table-cell table:number-columns-repeated="2"/>
        </table:table-row>
        <table:table-row table:style-name="ro1">
          <table:table-cell office:value-type="float" office:value="294367">
            <text:p>294367</text:p>
          </table:table-cell>
          <table:table-cell office:value-type="float" office:value="53517">
            <text:p>53517</text:p>
          </table:table-cell>
          <table:table-cell table:formula="of:=[.D71]*[.E71]*[.F71]" office:value-type="float" office:value="191479">
            <text:p>191479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79">
            <text:p>79</text:p>
          </table:table-cell>
          <table:table-cell office:value-type="float" office:value="270">
            <text:p>270</text:p>
          </table:table-cell>
          <table:table-cell table:style-name="ce3" office:value-type="float" office:value="393">
            <text:p>393</text:p>
          </table:table-cell>
          <table:table-cell table:style-name="ce3" office:value-type="float" office:value="2383">
            <text:p>2383</text:p>
          </table:table-cell>
          <table:table-cell table:formula="of:=[.J$85]/[.D71]/[.E71]/[.F71]" office:value-type="float" office:value="8613220">
            <text:p>8613220</text:p>
          </table:table-cell>
          <table:table-cell table:formula="of:=[.A71]*[.A71]*[.C$85]+[.B71]*[.B71]-[.J$85]" office:value-type="float" office:value="0">
            <text:p>0</text:p>
          </table:table-cell>
          <table:table-cell table:formula="of:=[.G71]*[.G71]*[.C$85]+[.H71]*[.H71]-[.D71]*[.E71]*[.F71]" office:value-type="float" office:value="0">
            <text:p>0</text:p>
          </table:table-cell>
          <table:table-cell table:formula="of:=ABS([.G71]*[.J71]-[.H71]*[.I71])-MIN([.A71];[.A$85])" office:value-type="float" office:value="0">
            <text:p>0</text:p>
          </table:table-cell>
          <table:table-cell table:formula="of:=([.G71]*[.J71]+[.H71]*[.I71])-MAX([.A71];[.A$85])" office:value-type="float" office:value="0">
            <text:p>0</text:p>
          </table:table-cell>
          <table:table-cell table:formula="of:=ABS([.G71]*[.I71]*[.C$85]-[.H71]*[.J71])-MIN([.B71];[.B$85])" office:value-type="float" office:value="0">
            <text:p>0</text:p>
          </table:table-cell>
          <table:table-cell table:formula="of:=[.G71]*[.I71]*[.C$85]+[.H71]*[.J71]-MAX([.B71];[.B$85])" office:value-type="float" office:value="0">
            <text:p>0</text:p>
          </table:table-cell>
          <table:table-cell table:formula="of:=[.H71]/[.G71]" office:value-type="float" office:value="3.41772151898734">
            <text:p>3,42</text:p>
          </table:table-cell>
          <table:table-cell table:formula="of:=[.J71]/[.I71]" office:value-type="float" office:value="6.06361323155216">
            <text:p>6,06</text:p>
          </table:table-cell>
          <table:table-cell table:number-columns-repeated="2"/>
        </table:table-row>
        <table:table-row table:style-name="ro1">
          <table:table-cell office:value-type="float" office:value="261819">
            <text:p>261819</text:p>
          </table:table-cell>
          <table:table-cell office:value-type="float" office:value="588911">
            <text:p>588911</text:p>
          </table:table-cell>
          <table:table-cell table:formula="of:=[.D72]*[.E72]*[.F72]" office:value-type="float" office:value="140483">
            <text:p>140483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  <table:table-cell office:value-type="float" office:value="148">
            <text:p>148</text:p>
          </table:table-cell>
          <table:table-cell office:value-type="float" office:value="607">
            <text:p>607</text:p>
          </table:table-cell>
          <table:table-cell office:value-type="float" office:value="2177">
            <text:p>2177</text:p>
          </table:table-cell>
          <table:table-cell table:formula="of:=[.J$85]/[.D72]/[.E72]/[.F72]" office:value-type="float" office:value="11739860">
            <text:p>11739860</text:p>
          </table:table-cell>
          <table:table-cell table:formula="of:=[.A72]*[.A72]*[.C$85]+[.B72]*[.B72]-[.J$85]" office:value-type="float" office:value="0">
            <text:p>0</text:p>
          </table:table-cell>
          <table:table-cell table:formula="of:=[.G72]*[.G72]*[.C$85]+[.H72]*[.H72]-[.D72]*[.E72]*[.F72]" office:value-type="float" office:value="0">
            <text:p>0</text:p>
          </table:table-cell>
          <table:table-cell table:formula="of:=ABS([.G72]*[.J72]-[.H72]*[.I72])-MIN([.A72];[.A$85])" office:value-type="float" office:value="0">
            <text:p>0</text:p>
          </table:table-cell>
          <table:table-cell table:formula="of:=([.G72]*[.J72]+[.H72]*[.I72])-MAX([.A72];[.A$85])" office:value-type="float" office:value="0">
            <text:p>0</text:p>
          </table:table-cell>
          <table:table-cell table:formula="of:=ABS([.G72]*[.I72]*[.C$85]-[.H72]*[.J72])-MIN([.B72];[.B$85])" office:value-type="float" office:value="0">
            <text:p>0</text:p>
          </table:table-cell>
          <table:table-cell table:formula="of:=[.G72]*[.I72]*[.C$85]+[.H72]*[.J72]-MAX([.B72];[.B$85])" office:value-type="float" office:value="0">
            <text:p>0</text:p>
          </table:table-cell>
          <table:table-cell table:formula="of:=[.H72]/[.G72]" office:value-type="float" office:value="1.87341772151899">
            <text:p>1,87</text:p>
          </table:table-cell>
          <table:table-cell table:formula="of:=[.J72]/[.I72]" office:value-type="float" office:value="3.58649093904448">
            <text:p>3,59</text:p>
          </table:table-cell>
          <table:table-cell table:number-columns-repeated="2"/>
        </table:table-row>
        <table:table-row table:style-name="ro1">
          <table:table-cell office:value-type="float" office:value="286047">
            <text:p>286047</text:p>
          </table:table-cell>
          <table:table-cell office:value-type="float" office:value="307597">
            <text:p>307597</text:p>
          </table:table-cell>
          <table:table-cell table:formula="of:=[.D73]*[.E73]*[.F73]" office:value-type="float" office:value="99029">
            <text:p>99029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227">
            <text:p>227</text:p>
          </table:table-cell>
          <table:table-cell office:value-type="float" office:value="811">
            <text:p>811</text:p>
          </table:table-cell>
          <table:table-cell office:value-type="float" office:value="2039">
            <text:p>2039</text:p>
          </table:table-cell>
          <table:table-cell table:formula="of:=[.J$85]/[.D73]/[.E73]/[.F73]" office:value-type="float" office:value="16654220">
            <text:p>16654220</text:p>
          </table:table-cell>
          <table:table-cell table:formula="of:=[.A73]*[.A73]*[.C$85]+[.B73]*[.B73]-[.J$85]" office:value-type="float" office:value="0">
            <text:p>0</text:p>
          </table:table-cell>
          <table:table-cell table:formula="of:=[.G73]*[.G73]*[.C$85]+[.H73]*[.H73]-[.D73]*[.E73]*[.F73]" office:value-type="float" office:value="0">
            <text:p>0</text:p>
          </table:table-cell>
          <table:table-cell table:formula="of:=ABS([.G73]*[.J73]-[.H73]*[.I73])-MIN([.A73];[.A$85])" office:value-type="float" office:value="0">
            <text:p>0</text:p>
          </table:table-cell>
          <table:table-cell table:formula="of:=([.G73]*[.J73]+[.H73]*[.I73])-MAX([.A73];[.A$85])" office:value-type="float" office:value="0">
            <text:p>0</text:p>
          </table:table-cell>
          <table:table-cell table:formula="of:=ABS([.G73]*[.I73]*[.C$85]-[.H73]*[.J73])-MIN([.B73];[.B$85])" office:value-type="float" office:value="0">
            <text:p>0</text:p>
          </table:table-cell>
          <table:table-cell table:formula="of:=[.G73]*[.I73]*[.C$85]+[.H73]*[.J73]-MAX([.B73];[.B$85])" office:value-type="float" office:value="0">
            <text:p>0</text:p>
          </table:table-cell>
          <table:table-cell table:formula="of:=[.H73]/[.G73]" office:value-type="float" office:value="4.54">
            <text:p>4,54</text:p>
          </table:table-cell>
          <table:table-cell table:formula="of:=[.J73]/[.I73]" office:value-type="float" office:value="2.51418002466091">
            <text:p>2,51</text:p>
          </table:table-cell>
          <table:table-cell table:number-columns-repeated="2"/>
        </table:table-row>
        <table:table-row table:style-name="ro1">
          <table:table-cell office:value-type="float" office:value="29679">
            <text:p>29679</text:p>
          </table:table-cell>
          <table:table-cell office:value-type="float" office:value="1277699">
            <text:p>1277699</text:p>
          </table:table-cell>
          <table:table-cell table:formula="of:=[.D74]*[.E74]*[.F74]" office:value-type="float" office:value="3332">
            <text:p>3332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style-name="ce3" office:value-type="float" office:value="5083">
            <text:p>5083</text:p>
          </table:table-cell>
          <table:table-cell table:style-name="ce3" office:value-type="float" office:value="2018">
            <text:p>2018</text:p>
          </table:table-cell>
          <table:table-cell table:formula="of:=[.J$85]/[.D74]/[.E74]/[.F74]" office:value-type="float" office:value="494973215">
            <text:p>494973215</text:p>
          </table:table-cell>
          <table:table-cell table:formula="of:=[.A74]*[.A74]*[.C$85]+[.B74]*[.B74]-[.J$85]" office:value-type="float" office:value="0">
            <text:p>0</text:p>
          </table:table-cell>
          <table:table-cell table:formula="of:=[.G74]*[.G74]*[.C$85]+[.H74]*[.H74]-[.D74]*[.E74]*[.F74]" office:value-type="float" office:value="0">
            <text:p>0</text:p>
          </table:table-cell>
          <table:table-cell table:formula="of:=ABS([.G74]*[.J74]-[.H74]*[.I74])-MIN([.A74];[.A$85])" office:value-type="float" office:value="0">
            <text:p>0</text:p>
          </table:table-cell>
          <table:table-cell table:formula="of:=([.G74]*[.J74]+[.H74]*[.I74])-MAX([.A74];[.A$85])" office:value-type="float" office:value="0">
            <text:p>0</text:p>
          </table:table-cell>
          <table:table-cell table:formula="of:=ABS([.G74]*[.I74]*[.C$85]-[.H74]*[.J74])-MIN([.B74];[.B$85])" office:value-type="float" office:value="0">
            <text:p>0</text:p>
          </table:table-cell>
          <table:table-cell table:formula="of:=[.G74]*[.I74]*[.C$85]+[.H74]*[.J74]-MAX([.B74];[.B$85])" office:value-type="float" office:value="0">
            <text:p>0</text:p>
          </table:table-cell>
          <table:table-cell table:formula="of:=[.H74]/[.G74]" office:value-type="float" office:value="0.846153846153846">
            <text:p>0,85</text:p>
          </table:table-cell>
          <table:table-cell table:formula="of:=[.J74]/[.I74]" office:value-type="float" office:value="0.397009639976392">
            <text:p>0,4</text:p>
          </table:table-cell>
          <table:table-cell table:number-columns-repeated="2"/>
        </table:table-row>
        <table:table-row table:style-name="ro1">
          <table:table-cell office:value-type="float" office:value="145533">
            <text:p>145533</text:p>
          </table:table-cell>
          <table:table-cell office:value-type="float" office:value="1116617">
            <text:p>1116617</text:p>
          </table:table-cell>
          <table:table-cell table:formula="of:=[.D75]*[.E75]*[.F75]" office:value-type="float" office:value="123281">
            <text:p>123281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80">
            <text:p>80</text:p>
          </table:table-cell>
          <table:table-cell office:value-type="float" office:value="41">
            <text:p>41</text:p>
          </table:table-cell>
          <table:table-cell office:value-type="float" office:value="773">
            <text:p>773</text:p>
          </table:table-cell>
          <table:table-cell office:value-type="float" office:value="1423">
            <text:p>1423</text:p>
          </table:table-cell>
          <table:table-cell table:formula="of:=[.J$85]/[.D75]/[.E75]/[.F75]" office:value-type="float" office:value="13377980">
            <text:p>13377980</text:p>
          </table:table-cell>
          <table:table-cell table:formula="of:=[.A75]*[.A75]*[.C$85]+[.B75]*[.B75]-[.J$85]" office:value-type="float" office:value="0">
            <text:p>0</text:p>
          </table:table-cell>
          <table:table-cell table:formula="of:=[.G75]*[.G75]*[.C$85]+[.H75]*[.H75]-[.D75]*[.E75]*[.F75]" office:value-type="float" office:value="0">
            <text:p>0</text:p>
          </table:table-cell>
          <table:table-cell table:formula="of:=ABS([.G75]*[.J75]-[.H75]*[.I75])-MIN([.A75];[.A$85])" office:value-type="float" office:value="0">
            <text:p>0</text:p>
          </table:table-cell>
          <table:table-cell table:formula="of:=([.G75]*[.J75]+[.H75]*[.I75])-MAX([.A75];[.A$85])" office:value-type="float" office:value="0">
            <text:p>0</text:p>
          </table:table-cell>
          <table:table-cell table:formula="of:=ABS([.G75]*[.I75]*[.C$85]-[.H75]*[.J75])-MIN([.B75];[.B$85])" office:value-type="float" office:value="0">
            <text:p>0</text:p>
          </table:table-cell>
          <table:table-cell table:formula="of:=[.G75]*[.I75]*[.C$85]+[.H75]*[.J75]-MAX([.B75];[.B$85])" office:value-type="float" office:value="0">
            <text:p>0</text:p>
          </table:table-cell>
          <table:table-cell table:formula="of:=[.H75]/[.G75]" office:value-type="float" office:value="0.5125">
            <text:p>0,51</text:p>
          </table:table-cell>
          <table:table-cell table:formula="of:=[.J75]/[.I75]" office:value-type="float" office:value="1.84087968952135">
            <text:p>1,84</text:p>
          </table:table-cell>
          <table:table-cell table:number-columns-repeated="2"/>
        </table:table-row>
        <table:table-row table:style-name="ro1">
          <table:table-cell office:value-type="float" office:value="151971">
            <text:p>151971</text:p>
          </table:table-cell>
          <table:table-cell office:value-type="float" office:value="1100201">
            <text:p>1100201</text:p>
          </table:table-cell>
          <table:table-cell table:formula="of:=[.D76]*[.E76]*[.F76]" office:value-type="float" office:value="23177">
            <text:p>23177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table:style-name="ce3" office:value-type="float" office:value="1919">
            <text:p>1919</text:p>
          </table:table-cell>
          <table:table-cell table:style-name="ce3" office:value-type="float" office:value="1091">
            <text:p>1091</text:p>
          </table:table-cell>
          <table:table-cell table:formula="of:=[.J$85]/[.D76]/[.E76]/[.F76]" office:value-type="float" office:value="71158940">
            <text:p>71158940</text:p>
          </table:table-cell>
          <table:table-cell table:formula="of:=[.A76]*[.A76]*[.C$85]+[.B76]*[.B76]-[.J$85]" office:value-type="float" office:value="0">
            <text:p>0</text:p>
          </table:table-cell>
          <table:table-cell table:formula="of:=[.G76]*[.G76]*[.C$85]+[.H76]*[.H76]-[.D76]*[.E76]*[.F76]" office:value-type="float" office:value="0">
            <text:p>0</text:p>
          </table:table-cell>
          <table:table-cell table:formula="of:=ABS([.G76]*[.J76]-[.H76]*[.I76])-MIN([.A76];[.A$85])" office:value-type="float" office:value="0">
            <text:p>0</text:p>
          </table:table-cell>
          <table:table-cell table:formula="of:=([.G76]*[.J76]+[.H76]*[.I76])-MAX([.A76];[.A$85])" office:value-type="float" office:value="0">
            <text:p>0</text:p>
          </table:table-cell>
          <table:table-cell table:formula="of:=ABS([.G76]*[.I76]*[.C$85]-[.H76]*[.J76])-MIN([.B76];[.B$85])" office:value-type="float" office:value="0">
            <text:p>0</text:p>
          </table:table-cell>
          <table:table-cell table:formula="of:=[.G76]*[.I76]*[.C$85]+[.H76]*[.J76]-MAX([.B76];[.B$85])" office:value-type="float" office:value="0">
            <text:p>0</text:p>
          </table:table-cell>
          <table:table-cell table:formula="of:=[.H76]/[.G76]" office:value-type="float" office:value="1.90625">
            <text:p>1,91</text:p>
          </table:table-cell>
          <table:table-cell table:formula="of:=[.J76]/[.I76]" office:value-type="float" office:value="0.56852527357999">
            <text:p>0,57</text:p>
          </table:table-cell>
          <table:table-cell table:number-columns-repeated="2"/>
        </table:table-row>
        <table:table-row table:style-name="ro1">
          <table:table-cell office:value-type="float" office:value="182151">
            <text:p>182151</text:p>
          </table:table-cell>
          <table:table-cell office:value-type="float" office:value="1009381">
            <text:p>1009381</text:p>
          </table:table-cell>
          <table:table-cell table:formula="of:=[.D77]*[.E77]*[.F77]" office:value-type="float" office:value="50813">
            <text:p>50813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103">
            <text:p>103</text:p>
          </table:table-cell>
          <table:table-cell office:value-type="float" office:value="1283">
            <text:p>1283</text:p>
          </table:table-cell>
          <table:table-cell office:value-type="float" office:value="1087">
            <text:p>1087</text:p>
          </table:table-cell>
          <table:table-cell table:formula="of:=[.J$85]/[.D77]/[.E77]/[.F77]" office:value-type="float" office:value="32457260">
            <text:p>32457260</text:p>
          </table:table-cell>
          <table:table-cell table:formula="of:=[.A77]*[.A77]*[.C$85]+[.B77]*[.B77]-[.J$85]" office:value-type="float" office:value="0">
            <text:p>0</text:p>
          </table:table-cell>
          <table:table-cell table:formula="of:=[.G77]*[.G77]*[.C$85]+[.H77]*[.H77]-[.D77]*[.E77]*[.F77]" office:value-type="float" office:value="0">
            <text:p>0</text:p>
          </table:table-cell>
          <table:table-cell table:formula="of:=ABS([.G77]*[.J77]-[.H77]*[.I77])-MIN([.A77];[.A$85])" office:value-type="float" office:value="0">
            <text:p>0</text:p>
          </table:table-cell>
          <table:table-cell table:formula="of:=([.G77]*[.J77]+[.H77]*[.I77])-MAX([.A77];[.A$85])" office:value-type="float" office:value="0">
            <text:p>0</text:p>
          </table:table-cell>
          <table:table-cell table:formula="of:=ABS([.G77]*[.I77]*[.C$85]-[.H77]*[.J77])-MIN([.B77];[.B$85])" office:value-type="float" office:value="0">
            <text:p>0</text:p>
          </table:table-cell>
          <table:table-cell table:formula="of:=[.G77]*[.I77]*[.C$85]+[.H77]*[.J77]-MAX([.B77];[.B$85])" office:value-type="float" office:value="0">
            <text:p>0</text:p>
          </table:table-cell>
          <table:table-cell table:formula="of:=[.H77]/[.G77]" office:value-type="float" office:value="2.23913043478261">
            <text:p>2,24</text:p>
          </table:table-cell>
          <table:table-cell table:formula="of:=[.J77]/[.I77]" office:value-type="float" office:value="0.847233047544817">
            <text:p>0,85</text:p>
          </table:table-cell>
          <table:table-cell table:number-columns-repeated="2"/>
        </table:table-row>
        <table:table-row table:style-name="ro1">
          <table:table-cell office:value-type="float" office:value="25609">
            <text:p>25609</text:p>
          </table:table-cell>
          <table:table-cell office:value-type="float" office:value="1279371">
            <text:p>1279371</text:p>
          </table:table-cell>
          <table:table-cell table:formula="of:=[.D78]*[.E78]*[.F78]" office:value-type="float" office:value="14335">
            <text:p>14335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449">
            <text:p>2449</text:p>
          </table:table-cell>
          <table:table-cell office:value-type="float" office:value="1047">
            <text:p>1047</text:p>
          </table:table-cell>
          <table:table-cell table:formula="of:=[.J$85]/[.D78]/[.E78]/[.F78]" office:value-type="float" office:value="115050628">
            <text:p>115050628</text:p>
          </table:table-cell>
          <table:table-cell table:formula="of:=[.A78]*[.A78]*[.C$85]+[.B78]*[.B78]-[.J$85]" office:value-type="float" office:value="0">
            <text:p>0</text:p>
          </table:table-cell>
          <table:table-cell table:formula="of:=[.G78]*[.G78]*[.C$85]+[.H78]*[.H78]-[.D78]*[.E78]*[.F78]" office:value-type="float" office:value="0">
            <text:p>0</text:p>
          </table:table-cell>
          <table:table-cell table:formula="of:=ABS([.G78]*[.J78]-[.H78]*[.I78])-MIN([.A78];[.A$85])" office:value-type="float" office:value="0">
            <text:p>0</text:p>
          </table:table-cell>
          <table:table-cell table:formula="of:=([.G78]*[.J78]+[.H78]*[.I78])-MAX([.A78];[.A$85])" office:value-type="float" office:value="0">
            <text:p>0</text:p>
          </table:table-cell>
          <table:table-cell table:formula="of:=ABS([.G78]*[.I78]*[.C$85]-[.H78]*[.J78])-MIN([.B78];[.B$85])" office:value-type="float" office:value="0">
            <text:p>0</text:p>
          </table:table-cell>
          <table:table-cell table:formula="of:=[.G78]*[.I78]*[.C$85]+[.H78]*[.J78]-MAX([.B78];[.B$85])" office:value-type="float" office:value="0">
            <text:p>0</text:p>
          </table:table-cell>
          <table:table-cell table:formula="of:=[.H78]/[.G78]" office:value-type="float" office:value="0.814814814814815">
            <text:p>0,81</text:p>
          </table:table-cell>
          <table:table-cell table:formula="of:=[.J78]/[.I78]" office:value-type="float" office:value="0.427521437321356">
            <text:p>0,43</text:p>
          </table:table-cell>
          <table:table-cell table:number-columns-repeated="2"/>
        </table:table-row>
        <table:table-row table:style-name="ro1">
          <table:table-cell office:value-type="float" office:value="253293">
            <text:p>253293</text:p>
          </table:table-cell>
          <table:table-cell office:value-type="float" office:value="655943">
            <text:p>655943</text:p>
          </table:table-cell>
          <table:table-cell table:formula="of:=[.D79]*[.E79]*[.F79]" office:value-type="float" office:value="209291">
            <text:p>209291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office:value-type="float" office:value="280">
            <text:p>280</text:p>
          </table:table-cell>
          <table:table-cell office:value-type="float" office:value="599">
            <text:p>599</text:p>
          </table:table-cell>
          <table:table-cell office:value-type="float" office:value="1031">
            <text:p>1031</text:p>
          </table:table-cell>
          <table:table-cell table:formula="of:=[.J$85]/[.D79]/[.E79]/[.F79]" office:value-type="float" office:value="7880180">
            <text:p>7880180</text:p>
          </table:table-cell>
          <table:table-cell table:formula="of:=[.A79]*[.A79]*[.C$85]+[.B79]*[.B79]-[.J$85]" office:value-type="float" office:value="0">
            <text:p>0</text:p>
          </table:table-cell>
          <table:table-cell table:formula="of:=[.G79]*[.G79]*[.C$85]+[.H79]*[.H79]-[.D79]*[.E79]*[.F79]" office:value-type="float" office:value="0">
            <text:p>0</text:p>
          </table:table-cell>
          <table:table-cell table:formula="of:=ABS([.G79]*[.J79]-[.H79]*[.I79])-MIN([.A79];[.A$85])" office:value-type="float" office:value="0">
            <text:p>0</text:p>
          </table:table-cell>
          <table:table-cell table:formula="of:=([.G79]*[.J79]+[.H79]*[.I79])-MAX([.A79];[.A$85])" office:value-type="float" office:value="0">
            <text:p>0</text:p>
          </table:table-cell>
          <table:table-cell table:formula="of:=ABS([.G79]*[.I79]*[.C$85]-[.H79]*[.J79])-MIN([.B79];[.B$85])" office:value-type="float" office:value="0">
            <text:p>0</text:p>
          </table:table-cell>
          <table:table-cell table:formula="of:=[.G79]*[.I79]*[.C$85]+[.H79]*[.J79]-MAX([.B79];[.B$85])" office:value-type="float" office:value="0">
            <text:p>0</text:p>
          </table:table-cell>
          <table:table-cell table:formula="of:=[.H79]/[.G79]" office:value-type="float" office:value="3.37349397590361">
            <text:p>3,37</text:p>
          </table:table-cell>
          <table:table-cell table:formula="of:=[.J79]/[.I79]" office:value-type="float" office:value="1.7212020033389">
            <text:p>1,72</text:p>
          </table:table-cell>
          <table:table-cell table:number-columns-repeated="2"/>
        </table:table-row>
        <table:table-row table:style-name="ro1">
          <table:table-cell office:value-type="float" office:value="133197">
            <text:p>133197</text:p>
          </table:table-cell>
          <table:table-cell office:value-type="float" office:value="1145497">
            <text:p>1145497</text:p>
          </table:table-cell>
          <table:table-cell table:formula="of:=[.D80]*[.E80]*[.F80]" office:value-type="float" office:value="13724">
            <text:p>13724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2504">
            <text:p>2504</text:p>
          </table:table-cell>
          <table:table-cell office:value-type="float" office:value="1021">
            <text:p>1021</text:p>
          </table:table-cell>
          <table:table-cell table:formula="of:=[.J$85]/[.D80]/[.E80]/[.F80]" office:value-type="float" office:value="120172745">
            <text:p>120172745</text:p>
          </table:table-cell>
          <table:table-cell table:formula="of:=[.A80]*[.A80]*[.C$85]+[.B80]*[.B80]-[.J$85]" office:value-type="float" office:value="0">
            <text:p>0</text:p>
          </table:table-cell>
          <table:table-cell table:formula="of:=[.G80]*[.G80]*[.C$85]+[.H80]*[.H80]-[.D80]*[.E80]*[.F80]" office:value-type="float" office:value="0">
            <text:p>0</text:p>
          </table:table-cell>
          <table:table-cell table:formula="of:=ABS([.G80]*[.J80]-[.H80]*[.I80])-MIN([.A80];[.A$85])" office:value-type="float" office:value="0">
            <text:p>0</text:p>
          </table:table-cell>
          <table:table-cell table:formula="of:=([.G80]*[.J80]+[.H80]*[.I80])-MAX([.A80];[.A$85])" office:value-type="float" office:value="0">
            <text:p>0</text:p>
          </table:table-cell>
          <table:table-cell table:formula="of:=ABS([.G80]*[.I80]*[.C$85]-[.H80]*[.J80])-MIN([.B80];[.B$85])" office:value-type="float" office:value="0">
            <text:p>0</text:p>
          </table:table-cell>
          <table:table-cell table:formula="of:=[.G80]*[.I80]*[.C$85]+[.H80]*[.J80]-MAX([.B80];[.B$85])" office:value-type="float" office:value="0">
            <text:p>0</text:p>
          </table:table-cell>
          <table:table-cell table:formula="of:=[.H80]/[.G80]" office:value-type="float" office:value="1.72">
            <text:p>1,72</text:p>
          </table:table-cell>
          <table:table-cell table:formula="of:=[.J80]/[.I80]" office:value-type="float" office:value="0.407747603833866">
            <text:p>0,41</text:p>
          </table:table-cell>
          <table:table-cell table:number-columns-repeated="2"/>
        </table:table-row>
        <table:table-row table:style-name="ro1">
          <table:table-cell office:value-type="float" office:value="38309">
            <text:p>38309</text:p>
          </table:table-cell>
          <table:table-cell office:value-type="float" office:value="1273329">
            <text:p>1273329</text:p>
          </table:table-cell>
          <table:table-cell table:formula="of:=[.D81]*[.E81]*[.F81]" office:value-type="float" office:value="10492">
            <text:p>10492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868">
            <text:p>2868</text:p>
          </table:table-cell>
          <table:table-cell office:value-type="float" office:value="953">
            <text:p>953</text:p>
          </table:table-cell>
          <table:table-cell table:formula="of:=[.J$85]/[.D81]/[.E81]/[.F81]" office:value-type="float" office:value="157191265">
            <text:p>157191265</text:p>
          </table:table-cell>
          <table:table-cell table:formula="of:=[.A81]*[.A81]*[.C$85]+[.B81]*[.B81]-[.J$85]" office:value-type="float" office:value="0">
            <text:p>0</text:p>
          </table:table-cell>
          <table:table-cell table:formula="of:=[.G81]*[.G81]*[.C$85]+[.H81]*[.H81]-[.D81]*[.E81]*[.F81]" office:value-type="float" office:value="0">
            <text:p>0</text:p>
          </table:table-cell>
          <table:table-cell table:formula="of:=ABS([.G81]*[.J81]-[.H81]*[.I81])-MIN([.A81];[.A$85])" office:value-type="float" office:value="0">
            <text:p>0</text:p>
          </table:table-cell>
          <table:table-cell table:formula="of:=([.G81]*[.J81]+[.H81]*[.I81])-MAX([.A81];[.A$85])" office:value-type="float" office:value="0">
            <text:p>0</text:p>
          </table:table-cell>
          <table:table-cell table:formula="of:=ABS([.G81]*[.I81]*[.C$85]-[.H81]*[.J81])-MIN([.B81];[.B$85])" office:value-type="float" office:value="0">
            <text:p>0</text:p>
          </table:table-cell>
          <table:table-cell table:formula="of:=[.G81]*[.I81]*[.C$85]+[.H81]*[.J81]-MAX([.B81];[.B$85])" office:value-type="float" office:value="0">
            <text:p>0</text:p>
          </table:table-cell>
          <table:table-cell table:formula="of:=[.H81]/[.G81]" office:value-type="float" office:value="0.91304347826087">
            <text:p>0,91</text:p>
          </table:table-cell>
          <table:table-cell table:formula="of:=[.J81]/[.I81]" office:value-type="float" office:value="0.332287308228731">
            <text:p>0,33</text:p>
          </table:table-cell>
          <table:table-cell table:number-columns-repeated="2"/>
        </table:table-row>
        <table:table-row table:style-name="ro1">
          <table:table-cell office:value-type="float" office:value="9319">
            <text:p>9319</text:p>
          </table:table-cell>
          <table:table-cell office:value-type="float" office:value="1283589">
            <text:p>1283589</text:p>
          </table:table-cell>
          <table:table-cell table:formula="of:=[.D82]*[.E82]*[.F82]" office:value-type="float" office:value="34357">
            <text:p>34357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table:style-name="ce3" office:value-type="float" office:value="1577">
            <text:p>1577</text:p>
          </table:table-cell>
          <table:table-cell table:style-name="ce3" office:value-type="float" office:value="867">
            <text:p>867</text:p>
          </table:table-cell>
          <table:table-cell table:formula="of:=[.J$85]/[.D82]/[.E82]/[.F82]" office:value-type="float" office:value="48003340">
            <text:p>48003340</text:p>
          </table:table-cell>
          <table:table-cell table:formula="of:=[.A82]*[.A82]*[.C$85]+[.B82]*[.B82]-[.J$85]" office:value-type="float" office:value="0">
            <text:p>0</text:p>
          </table:table-cell>
          <table:table-cell table:formula="of:=[.G82]*[.G82]*[.C$85]+[.H82]*[.H82]-[.D82]*[.E82]*[.F82]" office:value-type="float" office:value="0">
            <text:p>0</text:p>
          </table:table-cell>
          <table:table-cell table:formula="of:=ABS([.G82]*[.J82]-[.H82]*[.I82])-MIN([.A82];[.A$85])" office:value-type="float" office:value="0">
            <text:p>0</text:p>
          </table:table-cell>
          <table:table-cell table:formula="of:=([.G82]*[.J82]+[.H82]*[.I82])-MAX([.A82];[.A$85])" office:value-type="float" office:value="0">
            <text:p>0</text:p>
          </table:table-cell>
          <table:table-cell table:formula="of:=ABS([.G82]*[.I82]*[.C$85]-[.H82]*[.J82])-MIN([.B82];[.B$85])" office:value-type="float" office:value="0">
            <text:p>0</text:p>
          </table:table-cell>
          <table:table-cell table:formula="of:=[.G82]*[.I82]*[.C$85]+[.H82]*[.J82]-MAX([.B82];[.B$85])" office:value-type="float" office:value="0">
            <text:p>0</text:p>
          </table:table-cell>
          <table:table-cell table:formula="of:=[.H82]/[.G82]" office:value-type="float" office:value="0.69047619047619">
            <text:p>0,69</text:p>
          </table:table-cell>
          <table:table-cell table:formula="of:=[.J82]/[.I82]" office:value-type="float" office:value="0.549778059606848">
            <text:p>0,55</text:p>
          </table:table-cell>
          <table:table-cell table:number-columns-repeated="2"/>
        </table:table-row>
        <table:table-row table:style-name="ro1">
          <table:table-cell office:value-type="float" office:value="72249">
            <text:p>72249</text:p>
          </table:table-cell>
          <table:table-cell office:value-type="float" office:value="1245019">
            <text:p>1245019</text:p>
          </table:table-cell>
          <table:table-cell table:formula="of:=[.D83]*[.E83]*[.F83]" office:value-type="float" office:value="48983">
            <text:p>48983</text:p>
          </table:table-cell>
          <table:table-cell office:value-type="float" office:value="73">
            <text:p>73</text:p>
          </table:table-cell>
          <table:table-cell office:value-type="float" office:value="61">
            <text:p>61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float" office:value="1331">
            <text:p>1331</text:p>
          </table:table-cell>
          <table:table-cell office:value-type="float" office:value="101">
            <text:p>101</text:p>
          </table:table-cell>
          <table:table-cell table:formula="of:=[.J$85]/[.D83]/[.E83]/[.F83]" office:value-type="float" office:value="33669860">
            <text:p>33669860</text:p>
          </table:table-cell>
          <table:table-cell table:formula="of:=[.A83]*[.A83]*[.C$85]+[.B83]*[.B83]-[.J$85]" office:value-type="float" office:value="0">
            <text:p>0</text:p>
          </table:table-cell>
          <table:table-cell table:formula="of:=[.G83]*[.G83]*[.C$85]+[.H83]*[.H83]-[.D83]*[.E83]*[.F83]" office:value-type="float" office:value="0">
            <text:p>0</text:p>
          </table:table-cell>
          <table:table-cell table:formula="of:=ABS([.G83]*[.J83]-[.H83]*[.I83])-MIN([.A83];[.A$85])" office:value-type="float" office:value="0">
            <text:p>0</text:p>
          </table:table-cell>
          <table:table-cell table:formula="of:=([.G83]*[.J83]+[.H83]*[.I83])-MAX([.A83];[.A$85])" office:value-type="float" office:value="0">
            <text:p>0</text:p>
          </table:table-cell>
          <table:table-cell table:formula="of:=ABS([.G83]*[.I83]*[.C$85]-[.H83]*[.J83])-MIN([.B83];[.B$85])" office:value-type="float" office:value="0">
            <text:p>0</text:p>
          </table:table-cell>
          <table:table-cell table:formula="of:=[.G83]*[.I83]*[.C$85]+[.H83]*[.J83]-MAX([.B83];[.B$85])" office:value-type="float" office:value="0">
            <text:p>0</text:p>
          </table:table-cell>
          <table:table-cell table:formula="of:=[.H83]/[.G83]" office:value-type="float" office:value="1.18367346938776">
            <text:p>1,18</text:p>
          </table:table-cell>
          <table:table-cell table:formula="of:=[.J83]/[.I83]" office:value-type="float" office:value="0.0758827948910594">
            <text:p>0,08</text:p>
          </table:table-cell>
          <table:table-cell table:number-columns-repeated="2"/>
        </table:table-row>
        <table:table-row table:style-name="ro1">
          <table:table-cell office:value-type="float" office:value="68053">
            <text:p>68053</text:p>
          </table:table-cell>
          <table:table-cell office:value-type="float" office:value="1249503">
            <text:p>1249503</text:p>
          </table:table-cell>
          <table:table-cell table:formula="of:=[.D84]*[.E84]*[.F84]" office:value-type="float" office:value="153811">
            <text:p>153811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751">
            <text:p>751</text:p>
          </table:table-cell>
          <table:table-cell office:value-type="float" office:value="81">
            <text:p>81</text:p>
          </table:table-cell>
          <table:table-cell table:formula="of:=[.J$85]/[.D84]/[.E84]/[.F84]" office:value-type="float" office:value="10722580">
            <text:p>10722580</text:p>
          </table:table-cell>
          <table:table-cell table:formula="of:=[.A84]*[.A84]*[.C$85]+[.B84]*[.B84]-[.J$85]" office:value-type="float" office:value="0">
            <text:p>0</text:p>
          </table:table-cell>
          <table:table-cell table:formula="of:=[.G84]*[.G84]*[.C$85]+[.H84]*[.H84]-[.D84]*[.E84]*[.F84]" office:value-type="float" office:value="0">
            <text:p>0</text:p>
          </table:table-cell>
          <table:table-cell table:formula="of:=ABS([.G84]*[.J84]-[.H84]*[.I84])-MIN([.A84];[.A$85])" office:value-type="float" office:value="0">
            <text:p>0</text:p>
          </table:table-cell>
          <table:table-cell table:formula="of:=([.G84]*[.J84]+[.H84]*[.I84])-MAX([.A84];[.A$85])" office:value-type="float" office:value="0">
            <text:p>0</text:p>
          </table:table-cell>
          <table:table-cell table:formula="of:=ABS([.G84]*[.I84]*[.C$85]-[.H84]*[.J84])-MIN([.B84];[.B$85])" office:value-type="float" office:value="0">
            <text:p>0</text:p>
          </table:table-cell>
          <table:table-cell table:formula="of:=[.G84]*[.I84]*[.C$85]+[.H84]*[.J84]-MAX([.B84];[.B$85])" office:value-type="float" office:value="0">
            <text:p>0</text:p>
          </table:table-cell>
          <table:table-cell table:formula="of:=[.H84]/[.G84]" office:value-type="float" office:value="1.14942528735632">
            <text:p>1,15</text:p>
          </table:table-cell>
          <table:table-cell table:formula="of:=[.J84]/[.I84]" office:value-type="float" office:value="0.107856191744341">
            <text:p>0,11</text:p>
          </table:table-cell>
          <table:table-cell table:number-columns-repeated="2"/>
        </table:table-row>
        <table:table-row table:style-name="ro1">
          <table:table-cell office:value-type="float" office:value="82147">
            <text:p>82147</text:p>
          </table:table-cell>
          <table:table-cell office:value-type="float" office:value="1233303">
            <text:p>1233303</text:p>
          </table:table-cell>
          <table:table-cell table:style-name="Default" office:value-type="float" office:value="19">
            <text:p>19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style-name="Default" office:value-type="float" office:value="1649250752380">
            <text:p>1649250752380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3"/>
          <table:table-cell/>
          <table:table-cell table:style-name="ce4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Raaah, malgré les vérifications il y a eu UN découpage erroné (et passé à la trappe de la vérification, qui était pourtant bienvenue pour les 84 autres) :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277381 =&gt; 277581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431439 =&gt; 430439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Erreurs d'associations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15237,1282513 et 279057,411907 : échange de 44591 et 35819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206779,914799 et 167009,1057971 : échange 748 et 2068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173867,1036767 et 266423,548277 : échange de 3655 et 10105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Erreur de copie puis erreur d'association :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266423,548277 : 13115 pour 10105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Erreurs de copie :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234427,777873 : 15695 pour 17155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99903,1208147 : 13651 pour 75701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S84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4">04/04/2020</text:date>, <text:time>15:0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21H33M4S</meta:editing-duration>
    <meta:editing-cycles>247</meta:editing-cycles>
    <meta:generator>OpenOffice/4.1.7$Win32 OpenOffice.org_project/417m1$Build-9800</meta:generator>
    <dc:date>2020-04-04T15:03:54.87</dc:date>
    <meta:document-statistic meta:table-count="3" meta:cell-count="1612" meta:object-count="0"/>
    <meta:user-defined meta:name="Info 1"/>
    <meta:user-defined meta:name="Info 2"/>
    <meta:user-defined meta:name="Info 3"/>
    <meta:user-defined meta:name="Info 4"/>
  </office:meta>
</office:document-meta>
</file>

<file path=Basic/Standard/Tambouille.xml><?xml version="1.0" encoding="utf-8"?>
<!DOCTYPE module  PUBLIC '-//OpenOffice.org//DTD OfficeDocument 1.0//EN'  'module.dtd'>
<script:module xmlns:script="http://openoffice.org/2000/script" script:name="Tambouille" script:language="StarBasic">REM  *****  BASIC  *****

Sub Main

End Sub



 'Vaut 1 si p1 % pmod = pattendu, vaut 0 sinon
	function correctMod(p1,pmod,pattendu) as integer
			if (p1 MOD pmod = pattendu) then
				correctMod = 1
			else
				correctMod = 0
			end if
	end function

 'Il doit y avoir un nombre d'entiers pair congrus à 1 mod 4 
	function integrite(p1,p2,p3) as integer
		l_code = correctMod(p1,4,1)+correctMod(p2,4,1)+correctMod(p3,4,1)
		'l_code = correctMod(p1;4;1)+correctMod(p2;4;1)+correctMod(p3;4;1)
		if (l_code MOD 2 = 1) then
			integrite = 1
		else
			integrite = -1
		endif
	end function
	
	'Il doit y avoir un nombre d'entiers pair congrus à 1 mod 6
	function parite(p1,p2,p3) as integer
		l_code = correctMod(p1,6,1)+correctMod(p2,6,1)+correctMod(p3,6,1)
		parite = l_code MOD 2
	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ambouil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